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ffa6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5472in" svg:y="19.2209in">
            <draw:object draw:notify-on-update-of-ranges="Sheet1.A111:Sheet1.A130 Sheet1.F111:Sheet1.F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3925in" svg:height="6.2957in" svg:x="9.5504in" svg:y="23.885in">
            <draw:object draw:notify-on-update-of-ranges="Sheet1.A137:Sheet1.A236 Sheet1.F137:Sheet1.F2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ALTIME SPEED</text:p>
          </table:table-cell>
          <table:table-cell table:style-name="ce1" table:number-columns-repeated="2"/>
          <table:table-cell table:style-name="ce2" table:number-columns-repeated="5"/>
          <table:table-cell table:number-columns-repeated="3"/>
        </table:table-row>
        <table:table-row table:style-name="ro1">
          <table:table-cell table:style-name="ce1" table:number-columns-repeated="5"/>
          <table:table-cell table:style-name="ce2"/>
          <table:table-cell table:style-name="ce2" office:value-type="string" calcext:value-type="string">
            <text:p>GENERIC SPEED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NITIAL PERCENTAGE</text:p>
          </table:table-cell>
          <table:table-cell table:style-name="ce1"/>
          <table:table-cell table:style-name="ce1" office:value-type="string" calcext:value-type="string">
            <text:p>SPE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ELAY</text:p>
          </table:table-cell>
          <table:table-cell table:style-name="ce2" office:value-type="string" calcext:value-type="string">
            <text:p>INITIAL PERCENTAG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float" office:value="5.547468" calcext:value-type="float">
            <text:p>5.547468</text:p>
          </table:table-cell>
          <table:table-cell office:value-type="float" office:value="-0.002767" calcext:value-type="float">
            <text:p>-0.002767</text:p>
          </table:table-cell>
          <table:table-cell office:value-type="float" office:value="0.308171" calcext:value-type="float">
            <text:p>0.308171</text:p>
          </table:table-cell>
          <table:table-cell/>
          <table:table-cell office:value-type="float" office:value="140.424426" calcext:value-type="float">
            <text:p>140.424426</text:p>
          </table:table-cell>
          <table:table-cell table:style-name="ce2" office:value-type="float" office:value="5.036451" calcext:value-type="float">
            <text:p>5.036451</text:p>
          </table:table-cell>
          <table:table-cell table:style-name="ce2" office:value-type="float" office:value="1.056427" calcext:value-type="float">
            <text:p>1.05642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23.570125" calcext:value-type="float">
            <text:p>223.570125</text:p>
          </table:table-cell>
          <table:table-cell table:number-columns-repeated="3"/>
        </table:table-row>
        <table:table-row table:style-name="ro1">
          <table:table-cell office:value-type="float" office:value="8.171483" calcext:value-type="float">
            <text:p>8.171483</text:p>
          </table:table-cell>
          <table:table-cell office:value-type="float" office:value="-0.007885" calcext:value-type="float">
            <text:p>-0.007885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9.964169" calcext:value-type="float">
            <text:p>129.964169</text:p>
          </table:table-cell>
          <table:table-cell table:style-name="ce2" office:value-type="float" office:value="4.980581" calcext:value-type="float">
            <text:p>4.980581</text:p>
          </table:table-cell>
          <table:table-cell table:style-name="ce2" office:value-type="float" office:value="1.04297" calcext:value-type="float">
            <text:p>1.04297</text:p>
          </table:table-cell>
          <table:table-cell table:style-name="ce2" office:value-type="float" office:value="0.011545" calcext:value-type="float">
            <text:p>0.011545</text:p>
          </table:table-cell>
          <table:table-cell table:style-name="ce2"/>
          <table:table-cell table:style-name="ce2" office:value-type="float" office:value="223.467903" calcext:value-type="float">
            <text:p>223.467903</text:p>
          </table:table-cell>
          <table:table-cell table:number-columns-repeated="3"/>
        </table:table-row>
        <table:table-row table:style-name="ro1">
          <table:table-cell office:value-type="float" office:value="8.130632" calcext:value-type="float">
            <text:p>8.13063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71048" calcext:value-type="float">
            <text:p>0.071048</text:p>
          </table:table-cell>
          <table:table-cell/>
          <table:table-cell office:value-type="float" office:value="128.649287" calcext:value-type="float">
            <text:p>128.649287</text:p>
          </table:table-cell>
          <table:table-cell table:style-name="ce2" office:value-type="float" office:value="4.97797" calcext:value-type="float">
            <text:p>4.97797</text:p>
          </table:table-cell>
          <table:table-cell table:style-name="ce2" office:value-type="float" office:value="1.042659" calcext:value-type="float">
            <text:p>1.042659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87766" calcext:value-type="float">
            <text:p>224.187766</text:p>
          </table:table-cell>
          <table:table-cell table:number-columns-repeated="3"/>
        </table:table-row>
        <table:table-row table:style-name="ro1">
          <table:table-cell office:value-type="float" office:value="8.796829" calcext:value-type="float">
            <text:p>8.796829</text:p>
          </table:table-cell>
          <table:table-cell office:value-type="float" office:value="-0.007287" calcext:value-type="float">
            <text:p>-0.007287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0.838998" calcext:value-type="float">
            <text:p>120.838998</text:p>
          </table:table-cell>
          <table:table-cell table:style-name="ce2" office:value-type="float" office:value="5.977608" calcext:value-type="float">
            <text:p>5.977608</text:p>
          </table:table-cell>
          <table:table-cell table:style-name="ce2" office:value-type="float" office:value="1.933847" calcext:value-type="float">
            <text:p>1.933847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187.031335" calcext:value-type="float">
            <text:p>187.031335</text:p>
          </table:table-cell>
          <table:table-cell table:number-columns-repeated="3"/>
        </table:table-row>
        <table:table-row table:style-name="ro1">
          <table:table-cell office:value-type="float" office:value="8.370889" calcext:value-type="float">
            <text:p>8.370889</text:p>
          </table:table-cell>
          <table:table-cell office:value-type="float" office:value="-0.001121" calcext:value-type="float">
            <text:p>-0.001121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8.182324" calcext:value-type="float">
            <text:p>128.182324</text:p>
          </table:table-cell>
          <table:table-cell table:style-name="ce2" office:value-type="float" office:value="4.96963" calcext:value-type="float">
            <text:p>4.96963</text:p>
          </table:table-cell>
          <table:table-cell table:style-name="ce2" office:value-type="float" office:value="1.020237" calcext:value-type="float">
            <text:p>1.020237</text:p>
          </table:table-cell>
          <table:table-cell table:style-name="ce2" office:value-type="float" office:value="0.002664" calcext:value-type="float">
            <text:p>0.002664</text:p>
          </table:table-cell>
          <table:table-cell table:style-name="ce2"/>
          <table:table-cell table:style-name="ce2" office:value-type="float" office:value="225.972557" calcext:value-type="float">
            <text:p>225.972557</text:p>
          </table:table-cell>
          <table:table-cell table:number-columns-repeated="3"/>
        </table:table-row>
        <table:table-row table:style-name="ro1">
          <table:table-cell office:value-type="float" office:value="8.018213" calcext:value-type="float">
            <text:p>8.018213</text:p>
          </table:table-cell>
          <table:table-cell office:value-type="float" office:value="-0.000555" calcext:value-type="float">
            <text:p>-0.000555</text:p>
          </table:table-cell>
          <table:table-cell office:value-type="float" office:value="0.103908" calcext:value-type="float">
            <text:p>0.103908</text:p>
          </table:table-cell>
          <table:table-cell/>
          <table:table-cell office:value-type="float" office:value="125.838512" calcext:value-type="float">
            <text:p>125.838512</text:p>
          </table:table-cell>
          <table:table-cell table:style-name="ce2" office:value-type="float" office:value="5.964339" calcext:value-type="float">
            <text:p>5.964339</text:p>
          </table:table-cell>
          <table:table-cell table:style-name="ce2" office:value-type="float" office:value="1.935051" calcext:value-type="float">
            <text:p>1.935051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782753" calcext:value-type="float">
            <text:p>187.782753</text:p>
          </table:table-cell>
          <table:table-cell table:number-columns-repeated="3"/>
        </table:table-row>
        <table:table-row table:style-name="ro1">
          <table:table-cell office:value-type="float" office:value="8.049437" calcext:value-type="float">
            <text:p>8.049437</text:p>
          </table:table-cell>
          <table:table-cell office:value-type="float" office:value="-0.007103" calcext:value-type="float">
            <text:p>-0.007103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4.729219" calcext:value-type="float">
            <text:p>124.729219</text:p>
          </table:table-cell>
          <table:table-cell table:style-name="ce2" office:value-type="float" office:value="4.978187" calcext:value-type="float">
            <text:p>4.978187</text:p>
          </table:table-cell>
          <table:table-cell table:style-name="ce2" office:value-type="float" office:value="1.01179" calcext:value-type="float">
            <text:p>1.01179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378871" calcext:value-type="float">
            <text:p>224.378871</text:p>
          </table:table-cell>
          <table:table-cell table:number-columns-repeated="3"/>
        </table:table-row>
        <table:table-row table:style-name="ro1">
          <table:table-cell office:value-type="float" office:value="7.794497" calcext:value-type="float">
            <text:p>7.794497</text:p>
          </table:table-cell>
          <table:table-cell office:value-type="float" office:value="-0.006333" calcext:value-type="float">
            <text:p>-0.006333</text:p>
          </table:table-cell>
          <table:table-cell office:value-type="float" office:value="0.079929" calcext:value-type="float">
            <text:p>0.079929</text:p>
          </table:table-cell>
          <table:table-cell/>
          <table:table-cell office:value-type="float" office:value="132.914285" calcext:value-type="float">
            <text:p>132.914285</text:p>
          </table:table-cell>
          <table:table-cell table:style-name="ce2" office:value-type="float" office:value="4.979621" calcext:value-type="float">
            <text:p>4.979621</text:p>
          </table:table-cell>
          <table:table-cell table:style-name="ce2" office:value-type="float" office:value="1.016185" calcext:value-type="float">
            <text:p>1.016185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912626" calcext:value-type="float">
            <text:p>223.912626</text:p>
          </table:table-cell>
          <table:table-cell table:number-columns-repeated="3"/>
        </table:table-row>
        <table:table-row table:style-name="ro1">
          <table:table-cell office:value-type="float" office:value="8.154873" calcext:value-type="float">
            <text:p>8.154873</text:p>
          </table:table-cell>
          <table:table-cell office:value-type="float" office:value="-0.00486" calcext:value-type="float">
            <text:p>-0.00486</text:p>
          </table:table-cell>
          <table:table-cell office:value-type="float" office:value="0.034636" calcext:value-type="float">
            <text:p>0.034636</text:p>
          </table:table-cell>
          <table:table-cell/>
          <table:table-cell office:value-type="float" office:value="133.294532" calcext:value-type="float">
            <text:p>133.294532</text:p>
          </table:table-cell>
          <table:table-cell table:style-name="ce2" office:value-type="float" office:value="4.976433" calcext:value-type="float">
            <text:p>4.976433</text:p>
          </table:table-cell>
          <table:table-cell table:style-name="ce2" office:value-type="float" office:value="1.007146" calcext:value-type="float">
            <text:p>1.007146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57958" calcext:value-type="float">
            <text:p>224.457958</text:p>
          </table:table-cell>
          <table:table-cell table:number-columns-repeated="3"/>
        </table:table-row>
        <table:table-row table:style-name="ro1">
          <table:table-cell office:value-type="float" office:value="8.51821" calcext:value-type="float">
            <text:p>8.51821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54174" calcext:value-type="float">
            <text:p>0.054174</text:p>
          </table:table-cell>
          <table:table-cell/>
          <table:table-cell office:value-type="float" office:value="125.026268" calcext:value-type="float">
            <text:p>125.026268</text:p>
          </table:table-cell>
          <table:table-cell table:style-name="ce2" office:value-type="float" office:value="4.968849" calcext:value-type="float">
            <text:p>4.968849</text:p>
          </table:table-cell>
          <table:table-cell table:style-name="ce2" office:value-type="float" office:value="1.053189" calcext:value-type="float">
            <text:p>1.053189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226.410586" calcext:value-type="float">
            <text:p>226.410586</text:p>
          </table:table-cell>
          <table:table-cell table:number-columns-repeated="3"/>
        </table:table-row>
        <table:table-row table:style-name="ro1">
          <table:table-cell office:value-type="float" office:value="7.862108" calcext:value-type="float">
            <text:p>7.862108</text:p>
          </table:table-cell>
          <table:table-cell office:value-type="float" office:value="-0.007364" calcext:value-type="float">
            <text:p>-0.007364</text:p>
          </table:table-cell>
          <table:table-cell office:value-type="float" office:value="0.108348" calcext:value-type="float">
            <text:p>0.108348</text:p>
          </table:table-cell>
          <table:table-cell/>
          <table:table-cell office:value-type="float" office:value="127.70112" calcext:value-type="float">
            <text:p>127.70112</text:p>
          </table:table-cell>
          <table:table-cell table:style-name="ce2" office:value-type="float" office:value="5.962414" calcext:value-type="float">
            <text:p>5.962414</text:p>
          </table:table-cell>
          <table:table-cell table:style-name="ce2" office:value-type="float" office:value="1.931646" calcext:value-type="float">
            <text:p>1.931646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/>
          <table:table-cell table:style-name="ce2" office:value-type="float" office:value="188.011097" calcext:value-type="float">
            <text:p>188.011097</text:p>
          </table:table-cell>
          <table:table-cell table:number-columns-repeated="3"/>
        </table:table-row>
        <table:table-row table:style-name="ro1">
          <table:table-cell office:value-type="float" office:value="8.087092" calcext:value-type="float">
            <text:p>8.087092</text:p>
          </table:table-cell>
          <table:table-cell office:value-type="float" office:value="-0.006835" calcext:value-type="float">
            <text:p>-0.006835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25.755959" calcext:value-type="float">
            <text:p>125.755959</text:p>
          </table:table-cell>
          <table:table-cell table:style-name="ce2" office:value-type="float" office:value="4.989572" calcext:value-type="float">
            <text:p>4.989572</text:p>
          </table:table-cell>
          <table:table-cell table:style-name="ce2" office:value-type="float" office:value="1.003121" calcext:value-type="float">
            <text:p>1.003121</text:p>
          </table:table-cell>
          <table:table-cell table:style-name="ce2" office:value-type="float" office:value="0.006217" calcext:value-type="float">
            <text:p>0.006217</text:p>
          </table:table-cell>
          <table:table-cell table:style-name="ce2"/>
          <table:table-cell table:style-name="ce2" office:value-type="float" office:value="224.267731" calcext:value-type="float">
            <text:p>224.267731</text:p>
          </table:table-cell>
          <table:table-cell table:number-columns-repeated="3"/>
        </table:table-row>
        <table:table-row table:style-name="ro1">
          <table:table-cell office:value-type="float" office:value="8.019089" calcext:value-type="float">
            <text:p>8.019089</text:p>
          </table:table-cell>
          <table:table-cell office:value-type="float" office:value="-0.006443" calcext:value-type="float">
            <text:p>-0.006443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937567" calcext:value-type="float">
            <text:p>130.937567</text:p>
          </table:table-cell>
          <table:table-cell table:style-name="ce2" office:value-type="float" office:value="4.976862" calcext:value-type="float">
            <text:p>4.976862</text:p>
          </table:table-cell>
          <table:table-cell table:style-name="ce2" office:value-type="float" office:value="1.023661" calcext:value-type="float">
            <text:p>1.023661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4.036755" calcext:value-type="float">
            <text:p>224.036755</text:p>
          </table:table-cell>
          <table:table-cell table:number-columns-repeated="3"/>
        </table:table-row>
        <table:table-row table:style-name="ro1">
          <table:table-cell office:value-type="float" office:value="8.630762" calcext:value-type="float">
            <text:p>8.630762</text:p>
          </table:table-cell>
          <table:table-cell office:value-type="float" office:value="-0.003469" calcext:value-type="float">
            <text:p>-0.003469</text:p>
          </table:table-cell>
          <table:table-cell office:value-type="float" office:value="0.031083" calcext:value-type="float">
            <text:p>0.031083</text:p>
          </table:table-cell>
          <table:table-cell/>
          <table:table-cell office:value-type="float" office:value="126.408308" calcext:value-type="float">
            <text:p>126.408308</text:p>
          </table:table-cell>
          <table:table-cell table:style-name="ce2" office:value-type="float" office:value="4.979215" calcext:value-type="float">
            <text:p>4.979215</text:p>
          </table:table-cell>
          <table:table-cell table:style-name="ce2" office:value-type="float" office:value="1.016455" calcext:value-type="float">
            <text:p>1.016455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3172" calcext:value-type="float">
            <text:p>224.13172</text:p>
          </table:table-cell>
          <table:table-cell table:number-columns-repeated="3"/>
        </table:table-row>
        <table:table-row table:style-name="ro1">
          <table:table-cell office:value-type="float" office:value="8.458884" calcext:value-type="float">
            <text:p>8.458884</text:p>
          </table:table-cell>
          <table:table-cell office:value-type="float" office:value="-0.008325" calcext:value-type="float">
            <text:p>-0.008325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25.19382" calcext:value-type="float">
            <text:p>125.19382</text:p>
          </table:table-cell>
          <table:table-cell table:style-name="ce2" office:value-type="float" office:value="5.970817" calcext:value-type="float">
            <text:p>5.970817</text:p>
          </table:table-cell>
          <table:table-cell table:style-name="ce2" office:value-type="float" office:value="1.890863" calcext:value-type="float">
            <text:p>1.890863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416423" calcext:value-type="float">
            <text:p>188.416423</text:p>
          </table:table-cell>
          <table:table-cell table:number-columns-repeated="3"/>
        </table:table-row>
        <table:table-row table:style-name="ro1">
          <table:table-cell office:value-type="float" office:value="7.6795" calcext:value-type="float">
            <text:p>7.6795</text:p>
          </table:table-cell>
          <table:table-cell office:value-type="float" office:value="-0.006809" calcext:value-type="float">
            <text:p>-0.00680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31.779415" calcext:value-type="float">
            <text:p>131.779415</text:p>
          </table:table-cell>
          <table:table-cell table:style-name="ce2" office:value-type="float" office:value="5.961361" calcext:value-type="float">
            <text:p>5.961361</text:p>
          </table:table-cell>
          <table:table-cell table:style-name="ce2" office:value-type="float" office:value="1.904594" calcext:value-type="float">
            <text:p>1.904594</text:p>
          </table:table-cell>
          <table:table-cell table:style-name="ce2" office:value-type="float" office:value="0.003552" calcext:value-type="float">
            <text:p>0.003552</text:p>
          </table:table-cell>
          <table:table-cell table:style-name="ce2"/>
          <table:table-cell table:style-name="ce2" office:value-type="float" office:value="188.212049" calcext:value-type="float">
            <text:p>188.212049</text:p>
          </table:table-cell>
          <table:table-cell table:number-columns-repeated="3"/>
        </table:table-row>
        <table:table-row table:style-name="ro1">
          <table:table-cell office:value-type="float" office:value="7.920947" calcext:value-type="float">
            <text:p>7.920947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539946" calcext:value-type="float">
            <text:p>130.539946</text:p>
          </table:table-cell>
          <table:table-cell table:style-name="ce2" office:value-type="float" office:value="4.982372" calcext:value-type="float">
            <text:p>4.982372</text:p>
          </table:table-cell>
          <table:table-cell table:style-name="ce2" office:value-type="float" office:value="1.019288" calcext:value-type="float">
            <text:p>1.019288</text:p>
          </table:table-cell>
          <table:table-cell table:style-name="ce2" office:value-type="float" office:value="0.010657" calcext:value-type="float">
            <text:p>0.010657</text:p>
          </table:table-cell>
          <table:table-cell table:style-name="ce2"/>
          <table:table-cell table:style-name="ce2" office:value-type="float" office:value="223.588281" calcext:value-type="float">
            <text:p>223.588281</text:p>
          </table:table-cell>
          <table:table-cell table:number-columns-repeated="3"/>
        </table:table-row>
        <table:table-row table:style-name="ro1">
          <table:table-cell office:value-type="float" office:value="8.234527" calcext:value-type="float">
            <text:p>8.23452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6.054597" calcext:value-type="float">
            <text:p>126.054597</text:p>
          </table:table-cell>
          <table:table-cell table:style-name="ce2" office:value-type="float" office:value="4.977154" calcext:value-type="float">
            <text:p>4.977154</text:p>
          </table:table-cell>
          <table:table-cell table:style-name="ce2" office:value-type="float" office:value="1.049884" calcext:value-type="float">
            <text:p>1.049884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224526" calcext:value-type="float">
            <text:p>224.224526</text:p>
          </table:table-cell>
          <table:table-cell table:number-columns-repeated="3"/>
        </table:table-row>
        <table:table-row table:style-name="ro1">
          <table:table-cell office:value-type="float" office:value="8.056157" calcext:value-type="float">
            <text:p>8.056157</text:p>
          </table:table-cell>
          <table:table-cell office:value-type="float" office:value="-0.00238" calcext:value-type="float">
            <text:p>-0.00238</text:p>
          </table:table-cell>
          <table:table-cell office:value-type="float" office:value="0.073712" calcext:value-type="float">
            <text:p>0.073712</text:p>
          </table:table-cell>
          <table:table-cell/>
          <table:table-cell office:value-type="float" office:value="129.466194" calcext:value-type="float">
            <text:p>129.466194</text:p>
          </table:table-cell>
          <table:table-cell table:style-name="ce2" office:value-type="float" office:value="4.979902" calcext:value-type="float">
            <text:p>4.979902</text:p>
          </table:table-cell>
          <table:table-cell table:style-name="ce2" office:value-type="float" office:value="1.021527" calcext:value-type="float">
            <text:p>1.021527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899987" calcext:value-type="float">
            <text:p>223.899987</text:p>
          </table:table-cell>
          <table:table-cell table:number-columns-repeated="3"/>
        </table:table-row>
        <table:table-row table:style-name="ro1">
          <table:table-cell office:value-type="float" office:value="7.755679" calcext:value-type="float">
            <text:p>7.755679</text:p>
          </table:table-cell>
          <table:table-cell office:value-type="float" office:value="-0.007198" calcext:value-type="float">
            <text:p>-0.00719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35.255729" calcext:value-type="float">
            <text:p>135.255729</text:p>
          </table:table-cell>
          <table:table-cell table:style-name="ce2" office:value-type="float" office:value="4.986337" calcext:value-type="float">
            <text:p>4.986337</text:p>
          </table:table-cell>
          <table:table-cell table:style-name="ce2" office:value-type="float" office:value="1.003536" calcext:value-type="float">
            <text:p>1.003536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4.613782" calcext:value-type="float">
            <text:p>224.613782</text:p>
          </table:table-cell>
          <table:table-cell table:number-columns-repeated="3"/>
        </table:table-row>
        <table:table-row table:style-name="ro1">
          <table:table-cell office:value-type="float" office:value="7.637235" calcext:value-type="float">
            <text:p>7.637235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33.294315" calcext:value-type="float">
            <text:p>133.294315</text:p>
          </table:table-cell>
          <table:table-cell table:style-name="ce2" office:value-type="float" office:value="4.976358" calcext:value-type="float">
            <text:p>4.976358</text:p>
          </table:table-cell>
          <table:table-cell table:style-name="ce2" office:value-type="float" office:value="1.019348" calcext:value-type="float">
            <text:p>1.019348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224.662296" calcext:value-type="float">
            <text:p>224.662296</text:p>
          </table:table-cell>
          <table:table-cell table:number-columns-repeated="3"/>
        </table:table-row>
        <table:table-row table:style-name="ro1">
          <table:table-cell office:value-type="float" office:value="7.905827" calcext:value-type="float">
            <text:p>7.90582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9.904183" calcext:value-type="float">
            <text:p>129.904183</text:p>
          </table:table-cell>
          <table:table-cell table:style-name="ce2" office:value-type="float" office:value="5.969404" calcext:value-type="float">
            <text:p>5.969404</text:p>
          </table:table-cell>
          <table:table-cell table:style-name="ce2" office:value-type="float" office:value="1.929613" calcext:value-type="float">
            <text:p>1.929613</text:p>
          </table:table-cell>
          <table:table-cell table:style-name="ce2" office:value-type="float" office:value="0.001776" calcext:value-type="float">
            <text:p>0.001776</text:p>
          </table:table-cell>
          <table:table-cell table:style-name="ce2"/>
          <table:table-cell table:style-name="ce2" office:value-type="float" office:value="188.293505" calcext:value-type="float">
            <text:p>188.293505</text:p>
          </table:table-cell>
          <table:table-cell table:number-columns-repeated="3"/>
        </table:table-row>
        <table:table-row table:style-name="ro1">
          <table:table-cell office:value-type="float" office:value="8.317083" calcext:value-type="float">
            <text:p>8.317083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7.448528" calcext:value-type="float">
            <text:p>127.448528</text:p>
          </table:table-cell>
          <table:table-cell table:style-name="ce2" office:value-type="float" office:value="5.963288" calcext:value-type="float">
            <text:p>5.963288</text:p>
          </table:table-cell>
          <table:table-cell table:style-name="ce2" office:value-type="float" office:value="1.935728" calcext:value-type="float">
            <text:p>1.935728</text:p>
          </table:table-cell>
          <table:table-cell table:style-name="ce2" office:value-type="float" office:value="0.003552" calcext:value-type="float">
            <text:p>0.003552</text:p>
          </table:table-cell>
          <table:table-cell table:style-name="ce2"/>
          <table:table-cell table:style-name="ce2" office:value-type="float" office:value="188.151233" calcext:value-type="float">
            <text:p>188.151233</text:p>
          </table:table-cell>
          <table:table-cell table:number-columns-repeated="3"/>
        </table:table-row>
        <table:table-row table:style-name="ro1">
          <table:table-cell office:value-type="float" office:value="8.265075" calcext:value-type="float">
            <text:p>8.265075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0.036412" calcext:value-type="float">
            <text:p>0.036412</text:p>
          </table:table-cell>
          <table:table-cell/>
          <table:table-cell office:value-type="float" office:value="131.275276" calcext:value-type="float">
            <text:p>131.275276</text:p>
          </table:table-cell>
          <table:table-cell table:style-name="ce2" office:value-type="float" office:value="4.978188" calcext:value-type="float">
            <text:p>4.978188</text:p>
          </table:table-cell>
          <table:table-cell table:style-name="ce2" office:value-type="float" office:value="1.019224" calcext:value-type="float">
            <text:p>1.019224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977076" calcext:value-type="float">
            <text:p>223.977076</text:p>
          </table:table-cell>
          <table:table-cell table:number-columns-repeated="3"/>
        </table:table-row>
        <table:table-row table:style-name="ro1">
          <table:table-cell office:value-type="float" office:value="8.059336" calcext:value-type="float">
            <text:p>8.059336</text:p>
          </table:table-cell>
          <table:table-cell office:value-type="float" office:value="-0.00596" calcext:value-type="float">
            <text:p>-0.00596</text:p>
          </table:table-cell>
          <table:table-cell office:value-type="float" office:value="0.067496" calcext:value-type="float">
            <text:p>0.067496</text:p>
          </table:table-cell>
          <table:table-cell/>
          <table:table-cell office:value-type="float" office:value="130.283687" calcext:value-type="float">
            <text:p>130.283687</text:p>
          </table:table-cell>
          <table:table-cell table:style-name="ce2" office:value-type="float" office:value="4.978017" calcext:value-type="float">
            <text:p>4.978017</text:p>
          </table:table-cell>
          <table:table-cell table:style-name="ce2" office:value-type="float" office:value="1.002537" calcext:value-type="float">
            <text:p>1.002537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984767" calcext:value-type="float">
            <text:p>223.984767</text:p>
          </table:table-cell>
          <table:table-cell table:number-columns-repeated="3"/>
        </table:table-row>
        <table:table-row table:style-name="ro1">
          <table:table-cell office:value-type="float" office:value="8.501467" calcext:value-type="float">
            <text:p>8.501467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6.448765" calcext:value-type="float">
            <text:p>126.448765</text:p>
          </table:table-cell>
          <table:table-cell table:style-name="ce2" office:value-type="float" office:value="4.963047" calcext:value-type="float">
            <text:p>4.963047</text:p>
          </table:table-cell>
          <table:table-cell table:style-name="ce2" office:value-type="float" office:value="1.008708" calcext:value-type="float">
            <text:p>1.008708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/>
          <table:table-cell table:style-name="ce2" office:value-type="float" office:value="225.869308" calcext:value-type="float">
            <text:p>225.869308</text:p>
          </table:table-cell>
          <table:table-cell table:number-columns-repeated="3"/>
        </table:table-row>
        <table:table-row table:style-name="ro1">
          <table:table-cell office:value-type="float" office:value="8.323178" calcext:value-type="float">
            <text:p>8.323178</text:p>
          </table:table-cell>
          <table:table-cell office:value-type="float" office:value="-0.005818" calcext:value-type="float">
            <text:p>-0.005818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6.273882" calcext:value-type="float">
            <text:p>126.273882</text:p>
          </table:table-cell>
          <table:table-cell table:style-name="ce2" office:value-type="float" office:value="4.979271" calcext:value-type="float">
            <text:p>4.979271</text:p>
          </table:table-cell>
          <table:table-cell table:style-name="ce2" office:value-type="float" office:value="1.003038" calcext:value-type="float">
            <text:p>1.003038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33003" calcext:value-type="float">
            <text:p>224.33003</text:p>
          </table:table-cell>
          <table:table-cell table:number-columns-repeated="3"/>
        </table:table-row>
        <table:table-row table:style-name="ro1">
          <table:table-cell office:value-type="float" office:value="7.787708" calcext:value-type="float">
            <text:p>7.787708</text:p>
          </table:table-cell>
          <table:table-cell office:value-type="float" office:value="-0.001218" calcext:value-type="float">
            <text:p>-0.001218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9.948374" calcext:value-type="float">
            <text:p>129.948374</text:p>
          </table:table-cell>
          <table:table-cell table:style-name="ce2" office:value-type="float" office:value="5.990902" calcext:value-type="float">
            <text:p>5.990902</text:p>
          </table:table-cell>
          <table:table-cell table:style-name="ce2" office:value-type="float" office:value="1.941449" calcext:value-type="float">
            <text:p>1.941449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186.616308" calcext:value-type="float">
            <text:p>186.616308</text:p>
          </table:table-cell>
          <table:table-cell table:number-columns-repeated="3"/>
        </table:table-row>
        <table:table-row table:style-name="ro1">
          <table:table-cell office:value-type="float" office:value="7.511993" calcext:value-type="float">
            <text:p>7.51199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102131" calcext:value-type="float">
            <text:p>0.102131</text:p>
          </table:table-cell>
          <table:table-cell/>
          <table:table-cell office:value-type="float" office:value="134.584791" calcext:value-type="float">
            <text:p>134.584791</text:p>
          </table:table-cell>
          <table:table-cell table:style-name="ce2" office:value-type="float" office:value="4.979352" calcext:value-type="float">
            <text:p>4.979352</text:p>
          </table:table-cell>
          <table:table-cell table:style-name="ce2" office:value-type="float" office:value="1.023775" calcext:value-type="float">
            <text:p>1.023775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92472" calcext:value-type="float">
            <text:p>223.92472</text:p>
          </table:table-cell>
          <table:table-cell table:number-columns-repeated="3"/>
        </table:table-row>
        <table:table-row table:style-name="ro1">
          <table:table-cell office:value-type="float" office:value="8.121044" calcext:value-type="float">
            <text:p>8.121044</text:p>
          </table:table-cell>
          <table:table-cell office:value-type="float" office:value="-0.00573" calcext:value-type="float">
            <text:p>-0.00573</text:p>
          </table:table-cell>
          <table:table-cell office:value-type="float" office:value="0.10746" calcext:value-type="float">
            <text:p>0.10746</text:p>
          </table:table-cell>
          <table:table-cell/>
          <table:table-cell office:value-type="float" office:value="123.752563" calcext:value-type="float">
            <text:p>123.752563</text:p>
          </table:table-cell>
          <table:table-cell table:style-name="ce2" office:value-type="float" office:value="5.967768" calcext:value-type="float">
            <text:p>5.967768</text:p>
          </table:table-cell>
          <table:table-cell table:style-name="ce2" office:value-type="float" office:value="1.921044" calcext:value-type="float">
            <text:p>1.921044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512684" calcext:value-type="float">
            <text:p>188.512684</text:p>
          </table:table-cell>
          <table:table-cell table:number-columns-repeated="3"/>
        </table:table-row>
        <table:table-row table:style-name="ro1">
          <table:table-cell office:value-type="float" office:value="8.813119" calcext:value-type="float">
            <text:p>8.813119</text:p>
          </table:table-cell>
          <table:table-cell office:value-type="float" office:value="-0.001978" calcext:value-type="float">
            <text:p>-0.001978</text:p>
          </table:table-cell>
          <table:table-cell office:value-type="float" office:value="0.043517" calcext:value-type="float">
            <text:p>0.043517</text:p>
          </table:table-cell>
          <table:table-cell/>
          <table:table-cell office:value-type="float" office:value="122.204183" calcext:value-type="float">
            <text:p>122.204183</text:p>
          </table:table-cell>
          <table:table-cell table:style-name="ce2" office:value-type="float" office:value="4.977179" calcext:value-type="float">
            <text:p>4.977179</text:p>
          </table:table-cell>
          <table:table-cell table:style-name="ce2" office:value-type="float" office:value="0.941627" calcext:value-type="float">
            <text:p>0.941627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223398" calcext:value-type="float">
            <text:p>224.223398</text:p>
          </table:table-cell>
          <table:table-cell table:number-columns-repeated="3"/>
        </table:table-row>
        <table:table-row table:style-name="ro1">
          <table:table-cell office:value-type="float" office:value="7.978134" calcext:value-type="float">
            <text:p>7.978134</text:p>
          </table:table-cell>
          <table:table-cell office:value-type="float" office:value="-0.00542" calcext:value-type="float">
            <text:p>-0.00542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2.236437" calcext:value-type="float">
            <text:p>132.236437</text:p>
          </table:table-cell>
          <table:table-cell table:style-name="ce2" office:value-type="float" office:value="5.977289" calcext:value-type="float">
            <text:p>5.977289</text:p>
          </table:table-cell>
          <table:table-cell table:style-name="ce2" office:value-type="float" office:value="1.926596" calcext:value-type="float">
            <text:p>1.926596</text:p>
          </table:table-cell>
          <table:table-cell table:style-name="ce2" office:value-type="float" office:value="0.003552" calcext:value-type="float">
            <text:p>0.003552</text:p>
          </table:table-cell>
          <table:table-cell table:style-name="ce2"/>
          <table:table-cell table:style-name="ce2" office:value-type="float" office:value="187.710517" calcext:value-type="float">
            <text:p>187.710517</text:p>
          </table:table-cell>
          <table:table-cell table:number-columns-repeated="3"/>
        </table:table-row>
        <table:table-row table:style-name="ro1">
          <table:table-cell office:value-type="float" office:value="8.019382" calcext:value-type="float">
            <text:p>8.019382</text:p>
          </table:table-cell>
          <table:table-cell office:value-type="float" office:value="-0.007557" calcext:value-type="float">
            <text:p>-0.007557</text:p>
          </table:table-cell>
          <table:table-cell office:value-type="float" office:value="0.095915" calcext:value-type="float">
            <text:p>0.095915</text:p>
          </table:table-cell>
          <table:table-cell/>
          <table:table-cell office:value-type="float" office:value="126.94245" calcext:value-type="float">
            <text:p>126.94245</text:p>
          </table:table-cell>
          <table:table-cell table:style-name="ce2" office:value-type="float" office:value="4.978042" calcext:value-type="float">
            <text:p>4.978042</text:p>
          </table:table-cell>
          <table:table-cell table:style-name="ce2" office:value-type="float" office:value="1.007973" calcext:value-type="float">
            <text:p>1.007973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84523" calcext:value-type="float">
            <text:p>224.184523</text:p>
          </table:table-cell>
          <table:table-cell table:number-columns-repeated="3"/>
        </table:table-row>
        <table:table-row table:style-name="ro1">
          <table:table-cell office:value-type="float" office:value="7.963409" calcext:value-type="float">
            <text:p>7.963409</text:p>
          </table:table-cell>
          <table:table-cell office:value-type="float" office:value="-0.003442" calcext:value-type="float">
            <text:p>-0.003442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9.216019" calcext:value-type="float">
            <text:p>129.216019</text:p>
          </table:table-cell>
          <table:table-cell table:style-name="ce2" office:value-type="float" office:value="4.975319" calcext:value-type="float">
            <text:p>4.975319</text:p>
          </table:table-cell>
          <table:table-cell table:style-name="ce2" office:value-type="float" office:value="1.054994" calcext:value-type="float">
            <text:p>1.054994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307229" calcext:value-type="float">
            <text:p>224.307229</text:p>
          </table:table-cell>
          <table:table-cell table:number-columns-repeated="3"/>
        </table:table-row>
        <table:table-row table:style-name="ro1">
          <table:table-cell office:value-type="float" office:value="8.364719" calcext:value-type="float">
            <text:p>8.364719</text:p>
          </table:table-cell>
          <table:table-cell office:value-type="float" office:value="-0.008044" calcext:value-type="float">
            <text:p>-0.008044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6.722728" calcext:value-type="float">
            <text:p>126.722728</text:p>
          </table:table-cell>
          <table:table-cell table:style-name="ce2" office:value-type="float" office:value="4.9614" calcext:value-type="float">
            <text:p>4.9614</text:p>
          </table:table-cell>
          <table:table-cell table:style-name="ce2" office:value-type="float" office:value="1.019226" calcext:value-type="float">
            <text:p>1.019226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5.742732" calcext:value-type="float">
            <text:p>225.742732</text:p>
          </table:table-cell>
          <table:table-cell table:number-columns-repeated="3"/>
        </table:table-row>
        <table:table-row table:style-name="ro1">
          <table:table-cell office:value-type="float" office:value="8.543488" calcext:value-type="float">
            <text:p>8.543488</text:p>
          </table:table-cell>
          <table:table-cell office:value-type="float" office:value="-0.00817" calcext:value-type="float">
            <text:p>-0.00817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5.943876" calcext:value-type="float">
            <text:p>125.943876</text:p>
          </table:table-cell>
          <table:table-cell table:style-name="ce2" office:value-type="float" office:value="4.978354" calcext:value-type="float">
            <text:p>4.978354</text:p>
          </table:table-cell>
          <table:table-cell table:style-name="ce2" office:value-type="float" office:value="1.010214" calcext:value-type="float">
            <text:p>1.010214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7048" calcext:value-type="float">
            <text:p>224.17048</text:p>
          </table:table-cell>
          <table:table-cell table:number-columns-repeated="3"/>
        </table:table-row>
        <table:table-row table:style-name="ro1">
          <table:table-cell office:value-type="float" office:value="7.952847" calcext:value-type="float">
            <text:p>7.952847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81705" calcext:value-type="float">
            <text:p>0.081705</text:p>
          </table:table-cell>
          <table:table-cell/>
          <table:table-cell office:value-type="float" office:value="130.016332" calcext:value-type="float">
            <text:p>130.016332</text:p>
          </table:table-cell>
          <table:table-cell table:style-name="ce2" office:value-type="float" office:value="5.962207" calcext:value-type="float">
            <text:p>5.962207</text:p>
          </table:table-cell>
          <table:table-cell table:style-name="ce2" office:value-type="float" office:value="1.936634" calcext:value-type="float">
            <text:p>1.936634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849899" calcext:value-type="float">
            <text:p>187.849899</text:p>
          </table:table-cell>
          <table:table-cell table:number-columns-repeated="3"/>
        </table:table-row>
        <table:table-row table:style-name="ro1">
          <table:table-cell office:value-type="float" office:value="7.939367" calcext:value-type="float">
            <text:p>7.93936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80817" calcext:value-type="float">
            <text:p>0.080817</text:p>
          </table:table-cell>
          <table:table-cell/>
          <table:table-cell office:value-type="float" office:value="130.363037" calcext:value-type="float">
            <text:p>130.363037</text:p>
          </table:table-cell>
          <table:table-cell table:style-name="ce2" office:value-type="float" office:value="4.97754" calcext:value-type="float">
            <text:p>4.97754</text:p>
          </table:table-cell>
          <table:table-cell table:style-name="ce2" office:value-type="float" office:value="1.019869" calcext:value-type="float">
            <text:p>1.019869</text:p>
          </table:table-cell>
          <table:table-cell table:style-name="ce2" office:value-type="float" office:value="0.006217" calcext:value-type="float">
            <text:p>0.006217</text:p>
          </table:table-cell>
          <table:table-cell table:style-name="ce2"/>
          <table:table-cell table:style-name="ce2" office:value-type="float" office:value="224.809845" calcext:value-type="float">
            <text:p>224.809845</text:p>
          </table:table-cell>
          <table:table-cell table:number-columns-repeated="3"/>
        </table:table-row>
        <table:table-row table:style-name="ro1">
          <table:table-cell office:value-type="float" office:value="8.257404" calcext:value-type="float">
            <text:p>8.257404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.058615" calcext:value-type="float">
            <text:p>0.058615</text:p>
          </table:table-cell>
          <table:table-cell/>
          <table:table-cell office:value-type="float" office:value="128.369645" calcext:value-type="float">
            <text:p>128.369645</text:p>
          </table:table-cell>
          <table:table-cell table:style-name="ce2" office:value-type="float" office:value="4.979403" calcext:value-type="float">
            <text:p>4.979403</text:p>
          </table:table-cell>
          <table:table-cell table:style-name="ce2" office:value-type="float" office:value="1.027636" calcext:value-type="float">
            <text:p>1.027636</text:p>
          </table:table-cell>
          <table:table-cell table:style-name="ce2" office:value-type="float" office:value="0.012433" calcext:value-type="float">
            <text:p>0.012433</text:p>
          </table:table-cell>
          <table:table-cell table:style-name="ce2"/>
          <table:table-cell table:style-name="ce2" office:value-type="float" office:value="223.319943" calcext:value-type="float">
            <text:p>223.319943</text:p>
          </table:table-cell>
          <table:table-cell table:number-columns-repeated="3"/>
        </table:table-row>
        <table:table-row table:style-name="ro1">
          <table:table-cell office:value-type="float" office:value="8.367476" calcext:value-type="float">
            <text:p>8.367476</text:p>
          </table:table-cell>
          <table:table-cell office:value-type="float" office:value="-0.008086" calcext:value-type="float">
            <text:p>-0.008086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5.127335" calcext:value-type="float">
            <text:p>125.127335</text:p>
          </table:table-cell>
          <table:table-cell table:style-name="ce2" office:value-type="float" office:value="4.965578" calcext:value-type="float">
            <text:p>4.965578</text:p>
          </table:table-cell>
          <table:table-cell table:style-name="ce2" office:value-type="float" office:value="1.048853" calcext:value-type="float">
            <text:p>1.04885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26.761111" calcext:value-type="float">
            <text:p>226.761111</text:p>
          </table:table-cell>
          <table:table-cell table:number-columns-repeated="3"/>
        </table:table-row>
        <table:table-row table:style-name="ro1">
          <table:table-cell office:value-type="float" office:value="8.758298" calcext:value-type="float">
            <text:p>8.758298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55062" calcext:value-type="float">
            <text:p>0.055062</text:p>
          </table:table-cell>
          <table:table-cell/>
          <table:table-cell office:value-type="float" office:value="121.484792" calcext:value-type="float">
            <text:p>121.484792</text:p>
          </table:table-cell>
          <table:table-cell table:style-name="ce2" office:value-type="float" office:value="4.978352" calcext:value-type="float">
            <text:p>4.978352</text:p>
          </table:table-cell>
          <table:table-cell table:style-name="ce2" office:value-type="float" office:value="1.03102" calcext:value-type="float">
            <text:p>1.03102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371446" calcext:value-type="float">
            <text:p>224.371446</text:p>
          </table:table-cell>
          <table:table-cell table:number-columns-repeated="3"/>
        </table:table-row>
        <table:table-row table:style-name="ro1">
          <table:table-cell office:value-type="float" office:value="8.345243" calcext:value-type="float">
            <text:p>8.345243</text:p>
          </table:table-cell>
          <table:table-cell office:value-type="float" office:value="-0.002769" calcext:value-type="float">
            <text:p>-0.002769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3.30378" calcext:value-type="float">
            <text:p>123.30378</text:p>
          </table:table-cell>
          <table:table-cell table:style-name="ce2" office:value-type="float" office:value="5.962592" calcext:value-type="float">
            <text:p>5.962592</text:p>
          </table:table-cell>
          <table:table-cell table:style-name="ce2" office:value-type="float" office:value="1.924701" calcext:value-type="float">
            <text:p>1.924701</text:p>
          </table:table-cell>
          <table:table-cell table:style-name="ce2" office:value-type="float" office:value="0.002664" calcext:value-type="float">
            <text:p>0.002664</text:p>
          </table:table-cell>
          <table:table-cell table:style-name="ce2"/>
          <table:table-cell table:style-name="ce2" office:value-type="float" office:value="188.340913" calcext:value-type="float">
            <text:p>188.340913</text:p>
          </table:table-cell>
          <table:table-cell table:number-columns-repeated="3"/>
        </table:table-row>
        <table:table-row table:style-name="ro1">
          <table:table-cell office:value-type="float" office:value="8.40618" calcext:value-type="float">
            <text:p>8.40618</text:p>
          </table:table-cell>
          <table:table-cell office:value-type="float" office:value="-0.006596" calcext:value-type="float">
            <text:p>-0.006596</text:p>
          </table:table-cell>
          <table:table-cell office:value-type="float" office:value="0.091474" calcext:value-type="float">
            <text:p>0.091474</text:p>
          </table:table-cell>
          <table:table-cell/>
          <table:table-cell office:value-type="float" office:value="121.696179" calcext:value-type="float">
            <text:p>121.696179</text:p>
          </table:table-cell>
          <table:table-cell table:style-name="ce2" office:value-type="float" office:value="4.976428" calcext:value-type="float">
            <text:p>4.976428</text:p>
          </table:table-cell>
          <table:table-cell table:style-name="ce2" office:value-type="float" office:value="1.033757" calcext:value-type="float">
            <text:p>1.033757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58184" calcext:value-type="float">
            <text:p>224.458184</text:p>
          </table:table-cell>
          <table:table-cell table:number-columns-repeated="3"/>
        </table:table-row>
        <table:table-row table:style-name="ro1">
          <table:table-cell office:value-type="float" office:value="8.134355" calcext:value-type="float">
            <text:p>8.134355</text:p>
          </table:table-cell>
          <table:table-cell office:value-type="float" office:value="-0.004355" calcext:value-type="float">
            <text:p>-0.004355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4.656471" calcext:value-type="float">
            <text:p>124.656471</text:p>
          </table:table-cell>
          <table:table-cell table:style-name="ce2" office:value-type="float" office:value="5.962862" calcext:value-type="float">
            <text:p>5.962862</text:p>
          </table:table-cell>
          <table:table-cell table:style-name="ce2" office:value-type="float" office:value="1.935005" calcext:value-type="float">
            <text:p>1.935005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829267" calcext:value-type="float">
            <text:p>187.829267</text:p>
          </table:table-cell>
          <table:table-cell table:number-columns-repeated="3"/>
        </table:table-row>
        <table:table-row table:style-name="ro1">
          <table:table-cell office:value-type="float" office:value="7.905625" calcext:value-type="float">
            <text:p>7.905625</text:p>
          </table:table-cell>
          <table:table-cell office:value-type="float" office:value="-0.001598" calcext:value-type="float">
            <text:p>-0.001598</text:p>
          </table:table-cell>
          <table:table-cell office:value-type="float" office:value="0.089698" calcext:value-type="float">
            <text:p>0.089698</text:p>
          </table:table-cell>
          <table:table-cell/>
          <table:table-cell office:value-type="float" office:value="129.654516" calcext:value-type="float">
            <text:p>129.654516</text:p>
          </table:table-cell>
          <table:table-cell table:style-name="ce2" office:value-type="float" office:value="5.977749" calcext:value-type="float">
            <text:p>5.977749</text:p>
          </table:table-cell>
          <table:table-cell table:style-name="ce2" office:value-type="float" office:value="1.937584" calcext:value-type="float">
            <text:p>1.937584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361493" calcext:value-type="float">
            <text:p>187.361493</text:p>
          </table:table-cell>
          <table:table-cell table:number-columns-repeated="3"/>
        </table:table-row>
        <table:table-row table:style-name="ro1">
          <table:table-cell office:value-type="float" office:value="8.401244" calcext:value-type="float">
            <text:p>8.401244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0.044405" calcext:value-type="float">
            <text:p>0.044405</text:p>
          </table:table-cell>
          <table:table-cell/>
          <table:table-cell office:value-type="float" office:value="128.076268" calcext:value-type="float">
            <text:p>128.076268</text:p>
          </table:table-cell>
          <table:table-cell table:style-name="ce2" office:value-type="float" office:value="4.977725" calcext:value-type="float">
            <text:p>4.977725</text:p>
          </table:table-cell>
          <table:table-cell table:style-name="ce2" office:value-type="float" office:value="1.044835" calcext:value-type="float">
            <text:p>1.044835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997909" calcext:value-type="float">
            <text:p>223.997909</text:p>
          </table:table-cell>
          <table:table-cell table:number-columns-repeated="3"/>
        </table:table-row>
        <table:table-row table:style-name="ro1">
          <table:table-cell office:value-type="float" office:value="8.450601" calcext:value-type="float">
            <text:p>8.450601</text:p>
          </table:table-cell>
          <table:table-cell office:value-type="float" office:value="-0.00026" calcext:value-type="float">
            <text:p>-0.00026</text:p>
          </table:table-cell>
          <table:table-cell office:value-type="float" office:value="0.048845" calcext:value-type="float">
            <text:p>0.048845</text:p>
          </table:table-cell>
          <table:table-cell/>
          <table:table-cell office:value-type="float" office:value="126.73655" calcext:value-type="float">
            <text:p>126.73655</text:p>
          </table:table-cell>
          <table:table-cell table:style-name="ce2" office:value-type="float" office:value="4.978505" calcext:value-type="float">
            <text:p>4.978505</text:p>
          </table:table-cell>
          <table:table-cell table:style-name="ce2" office:value-type="float" office:value="1.032216" calcext:value-type="float">
            <text:p>1.032216</text:p>
          </table:table-cell>
          <table:table-cell table:style-name="ce2" office:value-type="float" office:value="0.012433" calcext:value-type="float">
            <text:p>0.012433</text:p>
          </table:table-cell>
          <table:table-cell table:style-name="ce2"/>
          <table:table-cell table:style-name="ce2" office:value-type="float" office:value="223.36022" calcext:value-type="float">
            <text:p>223.36022</text:p>
          </table:table-cell>
          <table:table-cell table:number-columns-repeated="3"/>
        </table:table-row>
        <table:table-row table:style-name="ro1">
          <table:table-cell office:value-type="float" office:value="8.411962" calcext:value-type="float">
            <text:p>8.411962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1.374775" calcext:value-type="float">
            <text:p>121.374775</text:p>
          </table:table-cell>
          <table:table-cell table:style-name="ce2" office:value-type="float" office:value="4.979257" calcext:value-type="float">
            <text:p>4.979257</text:p>
          </table:table-cell>
          <table:table-cell table:style-name="ce2" office:value-type="float" office:value="1.013958" calcext:value-type="float">
            <text:p>1.013958</text:p>
          </table:table-cell>
          <table:table-cell table:style-name="ce2" office:value-type="float" office:value="0.010657" calcext:value-type="float">
            <text:p>0.010657</text:p>
          </table:table-cell>
          <table:table-cell table:style-name="ce2"/>
          <table:table-cell table:style-name="ce2" office:value-type="float" office:value="223.728154" calcext:value-type="float">
            <text:p>223.728154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float" office:value="8.385713" calcext:value-type="float">
            <text:p>8.385713</text:p>
          </table:table-cell>
          <table:table-cell office:value-type="float" office:value="-0.006384" calcext:value-type="float">
            <text:p>-0.006384</text:p>
          </table:table-cell>
          <table:table-cell office:value-type="float" office:value="0.047069" calcext:value-type="float">
            <text:p>0.047069</text:p>
          </table:table-cell>
          <table:table-cell/>
          <table:table-cell office:value-type="float" office:value="127.955725" calcext:value-type="float">
            <text:p>127.955725</text:p>
          </table:table-cell>
          <table:table-cell table:style-name="ce2" office:value-type="float" office:value="4.979496" calcext:value-type="float">
            <text:p>4.979496</text:p>
          </table:table-cell>
          <table:table-cell table:style-name="ce2" office:value-type="float" office:value="1.028788" calcext:value-type="float">
            <text:p>1.028788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19067" calcext:value-type="float">
            <text:p>224.119067</text:p>
          </table:table-cell>
          <table:table-cell table:formula="of:=AVERAGE([.E8:.E41])" office:value-type="float" office:value="128.904944941176" calcext:value-type="float">
            <text:p>128.904944941176</text:p>
          </table:table-cell>
          <table:table-cell/>
          <table:table-cell table:formula="of:= SQRT(DEVSQ([.E8:.E41]))" office:value-type="float" office:value="23.1216209469534" calcext:value-type="float">
            <text:p>23.1216209469534</text:p>
          </table:table-cell>
        </table:table-row>
        <table:table-row table:style-name="ro1">
          <table:table-cell office:value-type="float" office:value="8.105878" calcext:value-type="float">
            <text:p>8.105878</text:p>
          </table:table-cell>
          <table:table-cell office:value-type="float" office:value="-0.003805" calcext:value-type="float">
            <text:p>-0.003805</text:p>
          </table:table-cell>
          <table:table-cell office:value-type="float" office:value="0.027531" calcext:value-type="float">
            <text:p>0.027531</text:p>
          </table:table-cell>
          <table:table-cell/>
          <table:table-cell office:value-type="float" office:value="135.087153" calcext:value-type="float">
            <text:p>135.087153</text:p>
          </table:table-cell>
          <table:table-cell table:style-name="ce2" office:value-type="float" office:value="4.969213" calcext:value-type="float">
            <text:p>4.969213</text:p>
          </table:table-cell>
          <table:table-cell table:style-name="ce2" office:value-type="float" office:value="1.038033" calcext:value-type="float">
            <text:p>1.038033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5.387802" calcext:value-type="float">
            <text:p>225.387802</text:p>
          </table:table-cell>
          <table:table-cell table:number-columns-repeated="3"/>
        </table:table-row>
        <table:table-row table:style-name="ro1">
          <table:table-cell office:value-type="float" office:value="8.156822" calcext:value-type="float">
            <text:p>8.156822</text:p>
          </table:table-cell>
          <table:table-cell office:value-type="float" office:value="-0.00385" calcext:value-type="float">
            <text:p>-0.00385</text:p>
          </table:table-cell>
          <table:table-cell office:value-type="float" office:value="0.078153" calcext:value-type="float">
            <text:p>0.078153</text:p>
          </table:table-cell>
          <table:table-cell/>
          <table:table-cell office:value-type="float" office:value="127.25544" calcext:value-type="float">
            <text:p>127.25544</text:p>
          </table:table-cell>
          <table:table-cell table:style-name="ce2" office:value-type="float" office:value="4.987499" calcext:value-type="float">
            <text:p>4.987499</text:p>
          </table:table-cell>
          <table:table-cell table:style-name="ce2" office:value-type="float" office:value="1.009693" calcext:value-type="float">
            <text:p>1.009693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4.561449" calcext:value-type="float">
            <text:p>224.561449</text:p>
          </table:table-cell>
          <table:table-cell table:number-columns-repeated="3"/>
        </table:table-row>
        <table:table-row table:style-name="ro1">
          <table:table-cell office:value-type="float" office:value="8.525787" calcext:value-type="float">
            <text:p>8.525787</text:p>
          </table:table-cell>
          <table:table-cell office:value-type="float" office:value="-0.007631" calcext:value-type="float">
            <text:p>-0.007631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5.032447" calcext:value-type="float">
            <text:p>125.032447</text:p>
          </table:table-cell>
          <table:table-cell table:style-name="ce2" office:value-type="float" office:value="4.979841" calcext:value-type="float">
            <text:p>4.979841</text:p>
          </table:table-cell>
          <table:table-cell table:style-name="ce2" office:value-type="float" office:value="1.013328" calcext:value-type="float">
            <text:p>1.013328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224.50516" calcext:value-type="float">
            <text:p>224.50516</text:p>
          </table:table-cell>
          <table:table-cell table:number-columns-repeated="3"/>
        </table:table-row>
        <table:table-row table:style-name="ro1">
          <table:table-cell office:value-type="float" office:value="8.073622" calcext:value-type="float">
            <text:p>8.073622</text:p>
          </table:table-cell>
          <table:table-cell office:value-type="float" office:value="-0.000873" calcext:value-type="float">
            <text:p>-0.000873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7.08051" calcext:value-type="float">
            <text:p>127.08051</text:p>
          </table:table-cell>
          <table:table-cell table:style-name="ce2" office:value-type="float" office:value="5.969033" calcext:value-type="float">
            <text:p>5.969033</text:p>
          </table:table-cell>
          <table:table-cell table:style-name="ce2" office:value-type="float" office:value="1.931884" calcext:value-type="float">
            <text:p>1.931884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472739" calcext:value-type="float">
            <text:p>188.472739</text:p>
          </table:table-cell>
          <table:table-cell table:number-columns-repeated="3"/>
        </table:table-row>
        <table:table-row table:style-name="ro1">
          <table:table-cell office:value-type="float" office:value="8.236191" calcext:value-type="float">
            <text:p>8.236191</text:p>
          </table:table-cell>
          <table:table-cell office:value-type="float" office:value="-0.006925" calcext:value-type="float">
            <text:p>-0.006925</text:p>
          </table:table-cell>
          <table:table-cell office:value-type="float" office:value="0.094139" calcext:value-type="float">
            <text:p>0.094139</text:p>
          </table:table-cell>
          <table:table-cell/>
          <table:table-cell office:value-type="float" office:value="123.843655" calcext:value-type="float">
            <text:p>123.843655</text:p>
          </table:table-cell>
          <table:table-cell table:style-name="ce2" office:value-type="float" office:value="5.977849" calcext:value-type="float">
            <text:p>5.977849</text:p>
          </table:table-cell>
          <table:table-cell table:style-name="ce2" office:value-type="float" office:value="1.935823" calcext:value-type="float">
            <text:p>1.935823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187.023794" calcext:value-type="float">
            <text:p>187.023794</text:p>
          </table:table-cell>
          <table:table-cell table:number-columns-repeated="3"/>
        </table:table-row>
        <table:table-row table:style-name="ro1">
          <table:table-cell office:value-type="float" office:value="8.023251" calcext:value-type="float">
            <text:p>8.023251</text:p>
          </table:table-cell>
          <table:table-cell office:value-type="float" office:value="-0.003568" calcext:value-type="float">
            <text:p>-0.003568</text:p>
          </table:table-cell>
          <table:table-cell office:value-type="float" office:value="0.087922" calcext:value-type="float">
            <text:p>0.087922</text:p>
          </table:table-cell>
          <table:table-cell/>
          <table:table-cell office:value-type="float" office:value="128.002974" calcext:value-type="float">
            <text:p>128.002974</text:p>
          </table:table-cell>
          <table:table-cell table:style-name="ce2" office:value-type="float" office:value="4.967484" calcext:value-type="float">
            <text:p>4.967484</text:p>
          </table:table-cell>
          <table:table-cell table:style-name="ce2" office:value-type="float" office:value="1.037425" calcext:value-type="float">
            <text:p>1.037425</text:p>
          </table:table-cell>
          <table:table-cell table:style-name="ce2" office:value-type="float" office:value="0.006217" calcext:value-type="float">
            <text:p>0.006217</text:p>
          </table:table-cell>
          <table:table-cell table:style-name="ce2"/>
          <table:table-cell table:style-name="ce2" office:value-type="float" office:value="225.264943" calcext:value-type="float">
            <text:p>225.264943</text:p>
          </table:table-cell>
          <table:table-cell table:number-columns-repeated="3"/>
        </table:table-row>
        <table:table-row table:style-name="ro1">
          <table:table-cell office:value-type="float" office:value="7.904299" calcext:value-type="float">
            <text:p>7.90429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100355" calcext:value-type="float">
            <text:p>0.100355</text:p>
          </table:table-cell>
          <table:table-cell/>
          <table:table-cell office:value-type="float" office:value="128.158107" calcext:value-type="float">
            <text:p>128.158107</text:p>
          </table:table-cell>
          <table:table-cell table:style-name="ce2" office:value-type="float" office:value="4.977259" calcext:value-type="float">
            <text:p>4.977259</text:p>
          </table:table-cell>
          <table:table-cell table:style-name="ce2" office:value-type="float" office:value="1.065328" calcext:value-type="float">
            <text:p>1.065328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20714" calcext:value-type="float">
            <text:p>224.420714</text:p>
          </table:table-cell>
          <table:table-cell table:number-columns-repeated="3"/>
        </table:table-row>
        <table:table-row table:style-name="ro1">
          <table:table-cell office:value-type="float" office:value="8.562517" calcext:value-type="float">
            <text:p>8.56251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26643" calcext:value-type="float">
            <text:p>0.026643</text:p>
          </table:table-cell>
          <table:table-cell/>
          <table:table-cell office:value-type="float" office:value="127.999747" calcext:value-type="float">
            <text:p>127.999747</text:p>
          </table:table-cell>
          <table:table-cell table:style-name="ce2" office:value-type="float" office:value="4.992784" calcext:value-type="float">
            <text:p>4.992784</text:p>
          </table:table-cell>
          <table:table-cell table:style-name="ce2" office:value-type="float" office:value="1.020695" calcext:value-type="float">
            <text:p>1.020695</text:p>
          </table:table-cell>
          <table:table-cell table:style-name="ce2" office:value-type="float" office:value="0.011545" calcext:value-type="float">
            <text:p>0.011545</text:p>
          </table:table-cell>
          <table:table-cell table:style-name="ce2"/>
          <table:table-cell table:style-name="ce2" office:value-type="float" office:value="222.92173" calcext:value-type="float">
            <text:p>222.92173</text:p>
          </table:table-cell>
          <table:table-cell table:number-columns-repeated="3"/>
        </table:table-row>
        <table:table-row table:style-name="ro1">
          <table:table-cell office:value-type="float" office:value="8.255487" calcext:value-type="float">
            <text:p>8.25548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66607" calcext:value-type="float">
            <text:p>0.066607</text:p>
          </table:table-cell>
          <table:table-cell/>
          <table:table-cell office:value-type="float" office:value="127.309268" calcext:value-type="float">
            <text:p>127.309268</text:p>
          </table:table-cell>
          <table:table-cell table:style-name="ce2" office:value-type="float" office:value="5.963338" calcext:value-type="float">
            <text:p>5.963338</text:p>
          </table:table-cell>
          <table:table-cell table:style-name="ce2" office:value-type="float" office:value="1.932255" calcext:value-type="float">
            <text:p>1.932255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/>
          <table:table-cell table:style-name="ce2" office:value-type="float" office:value="187.981969" calcext:value-type="float">
            <text:p>187.981969</text:p>
          </table:table-cell>
          <table:table-cell table:number-columns-repeated="3"/>
        </table:table-row>
        <table:table-row table:style-name="ro1">
          <table:table-cell office:value-type="float" office:value="8.426065" calcext:value-type="float">
            <text:p>8.426065</text:p>
          </table:table-cell>
          <table:table-cell office:value-type="float" office:value="-0.006122" calcext:value-type="float">
            <text:p>-0.00612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32.683525" calcext:value-type="float">
            <text:p>132.683525</text:p>
          </table:table-cell>
          <table:table-cell table:style-name="ce2" office:value-type="float" office:value="4.977385" calcext:value-type="float">
            <text:p>4.977385</text:p>
          </table:table-cell>
          <table:table-cell table:style-name="ce2" office:value-type="float" office:value="1.000665" calcext:value-type="float">
            <text:p>1.000665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5.017753" calcext:value-type="float">
            <text:p>225.017753</text:p>
          </table:table-cell>
          <table:table-cell table:number-columns-repeated="3"/>
        </table:table-row>
        <table:table-row table:style-name="ro1">
          <table:table-cell office:value-type="float" office:value="7.982009" calcext:value-type="float">
            <text:p>7.982009</text:p>
          </table:table-cell>
          <table:table-cell office:value-type="float" office:value="-0.004339" calcext:value-type="float">
            <text:p>-0.004339</text:p>
          </table:table-cell>
          <table:table-cell office:value-type="float" office:value="0.09325" calcext:value-type="float">
            <text:p>0.09325</text:p>
          </table:table-cell>
          <table:table-cell/>
          <table:table-cell office:value-type="float" office:value="127.912657" calcext:value-type="float">
            <text:p>127.912657</text:p>
          </table:table-cell>
          <table:table-cell table:style-name="ce2" office:value-type="float" office:value="5.984048" calcext:value-type="float">
            <text:p>5.984048</text:p>
          </table:table-cell>
          <table:table-cell table:style-name="ce2" office:value-type="float" office:value="1.925639" calcext:value-type="float">
            <text:p>1.925639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/>
          <table:table-cell table:style-name="ce2" office:value-type="float" office:value="187.331388" calcext:value-type="float">
            <text:p>187.331388</text:p>
          </table:table-cell>
          <table:table-cell table:number-columns-repeated="3"/>
        </table:table-row>
        <table:table-row table:style-name="ro1">
          <table:table-cell office:value-type="float" office:value="7.990761" calcext:value-type="float">
            <text:p>7.990761</text:p>
          </table:table-cell>
          <table:table-cell office:value-type="float" office:value="-0.008335" calcext:value-type="float">
            <text:p>-0.008335</text:p>
          </table:table-cell>
          <table:table-cell office:value-type="float" office:value="0.083481" calcext:value-type="float">
            <text:p>0.083481</text:p>
          </table:table-cell>
          <table:table-cell/>
          <table:table-cell office:value-type="float" office:value="129.14915" calcext:value-type="float">
            <text:p>129.14915</text:p>
          </table:table-cell>
          <table:table-cell table:style-name="ce2" office:value-type="float" office:value="4.978535" calcext:value-type="float">
            <text:p>4.978535</text:p>
          </table:table-cell>
          <table:table-cell table:style-name="ce2" office:value-type="float" office:value="1.014896" calcext:value-type="float">
            <text:p>1.014896</text:p>
          </table:table-cell>
          <table:table-cell table:style-name="ce2" office:value-type="float" office:value="0.011545" calcext:value-type="float">
            <text:p>0.011545</text:p>
          </table:table-cell>
          <table:table-cell table:style-name="ce2"/>
          <table:table-cell table:style-name="ce2" office:value-type="float" office:value="223.559745" calcext:value-type="float">
            <text:p>223.559745</text:p>
          </table:table-cell>
          <table:table-cell table:number-columns-repeated="3"/>
        </table:table-row>
        <table:table-row table:style-name="ro1">
          <table:table-cell office:value-type="float" office:value="8.043743" calcext:value-type="float">
            <text:p>8.043743</text:p>
          </table:table-cell>
          <table:table-cell office:value-type="float" office:value="-0.004669" calcext:value-type="float">
            <text:p>-0.004669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8.049837" calcext:value-type="float">
            <text:p>128.049837</text:p>
          </table:table-cell>
          <table:table-cell table:style-name="ce2" office:value-type="float" office:value="5.963312" calcext:value-type="float">
            <text:p>5.963312</text:p>
          </table:table-cell>
          <table:table-cell table:style-name="ce2" office:value-type="float" office:value="1.934648" calcext:value-type="float">
            <text:p>1.934648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815096" calcext:value-type="float">
            <text:p>187.815096</text:p>
          </table:table-cell>
          <table:table-cell table:number-columns-repeated="3"/>
        </table:table-row>
        <table:table-row table:style-name="ro1">
          <table:table-cell office:value-type="float" office:value="8.684012" calcext:value-type="float">
            <text:p>8.684012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29.548417" calcext:value-type="float">
            <text:p>129.548417</text:p>
          </table:table-cell>
          <table:table-cell table:style-name="ce2" office:value-type="float" office:value="5.962545" calcext:value-type="float">
            <text:p>5.962545</text:p>
          </table:table-cell>
          <table:table-cell table:style-name="ce2" office:value-type="float" office:value="1.939855" calcext:value-type="float">
            <text:p>1.939855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187.839256" calcext:value-type="float">
            <text:p>187.839256</text:p>
          </table:table-cell>
          <table:table-cell table:number-columns-repeated="3"/>
        </table:table-row>
        <table:table-row table:style-name="ro1">
          <table:table-cell office:value-type="float" office:value="8.101733" calcext:value-type="float">
            <text:p>8.10173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68384" calcext:value-type="float">
            <text:p>0.068384</text:p>
          </table:table-cell>
          <table:table-cell/>
          <table:table-cell office:value-type="float" office:value="129.478471" calcext:value-type="float">
            <text:p>129.478471</text:p>
          </table:table-cell>
          <table:table-cell table:style-name="ce2" office:value-type="float" office:value="5.975703" calcext:value-type="float">
            <text:p>5.975703</text:p>
          </table:table-cell>
          <table:table-cell table:style-name="ce2" office:value-type="float" office:value="1.935287" calcext:value-type="float">
            <text:p>1.935287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187.090958" calcext:value-type="float">
            <text:p>187.090958</text:p>
          </table:table-cell>
          <table:table-cell table:number-columns-repeated="3"/>
        </table:table-row>
        <table:table-row table:style-name="ro1">
          <table:table-cell office:value-type="float" office:value="8.475851" calcext:value-type="float">
            <text:p>8.475851</text:p>
          </table:table-cell>
          <table:table-cell office:value-type="float" office:value="-0.006452" calcext:value-type="float">
            <text:p>-0.006452</text:p>
          </table:table-cell>
          <table:table-cell office:value-type="float" office:value="0.079041" calcext:value-type="float">
            <text:p>0.079041</text:p>
          </table:table-cell>
          <table:table-cell/>
          <table:table-cell office:value-type="float" office:value="122.347596" calcext:value-type="float">
            <text:p>122.347596</text:p>
          </table:table-cell>
          <table:table-cell table:style-name="ce2" office:value-type="float" office:value="4.968603" calcext:value-type="float">
            <text:p>4.968603</text:p>
          </table:table-cell>
          <table:table-cell table:style-name="ce2" office:value-type="float" office:value="1.043762" calcext:value-type="float">
            <text:p>1.043762</text:p>
          </table:table-cell>
          <table:table-cell table:style-name="ce2" office:value-type="float" office:value="0.001776" calcext:value-type="float">
            <text:p>0.001776</text:p>
          </table:table-cell>
          <table:table-cell table:style-name="ce2"/>
          <table:table-cell table:style-name="ce2" office:value-type="float" office:value="226.220523" calcext:value-type="float">
            <text:p>226.220523</text:p>
          </table:table-cell>
          <table:table-cell table:number-columns-repeated="3"/>
        </table:table-row>
        <table:table-row table:style-name="ro1">
          <table:table-cell office:value-type="float" office:value="7.845988" calcext:value-type="float">
            <text:p>7.845988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101243" calcext:value-type="float">
            <text:p>0.101243</text:p>
          </table:table-cell>
          <table:table-cell/>
          <table:table-cell office:value-type="float" office:value="128.983118" calcext:value-type="float">
            <text:p>128.983118</text:p>
          </table:table-cell>
          <table:table-cell table:style-name="ce2" office:value-type="float" office:value="5.978685" calcext:value-type="float">
            <text:p>5.978685</text:p>
          </table:table-cell>
          <table:table-cell table:style-name="ce2" office:value-type="float" office:value="1.935153" calcext:value-type="float">
            <text:p>1.935153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186.663124" calcext:value-type="float">
            <text:p>186.663124</text:p>
          </table:table-cell>
          <table:table-cell table:number-columns-repeated="3"/>
        </table:table-row>
        <table:table-row table:style-name="ro1">
          <table:table-cell office:value-type="float" office:value="8.71832" calcext:value-type="float">
            <text:p>8.7183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31972" calcext:value-type="float">
            <text:p>0.031972</text:p>
          </table:table-cell>
          <table:table-cell/>
          <table:table-cell office:value-type="float" office:value="125.024089" calcext:value-type="float">
            <text:p>125.024089</text:p>
          </table:table-cell>
          <table:table-cell table:style-name="ce2" office:value-type="float" office:value="5.962386" calcext:value-type="float">
            <text:p>5.962386</text:p>
          </table:table-cell>
          <table:table-cell table:style-name="ce2" office:value-type="float" office:value="1.937919" calcext:value-type="float">
            <text:p>1.937919</text:p>
          </table:table-cell>
          <table:table-cell table:style-name="ce2" office:value-type="float" office:value="0.00444" calcext:value-type="float">
            <text:p>0.00444</text:p>
          </table:table-cell>
          <table:table-cell table:style-name="ce2"/>
          <table:table-cell table:style-name="ce2" office:value-type="float" office:value="188.011976" calcext:value-type="float">
            <text:p>188.011976</text:p>
          </table:table-cell>
          <table:table-cell table:number-columns-repeated="3"/>
        </table:table-row>
        <table:table-row table:style-name="ro1">
          <table:table-cell office:value-type="float" office:value="8.452882" calcext:value-type="float">
            <text:p>8.452882</text:p>
          </table:table-cell>
          <table:table-cell office:value-type="float" office:value="-0.004239" calcext:value-type="float">
            <text:p>-0.004239</text:p>
          </table:table-cell>
          <table:table-cell office:value-type="float" office:value="0.053286" calcext:value-type="float">
            <text:p>0.053286</text:p>
          </table:table-cell>
          <table:table-cell/>
          <table:table-cell office:value-type="float" office:value="126.110833" calcext:value-type="float">
            <text:p>126.110833</text:p>
          </table:table-cell>
          <table:table-cell table:style-name="ce2" office:value-type="float" office:value="4.977663" calcext:value-type="float">
            <text:p>4.977663</text:p>
          </table:table-cell>
          <table:table-cell table:style-name="ce2" office:value-type="float" office:value="1.020346" calcext:value-type="float">
            <text:p>1.020346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02505" calcext:value-type="float">
            <text:p>224.402505</text:p>
          </table:table-cell>
          <table:table-cell table:number-columns-repeated="3"/>
        </table:table-row>
        <table:table-row table:style-name="ro1">
          <table:table-cell office:value-type="float" office:value="7.950618" calcext:value-type="float">
            <text:p>7.950618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85258" calcext:value-type="float">
            <text:p>0.085258</text:p>
          </table:table-cell>
          <table:table-cell/>
          <table:table-cell office:value-type="float" office:value="129.549677" calcext:value-type="float">
            <text:p>129.549677</text:p>
          </table:table-cell>
          <table:table-cell table:style-name="ce2" office:value-type="float" office:value="5.978965" calcext:value-type="float">
            <text:p>5.978965</text:p>
          </table:table-cell>
          <table:table-cell table:style-name="ce2" office:value-type="float" office:value="1.939314" calcext:value-type="float">
            <text:p>1.939314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186.487132" calcext:value-type="float">
            <text:p>186.487132</text:p>
          </table:table-cell>
          <table:table-cell table:number-columns-repeated="3"/>
        </table:table-row>
        <table:table-row table:style-name="ro1">
          <table:table-cell office:value-type="float" office:value="8.370658" calcext:value-type="float">
            <text:p>8.370658</text:p>
          </table:table-cell>
          <table:table-cell office:value-type="float" office:value="-0.007862" calcext:value-type="float">
            <text:p>-0.007862</text:p>
          </table:table-cell>
          <table:table-cell office:value-type="float" office:value="0.05595" calcext:value-type="float">
            <text:p>0.05595</text:p>
          </table:table-cell>
          <table:table-cell/>
          <table:table-cell office:value-type="float" office:value="126.991213" calcext:value-type="float">
            <text:p>126.991213</text:p>
          </table:table-cell>
          <table:table-cell table:style-name="ce2" office:value-type="float" office:value="4.967508" calcext:value-type="float">
            <text:p>4.967508</text:p>
          </table:table-cell>
          <table:table-cell table:style-name="ce2" office:value-type="float" office:value="1.035647" calcext:value-type="float">
            <text:p>1.035647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226.471711" calcext:value-type="float">
            <text:p>226.471711</text:p>
          </table:table-cell>
          <table:table-cell table:number-columns-repeated="3"/>
        </table:table-row>
        <table:table-row table:style-name="ro1">
          <table:table-cell office:value-type="float" office:value="8.246842" calcext:value-type="float">
            <text:p>8.246842</text:p>
          </table:table-cell>
          <table:table-cell office:value-type="float" office:value="-0.014212" calcext:value-type="float">
            <text:p>-0.014212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24.411261" calcext:value-type="float">
            <text:p>124.411261</text:p>
          </table:table-cell>
          <table:table-cell table:style-name="ce2" office:value-type="float" office:value="4.976443" calcext:value-type="float">
            <text:p>4.976443</text:p>
          </table:table-cell>
          <table:table-cell table:style-name="ce2" office:value-type="float" office:value="1.031507" calcext:value-type="float">
            <text:p>1.031507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57507" calcext:value-type="float">
            <text:p>224.457507</text:p>
          </table:table-cell>
          <table:table-cell table:number-columns-repeated="3"/>
        </table:table-row>
        <table:table-row table:style-name="ro1">
          <table:table-cell office:value-type="float" office:value="8.165065" calcext:value-type="float">
            <text:p>8.165065</text:p>
          </table:table-cell>
          <table:table-cell office:value-type="float" office:value="-0.007704" calcext:value-type="float">
            <text:p>-0.007704</text:p>
          </table:table-cell>
          <table:table-cell office:value-type="float" office:value="0.072824" calcext:value-type="float">
            <text:p>0.072824</text:p>
          </table:table-cell>
          <table:table-cell/>
          <table:table-cell office:value-type="float" office:value="127.86181" calcext:value-type="float">
            <text:p>127.86181</text:p>
          </table:table-cell>
          <table:table-cell table:style-name="ce2" office:value-type="float" office:value="4.973337" calcext:value-type="float">
            <text:p>4.973337</text:p>
          </table:table-cell>
          <table:table-cell table:style-name="ce2" office:value-type="float" office:value="1.002013" calcext:value-type="float">
            <text:p>1.002013</text:p>
          </table:table-cell>
          <table:table-cell table:style-name="ce2" office:value-type="float" office:value="0.006217" calcext:value-type="float">
            <text:p>0.006217</text:p>
          </table:table-cell>
          <table:table-cell table:style-name="ce2"/>
          <table:table-cell table:style-name="ce2" office:value-type="float" office:value="224.999837" calcext:value-type="float">
            <text:p>224.999837</text:p>
          </table:table-cell>
          <table:table-cell table:number-columns-repeated="3"/>
        </table:table-row>
        <table:table-row table:style-name="ro1">
          <table:table-cell office:value-type="float" office:value="7.523711" calcext:value-type="float">
            <text:p>7.523711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95027" calcext:value-type="float">
            <text:p>0.095027</text:p>
          </table:table-cell>
          <table:table-cell/>
          <table:table-cell office:value-type="float" office:value="135.438483" calcext:value-type="float">
            <text:p>135.438483</text:p>
          </table:table-cell>
          <table:table-cell table:style-name="ce2" office:value-type="float" office:value="4.980476" calcext:value-type="float">
            <text:p>4.980476</text:p>
          </table:table-cell>
          <table:table-cell table:style-name="ce2" office:value-type="float" office:value="1.004797" calcext:value-type="float">
            <text:p>1.004797</text:p>
          </table:table-cell>
          <table:table-cell table:style-name="ce2" office:value-type="float" office:value="0.010657" calcext:value-type="float">
            <text:p>0.010657</text:p>
          </table:table-cell>
          <table:table-cell table:style-name="ce2"/>
          <table:table-cell table:style-name="ce2" office:value-type="float" office:value="223.673394" calcext:value-type="float">
            <text:p>223.673394</text:p>
          </table:table-cell>
          <table:table-cell table:number-columns-repeated="3"/>
        </table:table-row>
        <table:table-row table:style-name="ro1">
          <table:table-cell office:value-type="float" office:value="7.745554" calcext:value-type="float">
            <text:p>7.745554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36.207168" calcext:value-type="float">
            <text:p>136.207168</text:p>
          </table:table-cell>
          <table:table-cell table:style-name="ce2" office:value-type="float" office:value="5.973684" calcext:value-type="float">
            <text:p>5.973684</text:p>
          </table:table-cell>
          <table:table-cell table:style-name="ce2" office:value-type="float" office:value="1.931012" calcext:value-type="float">
            <text:p>1.931012</text:p>
          </table:table-cell>
          <table:table-cell table:style-name="ce2" office:value-type="float" office:value="0.002664" calcext:value-type="float">
            <text:p>0.002664</text:p>
          </table:table-cell>
          <table:table-cell table:style-name="ce2"/>
          <table:table-cell table:style-name="ce2" office:value-type="float" office:value="187.991194" calcext:value-type="float">
            <text:p>187.991194</text:p>
          </table:table-cell>
          <table:table-cell table:number-columns-repeated="3"/>
        </table:table-row>
        <table:table-row table:style-name="ro1">
          <table:table-cell office:value-type="float" office:value="8.235917" calcext:value-type="float">
            <text:p>8.235917</text:p>
          </table:table-cell>
          <table:table-cell office:value-type="float" office:value="-0.007336" calcext:value-type="float">
            <text:p>-0.007336</text:p>
          </table:table-cell>
          <table:table-cell office:value-type="float" office:value="0.057726" calcext:value-type="float">
            <text:p>0.057726</text:p>
          </table:table-cell>
          <table:table-cell/>
          <table:table-cell office:value-type="float" office:value="128.825973" calcext:value-type="float">
            <text:p>128.825973</text:p>
          </table:table-cell>
          <table:table-cell table:style-name="ce2" office:value-type="float" office:value="5.976047" calcext:value-type="float">
            <text:p>5.976047</text:p>
          </table:table-cell>
          <table:table-cell table:style-name="ce2" office:value-type="float" office:value="1.932151" calcext:value-type="float">
            <text:p>1.932151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25153" calcext:value-type="float">
            <text:p>188.25153</text:p>
          </table:table-cell>
          <table:table-cell table:number-columns-repeated="3"/>
        </table:table-row>
        <table:table-row table:style-name="ro1">
          <table:table-cell office:value-type="float" office:value="8.230593" calcext:value-type="float">
            <text:p>8.230593</text:p>
          </table:table-cell>
          <table:table-cell office:value-type="float" office:value="-0.002262" calcext:value-type="float">
            <text:p>-0.002262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8.058817" calcext:value-type="float">
            <text:p>128.058817</text:p>
          </table:table-cell>
          <table:table-cell table:style-name="ce2" office:value-type="float" office:value="5.967645" calcext:value-type="float">
            <text:p>5.967645</text:p>
          </table:table-cell>
          <table:table-cell table:style-name="ce2" office:value-type="float" office:value="1.932567" calcext:value-type="float">
            <text:p>1.932567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516578" calcext:value-type="float">
            <text:p>188.516578</text:p>
          </table:table-cell>
          <table:table-cell table:number-columns-repeated="3"/>
        </table:table-row>
        <table:table-row table:style-name="ro1">
          <table:table-cell office:value-type="float" office:value="8.001556" calcext:value-type="float">
            <text:p>8.001556</text:p>
          </table:table-cell>
          <table:table-cell office:value-type="float" office:value="-0.008217" calcext:value-type="float">
            <text:p>-0.008217</text:p>
          </table:table-cell>
          <table:table-cell office:value-type="float" office:value="0.099467" calcext:value-type="float">
            <text:p>0.099467</text:p>
          </table:table-cell>
          <table:table-cell/>
          <table:table-cell office:value-type="float" office:value="126.725349" calcext:value-type="float">
            <text:p>126.725349</text:p>
          </table:table-cell>
          <table:table-cell table:style-name="ce2" office:value-type="float" office:value="4.979412" calcext:value-type="float">
            <text:p>4.979412</text:p>
          </table:table-cell>
          <table:table-cell table:style-name="ce2" office:value-type="float" office:value="1.019266" calcext:value-type="float">
            <text:p>1.019266</text:p>
          </table:table-cell>
          <table:table-cell table:style-name="ce2" office:value-type="float" office:value="0.010657" calcext:value-type="float">
            <text:p>0.010657</text:p>
          </table:table-cell>
          <table:table-cell table:style-name="ce2"/>
          <table:table-cell table:style-name="ce2" office:value-type="float" office:value="223.721202" calcext:value-type="float">
            <text:p>223.721202</text:p>
          </table:table-cell>
          <table:table-cell table:number-columns-repeated="3"/>
        </table:table-row>
        <table:table-row table:style-name="ro1">
          <table:table-cell office:value-type="float" office:value="8.346525" calcext:value-type="float">
            <text:p>8.346525</text:p>
          </table:table-cell>
          <table:table-cell office:value-type="float" office:value="-0.00718" calcext:value-type="float">
            <text:p>-0.00718</text:p>
          </table:table-cell>
          <table:table-cell office:value-type="float" office:value="0.045293" calcext:value-type="float">
            <text:p>0.045293</text:p>
          </table:table-cell>
          <table:table-cell/>
          <table:table-cell office:value-type="float" office:value="128.796116" calcext:value-type="float">
            <text:p>128.796116</text:p>
          </table:table-cell>
          <table:table-cell table:style-name="ce2" office:value-type="float" office:value="5.976397" calcext:value-type="float">
            <text:p>5.976397</text:p>
          </table:table-cell>
          <table:table-cell table:style-name="ce2" office:value-type="float" office:value="1.920091" calcext:value-type="float">
            <text:p>1.920091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240506" calcext:value-type="float">
            <text:p>188.240506</text:p>
          </table:table-cell>
          <table:table-cell table:number-columns-repeated="3"/>
        </table:table-row>
        <table:table-row table:style-name="ro1">
          <table:table-cell office:value-type="float" office:value="8.376407" calcext:value-type="float">
            <text:p>8.376407</text:p>
          </table:table-cell>
          <table:table-cell office:value-type="float" office:value="-0.006465" calcext:value-type="float">
            <text:p>-0.006465</text:p>
          </table:table-cell>
          <table:table-cell office:value-type="float" office:value="0.075488" calcext:value-type="float">
            <text:p>0.075488</text:p>
          </table:table-cell>
          <table:table-cell/>
          <table:table-cell office:value-type="float" office:value="124.277627" calcext:value-type="float">
            <text:p>124.277627</text:p>
          </table:table-cell>
          <table:table-cell table:style-name="ce2" office:value-type="float" office:value="5.977415" calcext:value-type="float">
            <text:p>5.977415</text:p>
          </table:table-cell>
          <table:table-cell table:style-name="ce2" office:value-type="float" office:value="1.941075" calcext:value-type="float">
            <text:p>1.941075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187.037378" calcext:value-type="float">
            <text:p>187.037378</text:p>
          </table:table-cell>
          <table:table-cell table:number-columns-repeated="3"/>
        </table:table-row>
        <table:table-row table:style-name="ro1">
          <table:table-cell office:value-type="float" office:value="7.742678" calcext:value-type="float">
            <text:p>7.742678</text:p>
          </table:table-cell>
          <table:table-cell office:value-type="float" office:value="-0.004948" calcext:value-type="float">
            <text:p>-0.004948</text:p>
          </table:table-cell>
          <table:table-cell office:value-type="float" office:value="0.08881" calcext:value-type="float">
            <text:p>0.08881</text:p>
          </table:table-cell>
          <table:table-cell/>
          <table:table-cell office:value-type="float" office:value="132.512292" calcext:value-type="float">
            <text:p>132.512292</text:p>
          </table:table-cell>
          <table:table-cell table:style-name="ce2" office:value-type="float" office:value="5.977846" calcext:value-type="float">
            <text:p>5.977846</text:p>
          </table:table-cell>
          <table:table-cell table:style-name="ce2" office:value-type="float" office:value="1.911723" calcext:value-type="float">
            <text:p>1.911723</text:p>
          </table:table-cell>
          <table:table-cell table:style-name="ce2" office:value-type="float" office:value="0.001776" calcext:value-type="float">
            <text:p>0.001776</text:p>
          </table:table-cell>
          <table:table-cell table:style-name="ce2"/>
          <table:table-cell table:style-name="ce2" office:value-type="float" office:value="188.027597" calcext:value-type="float">
            <text:p>188.027597</text:p>
          </table:table-cell>
          <table:table-cell table:number-columns-repeated="3"/>
        </table:table-row>
        <table:table-row table:style-name="ro1">
          <table:table-cell office:value-type="float" office:value="8.157848" calcext:value-type="float">
            <text:p>8.157848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52398" calcext:value-type="float">
            <text:p>0.052398</text:p>
          </table:table-cell>
          <table:table-cell/>
          <table:table-cell office:value-type="float" office:value="130.794296" calcext:value-type="float">
            <text:p>130.794296</text:p>
          </table:table-cell>
          <table:table-cell table:style-name="ce2" office:value-type="float" office:value="5.962467" calcext:value-type="float">
            <text:p>5.962467</text:p>
          </table:table-cell>
          <table:table-cell table:style-name="ce2" office:value-type="float" office:value="1.933031" calcext:value-type="float">
            <text:p>1.933031</text:p>
          </table:table-cell>
          <table:table-cell table:style-name="ce2" office:value-type="float" office:value="0.006217" calcext:value-type="float">
            <text:p>0.006217</text:p>
          </table:table-cell>
          <table:table-cell table:style-name="ce2"/>
          <table:table-cell table:style-name="ce2" office:value-type="float" office:value="187.673996" calcext:value-type="float">
            <text:p>187.673996</text:p>
          </table:table-cell>
          <table:table-cell table:number-columns-repeated="3"/>
        </table:table-row>
        <table:table-row table:style-name="ro1">
          <table:table-cell office:value-type="float" office:value="8.168615" calcext:value-type="float">
            <text:p>8.16861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77265" calcext:value-type="float">
            <text:p>0.077265</text:p>
          </table:table-cell>
          <table:table-cell/>
          <table:table-cell office:value-type="float" office:value="127.194143" calcext:value-type="float">
            <text:p>127.194143</text:p>
          </table:table-cell>
          <table:table-cell table:style-name="ce2" office:value-type="float" office:value="4.980364" calcext:value-type="float">
            <text:p>4.980364</text:p>
          </table:table-cell>
          <table:table-cell table:style-name="ce2" office:value-type="float" office:value="1.024892" calcext:value-type="float">
            <text:p>1.024892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280792" calcext:value-type="float">
            <text:p>224.280792</text:p>
          </table:table-cell>
          <table:table-cell table:number-columns-repeated="3"/>
        </table:table-row>
        <table:table-row table:style-name="ro1">
          <table:table-cell office:value-type="float" office:value="7.754036" calcext:value-type="float">
            <text:p>7.754036</text:p>
          </table:table-cell>
          <table:table-cell office:value-type="float" office:value="-0.006736" calcext:value-type="float">
            <text:p>-0.006736</text:p>
          </table:table-cell>
          <table:table-cell office:value-type="float" office:value="0.059503" calcext:value-type="float">
            <text:p>0.059503</text:p>
          </table:table-cell>
          <table:table-cell/>
          <table:table-cell office:value-type="float" office:value="136.574038" calcext:value-type="float">
            <text:p>136.574038</text:p>
          </table:table-cell>
          <table:table-cell table:style-name="ce2" office:value-type="float" office:value="4.97482" calcext:value-type="float">
            <text:p>4.97482</text:p>
          </table:table-cell>
          <table:table-cell table:style-name="ce2" office:value-type="float" office:value="1.003471" calcext:value-type="float">
            <text:p>1.003471</text:p>
          </table:table-cell>
          <table:table-cell table:style-name="ce2" office:value-type="float" office:value="0.005329" calcext:value-type="float">
            <text:p>0.005329</text:p>
          </table:table-cell>
          <table:table-cell table:style-name="ce2"/>
          <table:table-cell table:style-name="ce2" office:value-type="float" office:value="225.133778" calcext:value-type="float">
            <text:p>225.133778</text:p>
          </table:table-cell>
          <table:table-cell table:number-columns-repeated="3"/>
        </table:table-row>
        <table:table-row table:style-name="ro1">
          <table:table-cell office:value-type="float" office:value="8.303388" calcext:value-type="float">
            <text:p>8.303388</text:p>
          </table:table-cell>
          <table:table-cell office:value-type="float" office:value="-0.007635" calcext:value-type="float">
            <text:p>-0.007635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6.09311" calcext:value-type="float">
            <text:p>126.09311</text:p>
          </table:table-cell>
          <table:table-cell table:style-name="ce2" office:value-type="float" office:value="4.981131" calcext:value-type="float">
            <text:p>4.981131</text:p>
          </table:table-cell>
          <table:table-cell table:style-name="ce2" office:value-type="float" office:value="1.000235" calcext:value-type="float">
            <text:p>1.000235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045499" calcext:value-type="float">
            <text:p>224.045499</text:p>
          </table:table-cell>
          <table:table-cell table:number-columns-repeated="3"/>
        </table:table-row>
        <table:table-row table:style-name="ro1">
          <table:table-cell office:value-type="float" office:value="8.653475" calcext:value-type="float">
            <text:p>8.653475</text:p>
          </table:table-cell>
          <table:table-cell office:value-type="float" office:value="-0.006935" calcext:value-type="float">
            <text:p>-0.006935</text:p>
          </table:table-cell>
          <table:table-cell office:value-type="float" office:value="0.063943" calcext:value-type="float">
            <text:p>0.063943</text:p>
          </table:table-cell>
          <table:table-cell/>
          <table:table-cell office:value-type="float" office:value="121.800779" calcext:value-type="float">
            <text:p>121.800779</text:p>
          </table:table-cell>
          <table:table-cell table:style-name="ce2" office:value-type="float" office:value="5.032031" calcext:value-type="float">
            <text:p>5.032031</text:p>
          </table:table-cell>
          <table:table-cell table:style-name="ce2" office:value-type="float" office:value="1.034797" calcext:value-type="float">
            <text:p>1.034797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1.779235" calcext:value-type="float">
            <text:p>221.779235</text:p>
          </table:table-cell>
          <table:table-cell table:number-columns-repeated="3"/>
        </table:table-row>
        <table:table-row table:style-name="ro1">
          <table:table-cell office:value-type="float" office:value="8.247834" calcext:value-type="float">
            <text:p>8.247834</text:p>
          </table:table-cell>
          <table:table-cell office:value-type="float" office:value="-0.00845" calcext:value-type="float">
            <text:p>-0.00845</text:p>
          </table:table-cell>
          <table:table-cell office:value-type="float" office:value="0.106572" calcext:value-type="float">
            <text:p>0.106572</text:p>
          </table:table-cell>
          <table:table-cell/>
          <table:table-cell office:value-type="float" office:value="121.971417" calcext:value-type="float">
            <text:p>121.971417</text:p>
          </table:table-cell>
          <table:table-cell table:style-name="ce2" office:value-type="float" office:value="5.960319" calcext:value-type="float">
            <text:p>5.960319</text:p>
          </table:table-cell>
          <table:table-cell table:style-name="ce2" office:value-type="float" office:value="1.925991" calcext:value-type="float">
            <text:p>1.925991</text:p>
          </table:table-cell>
          <table:table-cell table:style-name="ce2" office:value-type="float" office:value="0.001776" calcext:value-type="float">
            <text:p>0.001776</text:p>
          </table:table-cell>
          <table:table-cell table:style-name="ce2"/>
          <table:table-cell table:style-name="ce2" office:value-type="float" office:value="188.580509" calcext:value-type="float">
            <text:p>188.580509</text:p>
          </table:table-cell>
          <table:table-cell table:number-columns-repeated="3"/>
        </table:table-row>
        <table:table-row table:style-name="ro1">
          <table:table-cell office:value-type="float" office:value="8.430892" calcext:value-type="float">
            <text:p>8.430892</text:p>
          </table:table-cell>
          <table:table-cell office:value-type="float" office:value="-0.006819" calcext:value-type="float">
            <text:p>-0.006819</text:p>
          </table:table-cell>
          <table:table-cell office:value-type="float" office:value="0.042629" calcext:value-type="float">
            <text:p>0.042629</text:p>
          </table:table-cell>
          <table:table-cell/>
          <table:table-cell office:value-type="float" office:value="127.863102" calcext:value-type="float">
            <text:p>127.863102</text:p>
          </table:table-cell>
          <table:table-cell table:style-name="ce2" office:value-type="float" office:value="4.976667" calcext:value-type="float">
            <text:p>4.976667</text:p>
          </table:table-cell>
          <table:table-cell table:style-name="ce2" office:value-type="float" office:value="1.014631" calcext:value-type="float">
            <text:p>1.014631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47399" calcext:value-type="float">
            <text:p>224.447399</text:p>
          </table:table-cell>
          <table:table-cell table:number-columns-repeated="3"/>
        </table:table-row>
        <table:table-row table:style-name="ro1">
          <table:table-cell office:value-type="float" office:value="7.718914" calcext:value-type="float">
            <text:p>7.718914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37.065913" calcext:value-type="float">
            <text:p>137.065913</text:p>
          </table:table-cell>
          <table:table-cell table:style-name="ce2" office:value-type="float" office:value="4.979258" calcext:value-type="float">
            <text:p>4.979258</text:p>
          </table:table-cell>
          <table:table-cell table:style-name="ce2" office:value-type="float" office:value="1.009137" calcext:value-type="float">
            <text:p>1.009137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29777" calcext:value-type="float">
            <text:p>224.129777</text:p>
          </table:table-cell>
          <table:table-cell table:number-columns-repeated="3"/>
        </table:table-row>
        <table:table-row table:style-name="ro1">
          <table:table-cell office:value-type="float" office:value="8.900261" calcext:value-type="float">
            <text:p>8.900261</text:p>
          </table:table-cell>
          <table:table-cell office:value-type="float" office:value="-0.006545" calcext:value-type="float">
            <text:p>-0.006545</text:p>
          </table:table-cell>
          <table:table-cell office:value-type="float" office:value="0.029307" calcext:value-type="float">
            <text:p>0.029307</text:p>
          </table:table-cell>
          <table:table-cell/>
          <table:table-cell office:value-type="float" office:value="122.805388" calcext:value-type="float">
            <text:p>122.805388</text:p>
          </table:table-cell>
          <table:table-cell table:style-name="ce2" office:value-type="float" office:value="4.977005" calcext:value-type="float">
            <text:p>4.977005</text:p>
          </table:table-cell>
          <table:table-cell table:style-name="ce2" office:value-type="float" office:value="1.029742" calcext:value-type="float">
            <text:p>1.029742</text:p>
          </table:table-cell>
          <table:table-cell table:style-name="ce2" office:value-type="float" office:value="0.007105" calcext:value-type="float">
            <text:p>0.007105</text:p>
          </table:table-cell>
          <table:table-cell table:style-name="ce2"/>
          <table:table-cell table:style-name="ce2" office:value-type="float" office:value="224.633087" calcext:value-type="float">
            <text:p>224.633087</text:p>
          </table:table-cell>
          <table:table-cell table:number-columns-repeated="3"/>
        </table:table-row>
        <table:table-row table:style-name="ro1">
          <table:table-cell office:value-type="float" office:value="8.492146" calcext:value-type="float">
            <text:p>8.49214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90586" calcext:value-type="float">
            <text:p>0.090586</text:p>
          </table:table-cell>
          <table:table-cell/>
          <table:table-cell office:value-type="float" office:value="120.582006" calcext:value-type="float">
            <text:p>120.582006</text:p>
          </table:table-cell>
          <table:table-cell table:style-name="ce2" office:value-type="float" office:value="5.965955" calcext:value-type="float">
            <text:p>5.965955</text:p>
          </table:table-cell>
          <table:table-cell table:style-name="ce2" office:value-type="float" office:value="1.923323" calcext:value-type="float">
            <text:p>1.923323</text:p>
          </table:table-cell>
          <table:table-cell table:style-name="ce2" office:value-type="float" office:value="0.000888" calcext:value-type="float">
            <text:p>0.000888</text:p>
          </table:table-cell>
          <table:table-cell table:style-name="ce2"/>
          <table:table-cell table:style-name="ce2" office:value-type="float" office:value="188.569977" calcext:value-type="float">
            <text:p>188.569977</text:p>
          </table:table-cell>
          <table:table-cell table:number-columns-repeated="3"/>
        </table:table-row>
        <table:table-row table:style-name="ro1">
          <table:table-cell office:value-type="float" office:value="8.387133" calcext:value-type="float">
            <text:p>8.387133</text:p>
          </table:table-cell>
          <table:table-cell office:value-type="float" office:value="-0.006774" calcext:value-type="float">
            <text:p>-0.006774</text:p>
          </table:table-cell>
          <table:table-cell office:value-type="float" office:value="0.063055" calcext:value-type="float">
            <text:p>0.063055</text:p>
          </table:table-cell>
          <table:table-cell/>
          <table:table-cell office:value-type="float" office:value="125.787916" calcext:value-type="float">
            <text:p>125.787916</text:p>
          </table:table-cell>
          <table:table-cell table:style-name="ce2" office:value-type="float" office:value="4.976655" calcext:value-type="float">
            <text:p>4.976655</text:p>
          </table:table-cell>
          <table:table-cell table:style-name="ce2" office:value-type="float" office:value="1.042906" calcext:value-type="float">
            <text:p>1.042906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447947" calcext:value-type="float">
            <text:p>224.447947</text:p>
          </table:table-cell>
          <table:table-cell table:number-columns-repeated="3"/>
        </table:table-row>
        <table:table-row table:style-name="ro1">
          <table:table-cell office:value-type="float" office:value="8.654335" calcext:value-type="float">
            <text:p>8.654335</text:p>
          </table:table-cell>
          <table:table-cell office:value-type="float" office:value="-0.007567" calcext:value-type="float">
            <text:p>-0.007567</text:p>
          </table:table-cell>
          <table:table-cell office:value-type="float" office:value="0.056838" calcext:value-type="float">
            <text:p>0.056838</text:p>
          </table:table-cell>
          <table:table-cell/>
          <table:table-cell office:value-type="float" office:value="122.713068" calcext:value-type="float">
            <text:p>122.713068</text:p>
          </table:table-cell>
          <table:table-cell table:style-name="ce2" office:value-type="float" office:value="4.979416" calcext:value-type="float">
            <text:p>4.979416</text:p>
          </table:table-cell>
          <table:table-cell table:style-name="ce2" office:value-type="float" office:value="1.027657" calcext:value-type="float">
            <text:p>1.027657</text:p>
          </table:table-cell>
          <table:table-cell table:style-name="ce2" office:value-type="float" office:value="0.010657" calcext:value-type="float">
            <text:p>0.010657</text:p>
          </table:table-cell>
          <table:table-cell table:style-name="ce2"/>
          <table:table-cell table:style-name="ce2" office:value-type="float" office:value="223.721019" calcext:value-type="float">
            <text:p>223.721019</text:p>
          </table:table-cell>
          <table:table-cell table:number-columns-repeated="3"/>
        </table:table-row>
        <table:table-row table:style-name="ro1">
          <table:table-cell office:value-type="float" office:value="7.982862" calcext:value-type="float">
            <text:p>7.982862</text:p>
          </table:table-cell>
          <table:table-cell office:value-type="float" office:value="-0.002736" calcext:value-type="float">
            <text:p>-0.002736</text:p>
          </table:table-cell>
          <table:table-cell office:value-type="float" office:value="0.086146" calcext:value-type="float">
            <text:p>0.086146</text:p>
          </table:table-cell>
          <table:table-cell/>
          <table:table-cell office:value-type="float" office:value="128.901139" calcext:value-type="float">
            <text:p>128.901139</text:p>
          </table:table-cell>
          <table:table-cell table:style-name="ce2" office:value-type="float" office:value="4.975321" calcext:value-type="float">
            <text:p>4.975321</text:p>
          </table:table-cell>
          <table:table-cell table:style-name="ce2" office:value-type="float" office:value="1.025926" calcext:value-type="float">
            <text:p>1.025926</text:p>
          </table:table-cell>
          <table:table-cell table:style-name="ce2" office:value-type="float" office:value="0.007993" calcext:value-type="float">
            <text:p>0.007993</text:p>
          </table:table-cell>
          <table:table-cell table:style-name="ce2"/>
          <table:table-cell table:style-name="ce2" office:value-type="float" office:value="224.508125" calcext:value-type="float">
            <text:p>224.508125</text:p>
          </table:table-cell>
          <table:table-cell table:number-columns-repeated="3"/>
        </table:table-row>
        <table:table-row table:style-name="ro1">
          <table:table-cell office:value-type="float" office:value="8.369132" calcext:value-type="float">
            <text:p>8.369132</text:p>
          </table:table-cell>
          <table:table-cell office:value-type="float" office:value="-0.008065" calcext:value-type="float">
            <text:p>-0.008065</text:p>
          </table:table-cell>
          <table:table-cell office:value-type="float" office:value="0.060391" calcext:value-type="float">
            <text:p>0.060391</text:p>
          </table:table-cell>
          <table:table-cell/>
          <table:table-cell office:value-type="float" office:value="126.416932" calcext:value-type="float">
            <text:p>126.416932</text:p>
          </table:table-cell>
          <table:table-cell table:style-name="ce2" office:value-type="float" office:value="5.963775" calcext:value-type="float">
            <text:p>5.963775</text:p>
          </table:table-cell>
          <table:table-cell table:style-name="ce2" office:value-type="float" office:value="1.94023" calcext:value-type="float">
            <text:p>1.94023</text:p>
          </table:table-cell>
          <table:table-cell table:style-name="ce2" office:value-type="float" office:value="0.002664" calcext:value-type="float">
            <text:p>0.002664</text:p>
          </table:table-cell>
          <table:table-cell table:style-name="ce2"/>
          <table:table-cell table:style-name="ce2" office:value-type="float" office:value="188.303544" calcext:value-type="float">
            <text:p>188.303544</text:p>
          </table:table-cell>
          <table:table-cell table:number-columns-repeated="3"/>
        </table:table-row>
        <table:table-row table:style-name="ro1">
          <table:table-cell office:value-type="float" office:value="7.995514" calcext:value-type="float">
            <text:p>7.995514</text:p>
          </table:table-cell>
          <table:table-cell office:value-type="float" office:value="-0.007223" calcext:value-type="float">
            <text:p>-0.007223</text:p>
          </table:table-cell>
          <table:table-cell office:value-type="float" office:value="0.082593" calcext:value-type="float">
            <text:p>0.082593</text:p>
          </table:table-cell>
          <table:table-cell/>
          <table:table-cell office:value-type="float" office:value="129.197449" calcext:value-type="float">
            <text:p>129.197449</text:p>
          </table:table-cell>
          <table:table-cell table:style-name="ce2" office:value-type="float" office:value="4.964166" calcext:value-type="float">
            <text:p>4.964166</text:p>
          </table:table-cell>
          <table:table-cell table:style-name="ce2" office:value-type="float" office:value="1.011686" calcext:value-type="float">
            <text:p>1.011686</text:p>
          </table:table-cell>
          <table:table-cell table:style-name="ce2" office:value-type="float" office:value="0.002664" calcext:value-type="float">
            <text:p>0.002664</text:p>
          </table:table-cell>
          <table:table-cell table:style-name="ce2"/>
          <table:table-cell table:style-name="ce2" office:value-type="float" office:value="226.221286" calcext:value-type="float">
            <text:p>226.221286</text:p>
          </table:table-cell>
          <table:table-cell table:number-columns-repeated="3"/>
        </table:table-row>
        <table:table-row table:style-name="ro1">
          <table:table-cell office:value-type="float" office:value="7.79742" calcext:value-type="float">
            <text:p>7.79742</text:p>
          </table:table-cell>
          <table:table-cell office:value-type="float" office:value="-0.005131" calcext:value-type="float">
            <text:p>-0.005131</text:p>
          </table:table-cell>
          <table:table-cell office:value-type="float" office:value="0.096803" calcext:value-type="float">
            <text:p>0.096803</text:p>
          </table:table-cell>
          <table:table-cell/>
          <table:table-cell office:value-type="float" office:value="130.427756" calcext:value-type="float">
            <text:p>130.427756</text:p>
          </table:table-cell>
          <table:table-cell table:style-name="ce2" office:value-type="float" office:value="4.977318" calcext:value-type="float">
            <text:p>4.977318</text:p>
          </table:table-cell>
          <table:table-cell table:style-name="ce2" office:value-type="float" office:value="1.012444" calcext:value-type="float">
            <text:p>1.012444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217147" calcext:value-type="float">
            <text:p>224.217147</text:p>
          </table:table-cell>
          <table:table-cell table:number-columns-repeated="3"/>
        </table:table-row>
        <table:table-row table:style-name="ro1">
          <table:table-cell office:value-type="float" office:value="8.392829" calcext:value-type="float">
            <text:p>8.392829</text:p>
          </table:table-cell>
          <table:table-cell office:value-type="float" office:value="-0.008465" calcext:value-type="float">
            <text:p>-0.008465</text:p>
          </table:table-cell>
          <table:table-cell office:value-type="float" office:value="0.040853" calcext:value-type="float">
            <text:p>0.040853</text:p>
          </table:table-cell>
          <table:table-cell/>
          <table:table-cell office:value-type="float" office:value="128.681283" calcext:value-type="float">
            <text:p>128.681283</text:p>
          </table:table-cell>
          <table:table-cell table:style-name="ce2" office:value-type="float" office:value="4.982983" calcext:value-type="float">
            <text:p>4.982983</text:p>
          </table:table-cell>
          <table:table-cell table:style-name="ce2" office:value-type="float" office:value="1.01894" calcext:value-type="float">
            <text:p>1.01894</text:p>
          </table:table-cell>
          <table:table-cell table:style-name="ce2" office:value-type="float" office:value="0.009769" calcext:value-type="float">
            <text:p>0.009769</text:p>
          </table:table-cell>
          <table:table-cell table:style-name="ce2"/>
          <table:table-cell table:style-name="ce2" office:value-type="float" office:value="223.761545" calcext:value-type="float">
            <text:p>223.761545</text:p>
          </table:table-cell>
          <table:table-cell table:number-columns-repeated="3"/>
        </table:table-row>
        <table:table-row table:style-name="ro1">
          <table:table-cell office:value-type="float" office:value="8.06289" calcext:value-type="float">
            <text:p>8.0628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7016" calcext:value-type="float">
            <text:p>0.07016</text:p>
          </table:table-cell>
          <table:table-cell/>
          <table:table-cell office:value-type="float" office:value="129.854183" calcext:value-type="float">
            <text:p>129.854183</text:p>
          </table:table-cell>
          <table:table-cell table:style-name="ce2" office:value-type="float" office:value="4.978003" calcext:value-type="float">
            <text:p>4.978003</text:p>
          </table:table-cell>
          <table:table-cell table:style-name="ce2" office:value-type="float" office:value="1.020772" calcext:value-type="float">
            <text:p>1.020772</text:p>
          </table:table-cell>
          <table:table-cell table:style-name="ce2" office:value-type="float" office:value="0.008881" calcext:value-type="float">
            <text:p>0.008881</text:p>
          </table:table-cell>
          <table:table-cell table:style-name="ce2"/>
          <table:table-cell table:style-name="ce2" office:value-type="float" office:value="224.186284" calcext:value-type="float">
            <text:p>224.186284</text:p>
          </table:table-cell>
          <table:table-cell table:number-columns-repeated="3"/>
        </table:table-row>
        <table:table-row table:style-name="ro1">
          <table:table-cell office:value-type="float" office:value="7.877496" calcext:value-type="float">
            <text:p>7.877496</text:p>
          </table:table-cell>
          <table:table-cell office:value-type="float" office:value="-0.00836" calcext:value-type="float">
            <text:p>-0.00836</text:p>
          </table:table-cell>
          <table:table-cell office:value-type="float" office:value="0.098579" calcext:value-type="float">
            <text:p>0.098579</text:p>
          </table:table-cell>
          <table:table-cell/>
          <table:table-cell office:value-type="float" office:value="128.84805" calcext:value-type="float">
            <text:p>128.84805</text:p>
          </table:table-cell>
          <table:table-cell table:style-name="ce2" office:value-type="float" office:value="5.968673" calcext:value-type="float">
            <text:p>5.968673</text:p>
          </table:table-cell>
          <table:table-cell table:style-name="ce2" office:value-type="float" office:value="1.905998" calcext:value-type="float">
            <text:p>1.905998</text:p>
          </table:table-cell>
          <table:table-cell table:style-name="ce2" office:value-type="float" office:value="0.001776" calcext:value-type="float">
            <text:p>0.001776</text:p>
          </table:table-cell>
          <table:table-cell table:style-name="ce2"/>
          <table:table-cell table:style-name="ce2" office:value-type="float" office:value="188.316566" calcext:value-type="float">
            <text:p>188.316566</text:p>
          </table:table-cell>
          <table:table-cell table:number-columns-repeated="3"/>
        </table:table-row>
        <table:table-row table:style-name="ro1">
          <table:table-cell office:value-type="float" office:value="8.171476" calcext:value-type="float">
            <text:p>8.171476</text:p>
          </table:table-cell>
          <table:table-cell office:value-type="float" office:value="-0.006491" calcext:value-type="float">
            <text:p>-0.006491</text:p>
          </table:table-cell>
          <table:table-cell office:value-type="float" office:value="0.061279" calcext:value-type="float">
            <text:p>0.061279</text:p>
          </table:table-cell>
          <table:table-cell/>
          <table:table-cell office:value-type="float" office:value="129.352398" calcext:value-type="float">
            <text:p>129.352398</text:p>
          </table:table-cell>
          <table:table-cell table:style-name="ce2" office:value-type="float" office:value="4.966562" calcext:value-type="float">
            <text:p>4.966562</text:p>
          </table:table-cell>
          <table:table-cell table:style-name="ce2" office:value-type="float" office:value="1.03294" calcext:value-type="float">
            <text:p>1.03294</text:p>
          </table:table-cell>
          <table:table-cell table:style-name="ce2" office:value-type="float" office:value="0.003552" calcext:value-type="float">
            <text:p>0.003552</text:p>
          </table:table-cell>
          <table:table-cell table:style-name="ce2"/>
          <table:table-cell table:style-name="ce2" office:value-type="float" office:value="225.9108" calcext:value-type="float">
            <text:p>225.9108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5.103411" calcext:value-type="float">
            <text:p>5.103411</text:p>
          </table:table-cell>
          <table:table-cell office:value-type="float" office:value="1.951211" calcext:value-type="float">
            <text:p>1.951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.636738" calcext:value-type="float">
            <text:p>220.636738</text:p>
          </table:table-cell>
          <table:table-cell office:value-type="float" office:value="4.132064" calcext:value-type="float">
            <text:p>4.132064</text:p>
          </table:table-cell>
          <table:table-cell office:value-type="float" office:value="0.701841" calcext:value-type="float">
            <text:p>0.701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503049" calcext:value-type="float">
            <text:p>272.503049</text:p>
          </table:table-cell>
          <table:table-cell table:number-columns-repeated="3"/>
        </table:table-row>
        <table:table-row table:style-name="ro1">
          <table:table-cell office:value-type="float" office:value="5.001017" calcext:value-type="float">
            <text:p>5.001017</text:p>
          </table:table-cell>
          <table:table-cell office:value-type="float" office:value="1.820728" calcext:value-type="float">
            <text:p>1.820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.154199" calcext:value-type="float">
            <text:p>225.154199</text:p>
          </table:table-cell>
          <table:table-cell office:value-type="float" office:value="4.158917" calcext:value-type="float">
            <text:p>4.158917</text:p>
          </table:table-cell>
          <table:table-cell office:value-type="float" office:value="0.66506" calcext:value-type="float">
            <text:p>0.66506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70.503117" calcext:value-type="float">
            <text:p>270.503117</text:p>
          </table:table-cell>
          <table:table-cell table:number-columns-repeated="3"/>
        </table:table-row>
        <table:table-row table:style-name="ro1">
          <table:table-cell office:value-type="float" office:value="5.917341" calcext:value-type="float">
            <text:p>5.917341</text:p>
          </table:table-cell>
          <table:table-cell office:value-type="float" office:value="1.951134" calcext:value-type="float">
            <text:p>1.951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.288172" calcext:value-type="float">
            <text:p>190.288172</text:p>
          </table:table-cell>
          <table:table-cell office:value-type="float" office:value="4.145029" calcext:value-type="float">
            <text:p>4.145029</text:p>
          </table:table-cell>
          <table:table-cell office:value-type="float" office:value="0.684387" calcext:value-type="float">
            <text:p>0.68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.650688" calcext:value-type="float">
            <text:p>271.650688</text:p>
          </table:table-cell>
          <table:table-cell table:number-columns-repeated="3"/>
        </table:table-row>
        <table:table-row table:style-name="ro1">
          <table:table-cell office:value-type="float" office:value="5.517401" calcext:value-type="float">
            <text:p>5.517401</text:p>
          </table:table-cell>
          <table:table-cell office:value-type="float" office:value="1.951438" calcext:value-type="float">
            <text:p>1.951438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203.719107" calcext:value-type="float">
            <text:p>203.719107</text:p>
          </table:table-cell>
          <table:table-cell office:value-type="float" office:value="4.209766" calcext:value-type="float">
            <text:p>4.209766</text:p>
          </table:table-cell>
          <table:table-cell office:value-type="float" office:value="0.74081" calcext:value-type="float">
            <text:p>0.74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473305" calcext:value-type="float">
            <text:p>267.473305</text:p>
          </table:table-cell>
          <table:table-cell table:number-columns-repeated="3"/>
        </table:table-row>
        <table:table-row table:style-name="ro1">
          <table:table-cell office:value-type="float" office:value="5.96907" calcext:value-type="float">
            <text:p>5.96907</text:p>
          </table:table-cell>
          <table:table-cell office:value-type="float" office:value="1.950907" calcext:value-type="float">
            <text:p>1.950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.639103" calcext:value-type="float">
            <text:p>188.639103</text:p>
          </table:table-cell>
          <table:table-cell office:value-type="float" office:value="4.211911" calcext:value-type="float">
            <text:p>4.211911</text:p>
          </table:table-cell>
          <table:table-cell office:value-type="float" office:value="0.70805" calcext:value-type="float">
            <text:p>0.70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337085" calcext:value-type="float">
            <text:p>267.337085</text:p>
          </table:table-cell>
          <table:table-cell table:number-columns-repeated="3"/>
        </table:table-row>
        <table:table-row table:style-name="ro1">
          <table:table-cell office:value-type="float" office:value="4.959759" calcext:value-type="float">
            <text:p>4.959759</text:p>
          </table:table-cell>
          <table:table-cell office:value-type="float" office:value="1.871329" calcext:value-type="float">
            <text:p>1.871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02716" calcext:value-type="float">
            <text:p>227.02716</text:p>
          </table:table-cell>
          <table:table-cell office:value-type="float" office:value="4.230728" calcext:value-type="float">
            <text:p>4.230728</text:p>
          </table:table-cell>
          <table:table-cell office:value-type="float" office:value="0.740504" calcext:value-type="float">
            <text:p>0.740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.148054" calcext:value-type="float">
            <text:p>266.148054</text:p>
          </table:table-cell>
          <table:table-cell table:number-columns-repeated="3"/>
        </table:table-row>
        <table:table-row table:style-name="ro1">
          <table:table-cell office:value-type="float" office:value="6.006554" calcext:value-type="float">
            <text:p>6.006554</text:p>
          </table:table-cell>
          <table:table-cell office:value-type="float" office:value="1.951358" calcext:value-type="float">
            <text:p>1.951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.461899" calcext:value-type="float">
            <text:p>187.461899</text:p>
          </table:table-cell>
          <table:table-cell office:value-type="float" office:value="4.292966" calcext:value-type="float">
            <text:p>4.292966</text:p>
          </table:table-cell>
          <table:table-cell office:value-type="float" office:value="0.694381" calcext:value-type="float">
            <text:p>0.694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2.289514" calcext:value-type="float">
            <text:p>262.289514</text:p>
          </table:table-cell>
          <table:table-cell table:number-columns-repeated="3"/>
        </table:table-row>
        <table:table-row table:style-name="ro1">
          <table:table-cell office:value-type="float" office:value="4.963128" calcext:value-type="float">
            <text:p>4.963128</text:p>
          </table:table-cell>
          <table:table-cell office:value-type="float" office:value="1.7143" calcext:value-type="float">
            <text:p>1.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873049" calcext:value-type="float">
            <text:p>226.873049</text:p>
          </table:table-cell>
          <table:table-cell office:value-type="float" office:value="4.139353" calcext:value-type="float">
            <text:p>4.139353</text:p>
          </table:table-cell>
          <table:table-cell office:value-type="float" office:value="0.686442" calcext:value-type="float">
            <text:p>0.686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023186" calcext:value-type="float">
            <text:p>272.023186</text:p>
          </table:table-cell>
          <table:table-cell table:number-columns-repeated="3"/>
        </table:table-row>
        <table:table-row table:style-name="ro1">
          <table:table-cell office:value-type="float" office:value="5.09122" calcext:value-type="float">
            <text:p>5.09122</text:p>
          </table:table-cell>
          <table:table-cell office:value-type="float" office:value="0.950525" calcext:value-type="float">
            <text:p>0.950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.165069" calcext:value-type="float">
            <text:p>221.165069</text:p>
          </table:table-cell>
          <table:table-cell office:value-type="float" office:value="4.203858" calcext:value-type="float">
            <text:p>4.203858</text:p>
          </table:table-cell>
          <table:table-cell office:value-type="float" office:value="0.711423" calcext:value-type="float">
            <text:p>0.711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849206" calcext:value-type="float">
            <text:p>267.849206</text:p>
          </table:table-cell>
          <table:table-cell table:number-columns-repeated="3"/>
        </table:table-row>
        <table:table-row table:style-name="ro1">
          <table:table-cell office:value-type="float" office:value="5.87579" calcext:value-type="float">
            <text:p>5.87579</text:p>
          </table:table-cell>
          <table:table-cell office:value-type="float" office:value="1.951184" calcext:value-type="float">
            <text:p>1.95118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91.46362" calcext:value-type="float">
            <text:p>191.46362</text:p>
          </table:table-cell>
          <table:table-cell office:value-type="float" office:value="4.108215" calcext:value-type="float">
            <text:p>4.108215</text:p>
          </table:table-cell>
          <table:table-cell office:value-type="float" office:value="0.642747" calcext:value-type="float">
            <text:p>0.6427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4.084983" calcext:value-type="float">
            <text:p>274.084983</text:p>
          </table:table-cell>
          <table:table-cell table:number-columns-repeated="3"/>
        </table:table-row>
        <table:table-row table:style-name="ro1">
          <table:table-cell office:value-type="float" office:value="4.951156" calcext:value-type="float">
            <text:p>4.951156</text:p>
          </table:table-cell>
          <table:table-cell office:value-type="float" office:value="1.029878" calcext:value-type="float">
            <text:p>1.029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421641" calcext:value-type="float">
            <text:p>227.421641</text:p>
          </table:table-cell>
          <table:table-cell office:value-type="float" office:value="4.108151" calcext:value-type="float">
            <text:p>4.108151</text:p>
          </table:table-cell>
          <table:table-cell office:value-type="float" office:value="0.71283" calcext:value-type="float">
            <text:p>0.712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4.089246" calcext:value-type="float">
            <text:p>274.089246</text:p>
          </table:table-cell>
          <table:table-cell table:number-columns-repeated="3"/>
        </table:table-row>
        <table:table-row table:style-name="ro1">
          <table:table-cell office:value-type="float" office:value="4.966377" calcext:value-type="float">
            <text:p>4.966377</text:p>
          </table:table-cell>
          <table:table-cell office:value-type="float" office:value="1.737167" calcext:value-type="float">
            <text:p>1.737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724632" calcext:value-type="float">
            <text:p>226.724632</text:p>
          </table:table-cell>
          <table:table-cell office:value-type="float" office:value="4.006327" calcext:value-type="float">
            <text:p>4.006327</text:p>
          </table:table-cell>
          <table:table-cell office:value-type="float" office:value="0.655451" calcext:value-type="float">
            <text:p>0.655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1.055447" calcext:value-type="float">
            <text:p>281.055447</text:p>
          </table:table-cell>
          <table:table-cell table:number-columns-repeated="3"/>
        </table:table-row>
        <table:table-row table:style-name="ro1">
          <table:table-cell office:value-type="float" office:value="4.96457" calcext:value-type="float">
            <text:p>4.96457</text:p>
          </table:table-cell>
          <table:table-cell office:value-type="float" office:value="1.647771" calcext:value-type="float">
            <text:p>1.64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807153" calcext:value-type="float">
            <text:p>226.807153</text:p>
          </table:table-cell>
          <table:table-cell office:value-type="float" office:value="4.016429" calcext:value-type="float">
            <text:p>4.016429</text:p>
          </table:table-cell>
          <table:table-cell office:value-type="float" office:value="0.708457" calcext:value-type="float">
            <text:p>0.708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.348542" calcext:value-type="float">
            <text:p>280.348542</text:p>
          </table:table-cell>
          <table:table-cell table:number-columns-repeated="3"/>
        </table:table-row>
        <table:table-row table:style-name="ro1">
          <table:table-cell office:value-type="float" office:value="6.105022" calcext:value-type="float">
            <text:p>6.105022</text:p>
          </table:table-cell>
          <table:table-cell office:value-type="float" office:value="1.951244" calcext:value-type="float">
            <text:p>1.951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.438321" calcext:value-type="float">
            <text:p>184.438321</text:p>
          </table:table-cell>
          <table:table-cell office:value-type="float" office:value="4.124613" calcext:value-type="float">
            <text:p>4.124613</text:p>
          </table:table-cell>
          <table:table-cell office:value-type="float" office:value="0.924729" calcext:value-type="float">
            <text:p>0.924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995306" calcext:value-type="float">
            <text:p>272.995306</text:p>
          </table:table-cell>
          <table:table-cell table:number-columns-repeated="3"/>
        </table:table-row>
        <table:table-row table:style-name="ro1">
          <table:table-cell office:value-type="float" office:value="5.217282" calcext:value-type="float">
            <text:p>5.217282</text:p>
          </table:table-cell>
          <table:table-cell office:value-type="float" office:value="1.951174" calcext:value-type="float">
            <text:p>1.95117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15.629515" calcext:value-type="float">
            <text:p>215.629515</text:p>
          </table:table-cell>
          <table:table-cell office:value-type="float" office:value="4.298885" calcext:value-type="float">
            <text:p>4.298885</text:p>
          </table:table-cell>
          <table:table-cell office:value-type="float" office:value="0.607193" calcext:value-type="float">
            <text:p>0.607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1.928377" calcext:value-type="float">
            <text:p>261.928377</text:p>
          </table:table-cell>
          <table:table-cell table:number-columns-repeated="3"/>
        </table:table-row>
        <table:table-row table:style-name="ro1">
          <table:table-cell office:value-type="float" office:value="5.997487" calcext:value-type="float">
            <text:p>5.997487</text:p>
          </table:table-cell>
          <table:table-cell office:value-type="float" office:value="1.950782" calcext:value-type="float">
            <text:p>1.950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.745306" calcext:value-type="float">
            <text:p>187.745306</text:p>
          </table:table-cell>
          <table:table-cell office:value-type="float" office:value="4.944724" calcext:value-type="float">
            <text:p>4.944724</text:p>
          </table:table-cell>
          <table:table-cell office:value-type="float" office:value="0.667695" calcext:value-type="float">
            <text:p>0.6676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717458" calcext:value-type="float">
            <text:p>227.717458</text:p>
          </table:table-cell>
          <table:table-cell table:number-columns-repeated="3"/>
        </table:table-row>
        <table:table-row table:style-name="ro1">
          <table:table-cell office:value-type="float" office:value="5.6195" calcext:value-type="float">
            <text:p>5.6195</text:p>
          </table:table-cell>
          <table:table-cell office:value-type="float" office:value="1.951364" calcext:value-type="float">
            <text:p>1.951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.373702" calcext:value-type="float">
            <text:p>200.373702</text:p>
          </table:table-cell>
          <table:table-cell office:value-type="float" office:value="4.209841" calcext:value-type="float">
            <text:p>4.209841</text:p>
          </table:table-cell>
          <table:table-cell office:value-type="float" office:value="0.676277" calcext:value-type="float">
            <text:p>0.6762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468533" calcext:value-type="float">
            <text:p>267.468533</text:p>
          </table:table-cell>
          <table:table-cell table:number-columns-repeated="3"/>
        </table:table-row>
        <table:table-row table:style-name="ro1">
          <table:table-cell office:value-type="float" office:value="5.042791" calcext:value-type="float">
            <text:p>5.042791</text:p>
          </table:table-cell>
          <table:table-cell office:value-type="float" office:value="1.836115" calcext:value-type="float">
            <text:p>1.836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289042" calcext:value-type="float">
            <text:p>223.289042</text:p>
          </table:table-cell>
          <table:table-cell office:value-type="float" office:value="4.246248" calcext:value-type="float">
            <text:p>4.246248</text:p>
          </table:table-cell>
          <table:table-cell office:value-type="float" office:value="0.670298" calcext:value-type="float">
            <text:p>0.670298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64.939777" calcext:value-type="float">
            <text:p>264.939777</text:p>
          </table:table-cell>
          <table:table-cell table:number-columns-repeated="3"/>
        </table:table-row>
        <table:table-row table:style-name="ro1">
          <table:table-cell office:value-type="float" office:value="5.552611" calcext:value-type="float">
            <text:p>5.552611</text:p>
          </table:table-cell>
          <table:table-cell office:value-type="float" office:value="1.950573" calcext:value-type="float">
            <text:p>1.950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.787486" calcext:value-type="float">
            <text:p>202.787486</text:p>
          </table:table-cell>
          <table:table-cell office:value-type="float" office:value="4.265547" calcext:value-type="float">
            <text:p>4.265547</text:p>
          </table:table-cell>
          <table:table-cell office:value-type="float" office:value="0.580764" calcext:value-type="float">
            <text:p>0.580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3.975521" calcext:value-type="float">
            <text:p>263.975521</text:p>
          </table:table-cell>
          <table:table-cell table:number-columns-repeated="3"/>
        </table:table-row>
        <table:table-row table:style-name="ro1">
          <table:table-cell office:value-type="float" office:value="4.042945" calcext:value-type="float">
            <text:p>4.042945</text:p>
          </table:table-cell>
          <table:table-cell office:value-type="float" office:value="1.005656" calcext:value-type="float">
            <text:p>1.005656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78.262511" calcext:value-type="float">
            <text:p>278.262511</text:p>
          </table:table-cell>
          <table:table-cell office:value-type="float" office:value="4.951095" calcext:value-type="float">
            <text:p>4.951095</text:p>
          </table:table-cell>
          <table:table-cell office:value-type="float" office:value="0.636363" calcext:value-type="float">
            <text:p>0.636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.424445" calcext:value-type="float">
            <text:p>227.424445</text:p>
          </table:table-cell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float" office:value="4.088049" calcext:value-type="float">
            <text:p>4.088049</text:p>
          </table:table-cell>
          <table:table-cell office:value-type="float" office:value="0.800703" calcext:value-type="float">
            <text:p>0.800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9.076998" calcext:value-type="float">
            <text:p>269.076998</text:p>
          </table:table-cell>
          <table:table-cell office:value-type="float" office:value="3.054447" calcext:value-type="float">
            <text:p>3.054447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130663" calcext:value-type="float">
            <text:p>360.130663</text:p>
          </table:table-cell>
          <table:table-cell table:number-columns-repeated="3"/>
        </table:table-row>
        <table:table-row table:style-name="ro1">
          <table:table-cell office:value-type="float" office:value="3.154341" calcext:value-type="float">
            <text:p>3.154341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8.725774" calcext:value-type="float">
            <text:p>348.725774</text:p>
          </table:table-cell>
          <table:table-cell office:value-type="float" office:value="3.967799" calcext:value-type="float">
            <text:p>3.967799</text:p>
          </table:table-cell>
          <table:table-cell office:value-type="float" office:value="0.849885" calcext:value-type="float">
            <text:p>0.8498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231789" calcext:value-type="float">
            <text:p>277.231789</text:p>
          </table:table-cell>
          <table:table-cell table:number-columns-repeated="3"/>
        </table:table-row>
        <table:table-row table:style-name="ro1">
          <table:table-cell office:value-type="float" office:value="4.099977" calcext:value-type="float">
            <text:p>4.099977</text:p>
          </table:table-cell>
          <table:table-cell office:value-type="float" office:value="0.797691" calcext:value-type="float">
            <text:p>0.79769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050299" calcext:value-type="float">
            <text:p>268.050299</text:p>
          </table:table-cell>
          <table:table-cell office:value-type="float" office:value="3.671483" calcext:value-type="float">
            <text:p>3.671483</text:p>
          </table:table-cell>
          <table:table-cell office:value-type="float" office:value="0.683173" calcext:value-type="float">
            <text:p>0.683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9.60645" calcext:value-type="float">
            <text:p>299.60645</text:p>
          </table:table-cell>
          <table:table-cell table:number-columns-repeated="3"/>
        </table:table-row>
        <table:table-row table:style-name="ro1">
          <table:table-cell office:value-type="float" office:value="4.098598" calcext:value-type="float">
            <text:p>4.098598</text:p>
          </table:table-cell>
          <table:table-cell office:value-type="float" office:value="0.07745" calcext:value-type="float">
            <text:p>0.07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8.551739" calcext:value-type="float">
            <text:p>348.551739</text:p>
          </table:table-cell>
          <table:table-cell office:value-type="float" office:value="3.885176" calcext:value-type="float">
            <text:p>3.885176</text:p>
          </table:table-cell>
          <table:table-cell office:value-type="float" office:value="0.83021" calcext:value-type="float">
            <text:p>0.83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3.127461" calcext:value-type="float">
            <text:p>283.127461</text:p>
          </table:table-cell>
          <table:table-cell table:number-columns-repeated="3"/>
        </table:table-row>
        <table:table-row table:style-name="ro1">
          <table:table-cell office:value-type="float" office:value="4.076303" calcext:value-type="float">
            <text:p>4.076303</text:p>
          </table:table-cell>
          <table:table-cell office:value-type="float" office:value="0.875842" calcext:value-type="float">
            <text:p>0.875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9.852363" calcext:value-type="float">
            <text:p>269.852363</text:p>
          </table:table-cell>
          <table:table-cell office:value-type="float" office:value="3.973021" calcext:value-type="float">
            <text:p>3.973021</text:p>
          </table:table-cell>
          <table:table-cell office:value-type="float" office:value="0.690816" calcext:value-type="float">
            <text:p>0.690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.867399" calcext:value-type="float">
            <text:p>276.867399</text:p>
          </table:table-cell>
          <table:table-cell table:number-columns-repeated="3"/>
        </table:table-row>
        <table:table-row table:style-name="ro1">
          <table:table-cell office:value-type="float" office:value="4.106356" calcext:value-type="float">
            <text:p>4.106356</text:p>
          </table:table-cell>
          <table:table-cell office:value-type="float" office:value="0.890125" calcext:value-type="float">
            <text:p>0.89012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7.633873" calcext:value-type="float">
            <text:p>267.633873</text:p>
          </table:table-cell>
          <table:table-cell office:value-type="float" office:value="3.825031" calcext:value-type="float">
            <text:p>3.825031</text:p>
          </table:table-cell>
          <table:table-cell office:value-type="float" office:value="0.740873" calcext:value-type="float">
            <text:p>0.7408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7.579365" calcext:value-type="float">
            <text:p>287.579365</text:p>
          </table:table-cell>
          <table:table-cell table:number-columns-repeated="3"/>
        </table:table-row>
        <table:table-row table:style-name="ro1">
          <table:table-cell office:value-type="float" office:value="4.071809" calcext:value-type="float">
            <text:p>4.071809</text:p>
          </table:table-cell>
          <table:table-cell office:value-type="float" office:value="0.70995" calcext:value-type="float">
            <text:p>0.70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150193" calcext:value-type="float">
            <text:p>270.150193</text:p>
          </table:table-cell>
          <table:table-cell office:value-type="float" office:value="3.968069" calcext:value-type="float">
            <text:p>3.968069</text:p>
          </table:table-cell>
          <table:table-cell office:value-type="float" office:value="0.796501" calcext:value-type="float">
            <text:p>0.796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212916" calcext:value-type="float">
            <text:p>277.212916</text:p>
          </table:table-cell>
          <table:table-cell table:number-columns-repeated="3"/>
        </table:table-row>
        <table:table-row table:style-name="ro1">
          <table:table-cell office:value-type="float" office:value="4.095503" calcext:value-type="float">
            <text:p>4.095503</text:p>
          </table:table-cell>
          <table:table-cell office:value-type="float" office:value="0.722486" calcext:value-type="float">
            <text:p>0.72248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343117" calcext:value-type="float">
            <text:p>268.343117</text:p>
          </table:table-cell>
          <table:table-cell office:value-type="float" office:value="3.968876" calcext:value-type="float">
            <text:p>3.968876</text:p>
          </table:table-cell>
          <table:table-cell office:value-type="float" office:value="0.78639" calcext:value-type="float">
            <text:p>0.78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156563" calcext:value-type="float">
            <text:p>277.156563</text:p>
          </table:table-cell>
          <table:table-cell table:number-columns-repeated="3"/>
        </table:table-row>
        <table:table-row table:style-name="ro1">
          <table:table-cell office:value-type="float" office:value="4.094458" calcext:value-type="float">
            <text:p>4.094458</text:p>
          </table:table-cell>
          <table:table-cell office:value-type="float" office:value="0.813542" calcext:value-type="float">
            <text:p>0.8135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655836" calcext:value-type="float">
            <text:p>268.655836</text:p>
          </table:table-cell>
          <table:table-cell office:value-type="float" office:value="3.965719" calcext:value-type="float">
            <text:p>3.965719</text:p>
          </table:table-cell>
          <table:table-cell office:value-type="float" office:value="0.830963" calcext:value-type="float">
            <text:p>0.830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377193" calcext:value-type="float">
            <text:p>277.377193</text:p>
          </table:table-cell>
          <table:table-cell table:number-columns-repeated="3"/>
        </table:table-row>
        <table:table-row table:style-name="ro1">
          <table:table-cell office:value-type="float" office:value="4.043756" calcext:value-type="float">
            <text:p>4.043756</text:p>
          </table:table-cell>
          <table:table-cell office:value-type="float" office:value="0.780471" calcext:value-type="float">
            <text:p>0.78047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1.777031" calcext:value-type="float">
            <text:p>271.777031</text:p>
          </table:table-cell>
          <table:table-cell office:value-type="float" office:value="3.968779" calcext:value-type="float">
            <text:p>3.968779</text:p>
          </table:table-cell>
          <table:table-cell office:value-type="float" office:value="0.796879" calcext:value-type="float">
            <text:p>0.796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163323" calcext:value-type="float">
            <text:p>277.163323</text:p>
          </table:table-cell>
          <table:table-cell table:number-columns-repeated="3"/>
        </table:table-row>
        <table:table-row table:style-name="ro1">
          <table:table-cell office:value-type="float" office:value="4.149778" calcext:value-type="float">
            <text:p>4.149778</text:p>
          </table:table-cell>
          <table:table-cell office:value-type="float" office:value="0.050712" calcext:value-type="float">
            <text:p>0.050712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8.483977" calcext:value-type="float">
            <text:p>348.483977</text:p>
          </table:table-cell>
          <table:table-cell office:value-type="float" office:value="3.928377" calcext:value-type="float">
            <text:p>3.928377</text:p>
          </table:table-cell>
          <table:table-cell office:value-type="float" office:value="0.685261" calcext:value-type="float">
            <text:p>0.685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.013864" calcext:value-type="float">
            <text:p>280.013864</text:p>
          </table:table-cell>
          <table:table-cell table:number-columns-repeated="3"/>
        </table:table-row>
        <table:table-row table:style-name="ro1">
          <table:table-cell office:value-type="float" office:value="4.015252" calcext:value-type="float">
            <text:p>4.015252</text:p>
          </table:table-cell>
          <table:table-cell office:value-type="float" office:value="0.742774" calcext:value-type="float">
            <text:p>0.742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3.9554" calcext:value-type="float">
            <text:p>273.9554</text:p>
          </table:table-cell>
          <table:table-cell office:value-type="float" office:value="3.964325" calcext:value-type="float">
            <text:p>3.964325</text:p>
          </table:table-cell>
          <table:table-cell office:value-type="float" office:value="0.753257" calcext:value-type="float">
            <text:p>0.753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74714" calcext:value-type="float">
            <text:p>277.474714</text:p>
          </table:table-cell>
          <table:table-cell table:number-columns-repeated="3"/>
        </table:table-row>
        <table:table-row table:style-name="ro1">
          <table:table-cell office:value-type="float" office:value="4.12623" calcext:value-type="float">
            <text:p>4.12623</text:p>
          </table:table-cell>
          <table:table-cell office:value-type="float" office:value="0.841181" calcext:value-type="float">
            <text:p>0.841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.587175" calcext:value-type="float">
            <text:p>266.587175</text:p>
          </table:table-cell>
          <table:table-cell office:value-type="float" office:value="3.382533" calcext:value-type="float">
            <text:p>3.382533</text:p>
          </table:table-cell>
          <table:table-cell office:value-type="float" office:value="0.254719" calcext:value-type="float">
            <text:p>0.254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5.200095" calcext:value-type="float">
            <text:p>325.200095</text:p>
          </table:table-cell>
          <table:table-cell table:number-columns-repeated="3"/>
        </table:table-row>
        <table:table-row table:style-name="ro1">
          <table:table-cell office:value-type="float" office:value="4.123826" calcext:value-type="float">
            <text:p>4.123826</text:p>
          </table:table-cell>
          <table:table-cell office:value-type="float" office:value="0.78159" calcext:value-type="float">
            <text:p>0.78159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6.500088" calcext:value-type="float">
            <text:p>266.500088</text:p>
          </table:table-cell>
          <table:table-cell office:value-type="float" office:value="3.605359" calcext:value-type="float">
            <text:p>3.605359</text:p>
          </table:table-cell>
          <table:table-cell office:value-type="float" office:value="0.446715" calcext:value-type="float">
            <text:p>0.446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.101372" calcext:value-type="float">
            <text:p>305.101372</text:p>
          </table:table-cell>
          <table:table-cell table:number-columns-repeated="3"/>
        </table:table-row>
        <table:table-row table:style-name="ro1">
          <table:table-cell office:value-type="float" office:value="4.11843" calcext:value-type="float">
            <text:p>4.11843</text:p>
          </table:table-cell>
          <table:table-cell office:value-type="float" office:value="0.784275" calcext:value-type="float">
            <text:p>0.784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092078" calcext:value-type="float">
            <text:p>267.092078</text:p>
          </table:table-cell>
          <table:table-cell office:value-type="float" office:value="3.629925" calcext:value-type="float">
            <text:p>3.629925</text:p>
          </table:table-cell>
          <table:table-cell office:value-type="float" office:value="0.465535" calcext:value-type="float">
            <text:p>0.465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.036563" calcext:value-type="float">
            <text:p>303.036563</text:p>
          </table:table-cell>
          <table:table-cell table:number-columns-repeated="3"/>
        </table:table-row>
        <table:table-row table:style-name="ro1">
          <table:table-cell office:value-type="float" office:value="4.113085" calcext:value-type="float">
            <text:p>4.113085</text:p>
          </table:table-cell>
          <table:table-cell office:value-type="float" office:value="0.769812" calcext:value-type="float">
            <text:p>0.769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439174" calcext:value-type="float">
            <text:p>267.439174</text:p>
          </table:table-cell>
          <table:table-cell office:value-type="float" office:value="3.957997" calcext:value-type="float">
            <text:p>3.957997</text:p>
          </table:table-cell>
          <table:table-cell office:value-type="float" office:value="0.803411" calcext:value-type="float">
            <text:p>0.803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918345" calcext:value-type="float">
            <text:p>277.918345</text:p>
          </table:table-cell>
          <table:table-cell table:number-columns-repeated="3"/>
        </table:table-row>
        <table:table-row table:style-name="ro1">
          <table:table-cell office:value-type="float" office:value="3.315814" calcext:value-type="float">
            <text:p>3.315814</text:p>
          </table:table-cell>
          <table:table-cell office:value-type="float" office:value="0.204436" calcext:value-type="float">
            <text:p>0.20443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1.441991" calcext:value-type="float">
            <text:p>331.441991</text:p>
          </table:table-cell>
          <table:table-cell office:value-type="float" office:value="3.172153" calcext:value-type="float">
            <text:p>3.172153</text:p>
          </table:table-cell>
          <table:table-cell office:value-type="float" office:value="0.132129" calcext:value-type="float">
            <text:p>0.132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767637" calcext:value-type="float">
            <text:p>346.767637</text:p>
          </table:table-cell>
          <table:table-cell table:number-columns-repeated="3"/>
        </table:table-row>
        <table:table-row table:style-name="ro1">
          <table:table-cell office:value-type="float" office:value="4.161416" calcext:value-type="float">
            <text:p>4.161416</text:p>
          </table:table-cell>
          <table:table-cell office:value-type="float" office:value="0.837382" calcext:value-type="float">
            <text:p>0.837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4.333099" calcext:value-type="float">
            <text:p>264.333099</text:p>
          </table:table-cell>
          <table:table-cell office:value-type="float" office:value="3.866775" calcext:value-type="float">
            <text:p>3.866775</text:p>
          </table:table-cell>
          <table:table-cell office:value-type="float" office:value="0.638323" calcext:value-type="float">
            <text:p>0.63832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84.21619" calcext:value-type="float">
            <text:p>284.21619</text:p>
          </table:table-cell>
          <table:table-cell table:number-columns-repeated="3"/>
        </table:table-row>
        <table:table-row table:style-name="ro1">
          <table:table-cell office:value-type="float" office:value="4.101116" calcext:value-type="float">
            <text:p>4.101116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7.975843" calcext:value-type="float">
            <text:p>267.975843</text:p>
          </table:table-cell>
          <table:table-cell office:value-type="float" office:value="3.964157" calcext:value-type="float">
            <text:p>3.964157</text:p>
          </table:table-cell>
          <table:table-cell office:value-type="float" office:value="0.885101" calcext:value-type="float">
            <text:p>0.88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8648" calcext:value-type="float">
            <text:p>277.48648</text:p>
          </table:table-cell>
          <table:table-cell table:number-columns-repeated="3"/>
        </table:table-row>
        <table:table-row table:style-name="ro1">
          <table:table-cell office:value-type="float" office:value="4.050865" calcext:value-type="float">
            <text:p>4.050865</text:p>
          </table:table-cell>
          <table:table-cell office:value-type="float" office:value="0.038258" calcext:value-type="float">
            <text:p>0.038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939567" calcext:value-type="float">
            <text:p>350.939567</text:p>
          </table:table-cell>
          <table:table-cell office:value-type="float" office:value="2.916346" calcext:value-type="float">
            <text:p>2.916346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7.184316" calcext:value-type="float">
            <text:p>377.184316</text:p>
          </table:table-cell>
          <table:table-cell table:number-columns-repeated="3"/>
        </table:table-row>
        <table:table-row table:style-name="ro1">
          <table:table-cell office:value-type="float" office:value="4.071269" calcext:value-type="float">
            <text:p>4.071269</text:p>
          </table:table-cell>
          <table:table-cell office:value-type="float" office:value="0.87845" calcext:value-type="float">
            <text:p>0.8784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9.940402" calcext:value-type="float">
            <text:p>269.940402</text:p>
          </table:table-cell>
          <table:table-cell office:value-type="float" office:value="3.612464" calcext:value-type="float">
            <text:p>3.612464</text:p>
          </table:table-cell>
          <table:table-cell office:value-type="float" office:value="0.508646" calcext:value-type="float">
            <text:p>0.5086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501308" calcext:value-type="float">
            <text:p>304.501308</text:p>
          </table:table-cell>
          <table:table-cell table:number-columns-repeated="3"/>
        </table:table-row>
        <table:table-row table:style-name="ro1">
          <table:table-cell office:value-type="float" office:value="4.157926" calcext:value-type="float">
            <text:p>4.157926</text:p>
          </table:table-cell>
          <table:table-cell office:value-type="float" office:value="0.341364" calcext:value-type="float">
            <text:p>0.34136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220.643869" calcext:value-type="float">
            <text:p>3220.643869</text:p>
          </table:table-cell>
          <table:table-cell office:value-type="float" office:value="3.970297" calcext:value-type="float">
            <text:p>3.970297</text:p>
          </table:table-cell>
          <table:table-cell office:value-type="float" office:value="0.780071" calcext:value-type="float">
            <text:p>0.780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057352" calcext:value-type="float">
            <text:p>277.057352</text:p>
          </table:table-cell>
          <table:table-cell table:number-columns-repeated="3"/>
        </table:table-row>
        <table:table-row table:style-name="ro1">
          <table:table-cell office:value-type="float" office:value="3.150275" calcext:value-type="float">
            <text:p>3.15027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8.858434" calcext:value-type="float">
            <text:p>348.858434</text:p>
          </table:table-cell>
          <table:table-cell office:value-type="float" office:value="3.91778" calcext:value-type="float">
            <text:p>3.91778</text:p>
          </table:table-cell>
          <table:table-cell office:value-type="float" office:value="0.780082" calcext:value-type="float">
            <text:p>0.780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.771259" calcext:value-type="float">
            <text:p>280.771259</text:p>
          </table:table-cell>
          <table:table-cell table:number-columns-repeated="3"/>
        </table:table-row>
        <table:table-row table:style-name="ro1">
          <table:table-cell office:value-type="float" office:value="4.108825" calcext:value-type="float">
            <text:p>4.108825</text:p>
          </table:table-cell>
          <table:table-cell office:value-type="float" office:value="0.848661" calcext:value-type="float">
            <text:p>0.848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716442" calcext:value-type="float">
            <text:p>267.716442</text:p>
          </table:table-cell>
          <table:table-cell office:value-type="float" office:value="3.819053" calcext:value-type="float">
            <text:p>3.819053</text:p>
          </table:table-cell>
          <table:table-cell office:value-type="float" office:value="0.830334" calcext:value-type="float">
            <text:p>0.83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8.029524" calcext:value-type="float">
            <text:p>288.029524</text:p>
          </table:table-cell>
          <table:table-cell table:number-columns-repeated="3"/>
        </table:table-row>
        <table:table-row table:style-name="ro1">
          <table:table-cell office:value-type="float" office:value="4.099195" calcext:value-type="float">
            <text:p>4.099195</text:p>
          </table:table-cell>
          <table:table-cell office:value-type="float" office:value="0.786698" calcext:value-type="float">
            <text:p>0.7866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34537" calcext:value-type="float">
            <text:p>268.34537</text:p>
          </table:table-cell>
          <table:table-cell office:value-type="float" office:value="3.632992" calcext:value-type="float">
            <text:p>3.632992</text:p>
          </table:table-cell>
          <table:table-cell office:value-type="float" office:value="0.560714" calcext:value-type="float">
            <text:p>0.560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.780736" calcext:value-type="float">
            <text:p>302.780736</text:p>
          </table:table-cell>
          <table:table-cell table:number-columns-repeated="3"/>
        </table:table-row>
        <table:table-row table:style-name="ro1">
          <table:table-cell office:value-type="float" office:value="4.097675" calcext:value-type="float">
            <text:p>4.097675</text:p>
          </table:table-cell>
          <table:table-cell office:value-type="float" office:value="0.852024" calcext:value-type="float">
            <text:p>0.852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444905" calcext:value-type="float">
            <text:p>268.444905</text:p>
          </table:table-cell>
          <table:table-cell office:value-type="float" office:value="3.579328" calcext:value-type="float">
            <text:p>3.579328</text:p>
          </table:table-cell>
          <table:table-cell office:value-type="float" office:value="0.503478" calcext:value-type="float">
            <text:p>0.503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7.320252" calcext:value-type="float">
            <text:p>307.320252</text:p>
          </table:table-cell>
          <table:table-cell table:number-columns-repeated="3"/>
        </table:table-row>
        <table:table-row table:style-name="ro1">
          <table:table-cell office:value-type="float" office:value="4.057334" calcext:value-type="float">
            <text:p>4.057334</text:p>
          </table:table-cell>
          <table:table-cell office:value-type="float" office:value="0.710825" calcext:value-type="float">
            <text:p>0.71082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0.867508" calcext:value-type="float">
            <text:p>270.867508</text:p>
          </table:table-cell>
          <table:table-cell office:value-type="float" office:value="3.617923" calcext:value-type="float">
            <text:p>3.617923</text:p>
          </table:table-cell>
          <table:table-cell office:value-type="float" office:value="0.580201" calcext:value-type="float">
            <text:p>0.580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041848" calcext:value-type="float">
            <text:p>304.041848</text:p>
          </table:table-cell>
          <table:table-cell table:number-columns-repeated="3"/>
        </table:table-row>
        <table:table-row table:style-name="ro1">
          <table:table-cell office:value-type="float" office:value="4.099026" calcext:value-type="float">
            <text:p>4.099026</text:p>
          </table:table-cell>
          <table:table-cell office:value-type="float" office:value="0.825808" calcext:value-type="float">
            <text:p>0.825808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112476" calcext:value-type="float">
            <text:p>268.112476</text:p>
          </table:table-cell>
          <table:table-cell office:value-type="float" office:value="3.960125" calcext:value-type="float">
            <text:p>3.960125</text:p>
          </table:table-cell>
          <table:table-cell office:value-type="float" office:value="0.779092" calcext:value-type="float">
            <text:p>0.779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769012" calcext:value-type="float">
            <text:p>277.769012</text:p>
          </table:table-cell>
          <table:table-cell table:number-columns-repeated="3"/>
        </table:table-row>
        <table:table-row table:style-name="ro1">
          <table:table-cell office:value-type="float" office:value="4.037497" calcext:value-type="float">
            <text:p>4.037497</text:p>
          </table:table-cell>
          <table:table-cell office:value-type="float" office:value="0.813516" calcext:value-type="float">
            <text:p>0.81351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2.198342" calcext:value-type="float">
            <text:p>272.198342</text:p>
          </table:table-cell>
          <table:table-cell office:value-type="float" office:value="3.232527" calcext:value-type="float">
            <text:p>3.232527</text:p>
          </table:table-cell>
          <table:table-cell office:value-type="float" office:value="0.243218" calcext:value-type="float">
            <text:p>0.243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0.291046" calcext:value-type="float">
            <text:p>340.291046</text:p>
          </table:table-cell>
          <table:table-cell table:number-columns-repeated="3"/>
        </table:table-row>
        <table:table-row table:style-name="ro1">
          <table:table-cell office:value-type="float" office:value="3.11386" calcext:value-type="float">
            <text:p>3.11386</text:p>
          </table:table-cell>
          <table:table-cell office:value-type="float" office:value="0.018323" calcext:value-type="float">
            <text:p>0.0183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3.259311" calcext:value-type="float">
            <text:p>353.259311</text:p>
          </table:table-cell>
          <table:table-cell office:value-type="float" office:value="3.967222" calcext:value-type="float">
            <text:p>3.967222</text:p>
          </table:table-cell>
          <table:table-cell office:value-type="float" office:value="0.78597" calcext:value-type="float">
            <text:p>0.78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272108" calcext:value-type="float">
            <text:p>277.272108</text:p>
          </table:table-cell>
          <table:table-cell table:number-columns-repeated="3"/>
        </table:table-row>
        <table:table-row table:style-name="ro1">
          <table:table-cell office:value-type="float" office:value="4.058463" calcext:value-type="float">
            <text:p>4.058463</text:p>
          </table:table-cell>
          <table:table-cell office:value-type="float" office:value="0.842705" calcext:value-type="float">
            <text:p>0.84270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0.792179" calcext:value-type="float">
            <text:p>270.792179</text:p>
          </table:table-cell>
          <table:table-cell office:value-type="float" office:value="3.298795" calcext:value-type="float">
            <text:p>3.298795</text:p>
          </table:table-cell>
          <table:table-cell office:value-type="float" office:value="0.288987" calcext:value-type="float">
            <text:p>0.2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455097" calcext:value-type="float">
            <text:p>333.455097</text:p>
          </table:table-cell>
          <table:table-cell table:number-columns-repeated="3"/>
        </table:table-row>
        <table:table-row table:style-name="ro1">
          <table:table-cell office:value-type="float" office:value="4.085506" calcext:value-type="float">
            <text:p>4.085506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2.979644" calcext:value-type="float">
            <text:p>332.979644</text:p>
          </table:table-cell>
          <table:table-cell office:value-type="float" office:value="3.733052" calcext:value-type="float">
            <text:p>3.733052</text:p>
          </table:table-cell>
          <table:table-cell office:value-type="float" office:value="0.680743" calcext:value-type="float">
            <text:p>0.68074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94.397184" calcext:value-type="float">
            <text:p>294.397184</text:p>
          </table:table-cell>
          <table:table-cell table:number-columns-repeated="3"/>
        </table:table-row>
        <table:table-row table:style-name="ro1">
          <table:table-cell office:value-type="float" office:value="4.066338" calcext:value-type="float">
            <text:p>4.066338</text:p>
          </table:table-cell>
          <table:table-cell office:value-type="float" office:value="0.710785" calcext:value-type="float">
            <text:p>0.7107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513662" calcext:value-type="float">
            <text:p>270.513662</text:p>
          </table:table-cell>
          <table:table-cell office:value-type="float" office:value="3.307528" calcext:value-type="float">
            <text:p>3.307528</text:p>
          </table:table-cell>
          <table:table-cell office:value-type="float" office:value="0.252113" calcext:value-type="float">
            <text:p>0.252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2.574658" calcext:value-type="float">
            <text:p>332.574658</text:p>
          </table:table-cell>
          <table:table-cell table:number-columns-repeated="3"/>
        </table:table-row>
        <table:table-row table:style-name="ro1">
          <table:table-cell office:value-type="float" office:value="4.149062" calcext:value-type="float">
            <text:p>4.149062</text:p>
          </table:table-cell>
          <table:table-cell office:value-type="float" office:value="0.880515" calcext:value-type="float">
            <text:p>0.88051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4.879151" calcext:value-type="float">
            <text:p>264.879151</text:p>
          </table:table-cell>
          <table:table-cell office:value-type="float" office:value="3.623182" calcext:value-type="float">
            <text:p>3.623182</text:p>
          </table:table-cell>
          <table:table-cell office:value-type="float" office:value="0.550036" calcext:value-type="float">
            <text:p>0.55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.600532" calcext:value-type="float">
            <text:p>303.600532</text:p>
          </table:table-cell>
          <table:table-cell table:number-columns-repeated="3"/>
        </table:table-row>
        <table:table-row table:style-name="ro1">
          <table:table-cell office:value-type="float" office:value="4.095008" calcext:value-type="float">
            <text:p>4.095008</text:p>
          </table:table-cell>
          <table:table-cell office:value-type="float" office:value="0.785216" calcext:value-type="float">
            <text:p>0.785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619735" calcext:value-type="float">
            <text:p>268.619735</text:p>
          </table:table-cell>
          <table:table-cell office:value-type="float" office:value="3.966619" calcext:value-type="float">
            <text:p>3.966619</text:p>
          </table:table-cell>
          <table:table-cell office:value-type="float" office:value="0.813171" calcext:value-type="float">
            <text:p>0.813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314256" calcext:value-type="float">
            <text:p>277.314256</text:p>
          </table:table-cell>
          <table:table-cell table:number-columns-repeated="3"/>
        </table:table-row>
        <table:table-row table:style-name="ro1">
          <table:table-cell office:value-type="float" office:value="4.175063" calcext:value-type="float">
            <text:p>4.175063</text:p>
          </table:table-cell>
          <table:table-cell office:value-type="float" office:value="0.831015" calcext:value-type="float">
            <text:p>0.83101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3.229552" calcext:value-type="float">
            <text:p>263.229552</text:p>
          </table:table-cell>
          <table:table-cell office:value-type="float" office:value="3.28068" calcext:value-type="float">
            <text:p>3.28068</text:p>
          </table:table-cell>
          <table:table-cell office:value-type="float" office:value="0.24705" calcext:value-type="float">
            <text:p>0.247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5.296347" calcext:value-type="float">
            <text:p>335.296347</text:p>
          </table:table-cell>
          <table:table-cell table:number-columns-repeated="3"/>
        </table:table-row>
        <table:table-row table:style-name="ro1">
          <table:table-cell office:value-type="float" office:value="4.09315" calcext:value-type="float">
            <text:p>4.09315</text:p>
          </table:table-cell>
          <table:table-cell office:value-type="float" office:value="0.740393" calcext:value-type="float">
            <text:p>0.74039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497358" calcext:value-type="float">
            <text:p>268.497358</text:p>
          </table:table-cell>
          <table:table-cell office:value-type="float" office:value="3.669777" calcext:value-type="float">
            <text:p>3.669777</text:p>
          </table:table-cell>
          <table:table-cell office:value-type="float" office:value="0.551137" calcext:value-type="float">
            <text:p>0.551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9.745741" calcext:value-type="float">
            <text:p>299.745741</text:p>
          </table:table-cell>
          <table:table-cell table:number-columns-repeated="3"/>
        </table:table-row>
        <table:table-row table:style-name="ro1">
          <table:table-cell office:value-type="float" office:value="4.133943" calcext:value-type="float">
            <text:p>4.133943</text:p>
          </table:table-cell>
          <table:table-cell office:value-type="float" office:value="0.851813" calcext:value-type="float">
            <text:p>0.851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.089779" calcext:value-type="float">
            <text:p>266.089779</text:p>
          </table:table-cell>
          <table:table-cell office:value-type="float" office:value="3.862199" calcext:value-type="float">
            <text:p>3.862199</text:p>
          </table:table-cell>
          <table:table-cell office:value-type="float" office:value="0.751063" calcext:value-type="float">
            <text:p>0.751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4.811834" calcext:value-type="float">
            <text:p>284.811834</text:p>
          </table:table-cell>
          <table:table-cell table:number-columns-repeated="3"/>
        </table:table-row>
        <table:table-row table:style-name="ro1">
          <table:table-cell office:value-type="float" office:value="4.05428" calcext:value-type="float">
            <text:p>4.05428</text:p>
          </table:table-cell>
          <table:table-cell office:value-type="float" office:value="0.782555" calcext:value-type="float">
            <text:p>0.782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.318209" calcext:value-type="float">
            <text:p>271.318209</text:p>
          </table:table-cell>
          <table:table-cell office:value-type="float" office:value="3.964822" calcext:value-type="float">
            <text:p>3.964822</text:p>
          </table:table-cell>
          <table:table-cell office:value-type="float" office:value="0.883555" calcext:value-type="float">
            <text:p>0.883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39942" calcext:value-type="float">
            <text:p>277.439942</text:p>
          </table:table-cell>
          <table:table-cell table:number-columns-repeated="3"/>
        </table:table-row>
        <table:table-row table:style-name="ro1">
          <table:table-cell office:value-type="float" office:value="3.30124" calcext:value-type="float">
            <text:p>3.30124</text:p>
          </table:table-cell>
          <table:table-cell office:value-type="float" office:value="0.042534" calcext:value-type="float">
            <text:p>0.04253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6.933408" calcext:value-type="float">
            <text:p>346.933408</text:p>
          </table:table-cell>
          <table:table-cell office:value-type="float" office:value="3.91327" calcext:value-type="float">
            <text:p>3.91327</text:p>
          </table:table-cell>
          <table:table-cell office:value-type="float" office:value="0.814485" calcext:value-type="float">
            <text:p>0.8144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1.094839" calcext:value-type="float">
            <text:p>281.094839</text:p>
          </table:table-cell>
          <table:table-cell table:number-columns-repeated="3"/>
        </table:table-row>
        <table:table-row table:style-name="ro1">
          <table:table-cell office:value-type="float" office:value="4.081909" calcext:value-type="float">
            <text:p>4.081909</text:p>
          </table:table-cell>
          <table:table-cell office:value-type="float" office:value="0.858907" calcext:value-type="float">
            <text:p>0.85890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9.236775" calcext:value-type="float">
            <text:p>269.236775</text:p>
          </table:table-cell>
          <table:table-cell office:value-type="float" office:value="3.615877" calcext:value-type="float">
            <text:p>3.615877</text:p>
          </table:table-cell>
          <table:table-cell office:value-type="float" office:value="0.53298" calcext:value-type="float">
            <text:p>0.53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213895" calcext:value-type="float">
            <text:p>304.213895</text:p>
          </table:table-cell>
          <table:table-cell table:number-columns-repeated="3"/>
        </table:table-row>
        <table:table-row table:style-name="ro1">
          <table:table-cell office:value-type="float" office:value="3.24209" calcext:value-type="float">
            <text:p>3.24209</text:p>
          </table:table-cell>
          <table:table-cell office:value-type="float" office:value="0.010679" calcext:value-type="float">
            <text:p>0.010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.287288" calcext:value-type="float">
            <text:p>339.287288</text:p>
          </table:table-cell>
          <table:table-cell office:value-type="float" office:value="3.966308" calcext:value-type="float">
            <text:p>3.966308</text:p>
          </table:table-cell>
          <table:table-cell office:value-type="float" office:value="0.785528" calcext:value-type="float">
            <text:p>0.785528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7.083886" calcext:value-type="float">
            <text:p>277.083886</text:p>
          </table:table-cell>
          <table:table-cell table:number-columns-repeated="3"/>
        </table:table-row>
        <table:table-row table:style-name="ro1">
          <table:table-cell office:value-type="float" office:value="4.041192" calcext:value-type="float">
            <text:p>4.041192</text:p>
          </table:table-cell>
          <table:table-cell office:value-type="float" office:value="0.826617" calcext:value-type="float">
            <text:p>0.826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196912" calcext:value-type="float">
            <text:p>272.196912</text:p>
          </table:table-cell>
          <table:table-cell office:value-type="float" office:value="3.681392" calcext:value-type="float">
            <text:p>3.681392</text:p>
          </table:table-cell>
          <table:table-cell office:value-type="float" office:value="0.561264" calcext:value-type="float">
            <text:p>0.561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8.800023" calcext:value-type="float">
            <text:p>298.800023</text:p>
          </table:table-cell>
          <table:table-cell table:number-columns-repeated="3"/>
        </table:table-row>
        <table:table-row table:style-name="ro1">
          <table:table-cell office:value-type="float" office:value="4.11333" calcext:value-type="float">
            <text:p>4.11333</text:p>
          </table:table-cell>
          <table:table-cell office:value-type="float" office:value="0.052157" calcext:value-type="float">
            <text:p>0.05215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9.276989" calcext:value-type="float">
            <text:p>349.276989</text:p>
          </table:table-cell>
          <table:table-cell office:value-type="float" office:value="3.965288" calcext:value-type="float">
            <text:p>3.965288</text:p>
          </table:table-cell>
          <table:table-cell office:value-type="float" office:value="0.6886" calcext:value-type="float">
            <text:p>0.6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07346" calcext:value-type="float">
            <text:p>277.407346</text:p>
          </table:table-cell>
          <table:table-cell table:number-columns-repeated="3"/>
        </table:table-row>
        <table:table-row table:style-name="ro1">
          <table:table-cell office:value-type="float" office:value="4.098426" calcext:value-type="float">
            <text:p>4.098426</text:p>
          </table:table-cell>
          <table:table-cell office:value-type="float" office:value="0.05367" calcext:value-type="float">
            <text:p>0.0536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8.559474" calcext:value-type="float">
            <text:p>348.559474</text:p>
          </table:table-cell>
          <table:table-cell office:value-type="float" office:value="3.969618" calcext:value-type="float">
            <text:p>3.969618</text:p>
          </table:table-cell>
          <table:table-cell office:value-type="float" office:value="0.741933" calcext:value-type="float">
            <text:p>0.741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104743" calcext:value-type="float">
            <text:p>277.104743</text:p>
          </table:table-cell>
          <table:table-cell table:number-columns-repeated="3"/>
        </table:table-row>
        <table:table-row table:style-name="ro1">
          <table:table-cell office:value-type="float" office:value="3.336385" calcext:value-type="float">
            <text:p>3.336385</text:p>
          </table:table-cell>
          <table:table-cell office:value-type="float" office:value="0.194584" calcext:value-type="float">
            <text:p>0.194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9.69816" calcext:value-type="float">
            <text:p>329.69816</text:p>
          </table:table-cell>
          <table:table-cell office:value-type="float" office:value="3.96325" calcext:value-type="float">
            <text:p>3.96325</text:p>
          </table:table-cell>
          <table:table-cell office:value-type="float" office:value="0.769659" calcext:value-type="float">
            <text:p>0.769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549979" calcext:value-type="float">
            <text:p>277.549979</text:p>
          </table:table-cell>
          <table:table-cell table:number-columns-repeated="3"/>
        </table:table-row>
        <table:table-row table:style-name="ro1">
          <table:table-cell office:value-type="float" office:value="4.118037" calcext:value-type="float">
            <text:p>4.118037</text:p>
          </table:table-cell>
          <table:table-cell office:value-type="float" office:value="0.790312" calcext:value-type="float">
            <text:p>0.790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117562" calcext:value-type="float">
            <text:p>267.117562</text:p>
          </table:table-cell>
          <table:table-cell office:value-type="float" office:value="3.130994" calcext:value-type="float">
            <text:p>3.130994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326119" calcext:value-type="float">
            <text:p>351.326119</text:p>
          </table:table-cell>
          <table:table-cell table:number-columns-repeated="3"/>
        </table:table-row>
        <table:table-row table:style-name="ro1">
          <table:table-cell office:value-type="float" office:value="4.109481" calcext:value-type="float">
            <text:p>4.109481</text:p>
          </table:table-cell>
          <table:table-cell office:value-type="float" office:value="0.075974" calcext:value-type="float">
            <text:p>0.07597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6.810231" calcext:value-type="float">
            <text:p>346.810231</text:p>
          </table:table-cell>
          <table:table-cell office:value-type="float" office:value="3.707984" calcext:value-type="float">
            <text:p>3.707984</text:p>
          </table:table-cell>
          <table:table-cell office:value-type="float" office:value="0.669743" calcext:value-type="float">
            <text:p>0.669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6.657162" calcext:value-type="float">
            <text:p>296.657162</text:p>
          </table:table-cell>
          <table:table-cell table:number-columns-repeated="3"/>
        </table:table-row>
        <table:table-row table:style-name="ro1">
          <table:table-cell office:value-type="float" office:value="3.315811" calcext:value-type="float">
            <text:p>3.315811</text:p>
          </table:table-cell>
          <table:table-cell office:value-type="float" office:value="0.137273" calcext:value-type="float">
            <text:p>0.13727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1.442301" calcext:value-type="float">
            <text:p>331.442301</text:p>
          </table:table-cell>
          <table:table-cell office:value-type="float" office:value="3.567549" calcext:value-type="float">
            <text:p>3.567549</text:p>
          </table:table-cell>
          <table:table-cell office:value-type="float" office:value="0.518219" calcext:value-type="float">
            <text:p>0.518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334939" calcext:value-type="float">
            <text:p>308.334939</text:p>
          </table:table-cell>
          <table:table-cell table:number-columns-repeated="3"/>
        </table:table-row>
        <table:table-row table:style-name="ro1">
          <table:table-cell office:value-type="float" office:value="3.924332" calcext:value-type="float">
            <text:p>3.924332</text:p>
          </table:table-cell>
          <table:table-cell office:value-type="float" office:value="0.041893" calcext:value-type="float">
            <text:p>0.041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3.273945" calcext:value-type="float">
            <text:p>353.273945</text:p>
          </table:table-cell>
          <table:table-cell office:value-type="float" office:value="3.964877" calcext:value-type="float">
            <text:p>3.964877</text:p>
          </table:table-cell>
          <table:table-cell office:value-type="float" office:value="0.804148" calcext:value-type="float">
            <text:p>0.804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36105" calcext:value-type="float">
            <text:p>277.436105</text:p>
          </table:table-cell>
          <table:table-cell table:number-columns-repeated="3"/>
        </table:table-row>
        <table:table-row table:style-name="ro1">
          <table:table-cell office:value-type="float" office:value="4.037967" calcext:value-type="float">
            <text:p>4.037967</text:p>
          </table:table-cell>
          <table:table-cell office:value-type="float" office:value="0.845407" calcext:value-type="float">
            <text:p>0.845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414298" calcext:value-type="float">
            <text:p>272.414298</text:p>
          </table:table-cell>
          <table:table-cell office:value-type="float" office:value="3.25264" calcext:value-type="float">
            <text:p>3.25264</text:p>
          </table:table-cell>
          <table:table-cell office:value-type="float" office:value="0.205781" calcext:value-type="float">
            <text:p>0.205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8.186826" calcext:value-type="float">
            <text:p>338.186826</text:p>
          </table:table-cell>
          <table:table-cell table:number-columns-repeated="3"/>
        </table:table-row>
        <table:table-row table:style-name="ro1">
          <table:table-cell office:value-type="float" office:value="4.129168" calcext:value-type="float">
            <text:p>4.129168</text:p>
          </table:table-cell>
          <table:table-cell office:value-type="float" office:value="0.819157" calcext:value-type="float">
            <text:p>0.819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.39749" calcext:value-type="float">
            <text:p>266.39749</text:p>
          </table:table-cell>
          <table:table-cell office:value-type="float" office:value="3.639667" calcext:value-type="float">
            <text:p>3.639667</text:p>
          </table:table-cell>
          <table:table-cell office:value-type="float" office:value="0.534787" calcext:value-type="float">
            <text:p>0.534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.225468" calcext:value-type="float">
            <text:p>302.225468</text:p>
          </table:table-cell>
          <table:table-cell table:number-columns-repeated="3"/>
        </table:table-row>
        <table:table-row table:style-name="ro1">
          <table:table-cell office:value-type="float" office:value="4.053587" calcext:value-type="float">
            <text:p>4.053587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01818" calcext:value-type="float">
            <text:p>0.001818</text:p>
          </table:table-cell>
          <table:table-cell/>
          <table:table-cell office:value-type="float" office:value="347.326338" calcext:value-type="float">
            <text:p>347.326338</text:p>
          </table:table-cell>
          <table:table-cell office:value-type="float" office:value="3.611694" calcext:value-type="float">
            <text:p>3.611694</text:p>
          </table:table-cell>
          <table:table-cell office:value-type="float" office:value="0.474601" calcext:value-type="float">
            <text:p>0.474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566215" calcext:value-type="float">
            <text:p>304.566215</text:p>
          </table:table-cell>
          <table:table-cell table:number-columns-repeated="3"/>
        </table:table-row>
        <table:table-row table:style-name="ro1">
          <table:table-cell office:value-type="float" office:value="4.095179" calcext:value-type="float">
            <text:p>4.095179</text:p>
          </table:table-cell>
          <table:table-cell office:value-type="float" office:value="0.740325" calcext:value-type="float">
            <text:p>0.740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608538" calcext:value-type="float">
            <text:p>268.608538</text:p>
          </table:table-cell>
          <table:table-cell office:value-type="float" office:value="3.612225" calcext:value-type="float">
            <text:p>3.612225</text:p>
          </table:table-cell>
          <table:table-cell office:value-type="float" office:value="0.558966" calcext:value-type="float">
            <text:p>0.558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521467" calcext:value-type="float">
            <text:p>304.521467</text:p>
          </table:table-cell>
          <table:table-cell table:number-columns-repeated="3"/>
        </table:table-row>
        <table:table-row table:style-name="ro1">
          <table:table-cell office:value-type="float" office:value="4.088429" calcext:value-type="float">
            <text:p>4.088429</text:p>
          </table:table-cell>
          <table:table-cell office:value-type="float" office:value="0.738621" calcext:value-type="float">
            <text:p>0.73862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807409" calcext:value-type="float">
            <text:p>268.807409</text:p>
          </table:table-cell>
          <table:table-cell office:value-type="float" office:value="3.961555" calcext:value-type="float">
            <text:p>3.961555</text:p>
          </table:table-cell>
          <table:table-cell office:value-type="float" office:value="0.788937" calcext:value-type="float">
            <text:p>0.788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668743" calcext:value-type="float">
            <text:p>277.668743</text:p>
          </table:table-cell>
          <table:table-cell table:number-columns-repeated="3"/>
        </table:table-row>
        <table:table-row table:style-name="ro1">
          <table:table-cell office:value-type="float" office:value="4.041001" calcext:value-type="float">
            <text:p>4.041001</text:p>
          </table:table-cell>
          <table:table-cell office:value-type="float" office:value="0.820171" calcext:value-type="float">
            <text:p>0.820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209792" calcext:value-type="float">
            <text:p>272.209792</text:p>
          </table:table-cell>
          <table:table-cell office:value-type="float" office:value="3.757557" calcext:value-type="float">
            <text:p>3.757557</text:p>
          </table:table-cell>
          <table:table-cell office:value-type="float" office:value="0.61656" calcext:value-type="float">
            <text:p>0.61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2.743403" calcext:value-type="float">
            <text:p>292.743403</text:p>
          </table:table-cell>
          <table:table-cell table:number-columns-repeated="3"/>
        </table:table-row>
        <table:table-row table:style-name="ro1">
          <table:table-cell office:value-type="float" office:value="4.148012" calcext:value-type="float">
            <text:p>4.148012</text:p>
          </table:table-cell>
          <table:table-cell office:value-type="float" office:value="0.856475" calcext:value-type="float">
            <text:p>0.856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4.524459" calcext:value-type="float">
            <text:p>1284.524459</text:p>
          </table:table-cell>
          <table:table-cell office:value-type="float" office:value="3.963979" calcext:value-type="float">
            <text:p>3.963979</text:p>
          </table:table-cell>
          <table:table-cell office:value-type="float" office:value="0.818782" calcext:value-type="float">
            <text:p>0.818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98947" calcext:value-type="float">
            <text:p>277.498947</text:p>
          </table:table-cell>
          <table:table-cell table:number-columns-repeated="3"/>
        </table:table-row>
        <table:table-row table:style-name="ro1">
          <table:table-cell office:value-type="float" office:value="4.082392" calcext:value-type="float">
            <text:p>4.082392</text:p>
          </table:table-cell>
          <table:table-cell office:value-type="float" office:value="0.88224" calcext:value-type="float">
            <text:p>0.8822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9.204919" calcext:value-type="float">
            <text:p>269.204919</text:p>
          </table:table-cell>
          <table:table-cell office:value-type="float" office:value="3.971794" calcext:value-type="float">
            <text:p>3.971794</text:p>
          </table:table-cell>
          <table:table-cell office:value-type="float" office:value="0.82156" calcext:value-type="float">
            <text:p>0.82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.952925" calcext:value-type="float">
            <text:p>276.952925</text:p>
          </table:table-cell>
          <table:table-cell table:number-columns-repeated="3"/>
        </table:table-row>
        <table:table-row table:style-name="ro1">
          <table:table-cell office:value-type="float" office:value="4.108903" calcext:value-type="float">
            <text:p>4.108903</text:p>
          </table:table-cell>
          <table:table-cell office:value-type="float" office:value="0.147262" calcext:value-type="float">
            <text:p>0.147262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4.580218" calcext:value-type="float">
            <text:p>334.580218</text:p>
          </table:table-cell>
          <table:table-cell office:value-type="float" office:value="3.966822" calcext:value-type="float">
            <text:p>3.966822</text:p>
          </table:table-cell>
          <table:table-cell office:value-type="float" office:value="0.783832" calcext:value-type="float">
            <text:p>0.783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300072" calcext:value-type="float">
            <text:p>277.300072</text:p>
          </table:table-cell>
          <table:table-cell table:number-columns-repeated="3"/>
        </table:table-row>
        <table:table-row table:style-name="ro1">
          <table:table-cell office:value-type="float" office:value="4.060561" calcext:value-type="float">
            <text:p>4.060561</text:p>
          </table:table-cell>
          <table:table-cell office:value-type="float" office:value="0.81474" calcext:value-type="float">
            <text:p>0.81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898532" calcext:value-type="float">
            <text:p>270.898532</text:p>
          </table:table-cell>
          <table:table-cell office:value-type="float" office:value="3.975206" calcext:value-type="float">
            <text:p>3.975206</text:p>
          </table:table-cell>
          <table:table-cell office:value-type="float" office:value="0.826121" calcext:value-type="float">
            <text:p>0.826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.715226" calcext:value-type="float">
            <text:p>276.715226</text:p>
          </table:table-cell>
          <table:table-cell table:number-columns-repeated="3"/>
        </table:table-row>
        <table:table-row table:style-name="ro1">
          <table:table-cell office:value-type="float" office:value="4.058023" calcext:value-type="float">
            <text:p>4.058023</text:p>
          </table:table-cell>
          <table:table-cell office:value-type="float" office:value="0.865445" calcext:value-type="float">
            <text:p>0.865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.067958" calcext:value-type="float">
            <text:p>271.067958</text:p>
          </table:table-cell>
          <table:table-cell office:value-type="float" office:value="3.95928" calcext:value-type="float">
            <text:p>3.95928</text:p>
          </table:table-cell>
          <table:table-cell office:value-type="float" office:value="0.343118" calcext:value-type="float">
            <text:p>0.343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828291" calcext:value-type="float">
            <text:p>277.828291</text:p>
          </table:table-cell>
          <table:table-cell table:number-columns-repeated="3"/>
        </table:table-row>
        <table:table-row table:style-name="ro1">
          <table:table-cell office:value-type="float" office:value="3.333873" calcext:value-type="float">
            <text:p>3.333873</text:p>
          </table:table-cell>
          <table:table-cell office:value-type="float" office:value="0.152608" calcext:value-type="float">
            <text:p>0.152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9.946578" calcext:value-type="float">
            <text:p>329.946578</text:p>
          </table:table-cell>
          <table:table-cell office:value-type="float" office:value="3.235665" calcext:value-type="float">
            <text:p>3.235665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9.651989" calcext:value-type="float">
            <text:p>339.651989</text:p>
          </table:table-cell>
          <table:table-cell table:number-columns-repeated="3"/>
        </table:table-row>
        <table:table-row table:style-name="ro1">
          <table:table-cell office:value-type="float" office:value="4.112562" calcext:value-type="float">
            <text:p>4.112562</text:p>
          </table:table-cell>
          <table:table-cell office:value-type="float" office:value="0.840874" calcext:value-type="float">
            <text:p>0.84087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1307.177374" calcext:value-type="float">
            <text:p>1307.177374</text:p>
          </table:table-cell>
          <table:table-cell office:value-type="float" office:value="3.966185" calcext:value-type="float">
            <text:p>3.966185</text:p>
          </table:table-cell>
          <table:table-cell office:value-type="float" office:value="0.749446" calcext:value-type="float">
            <text:p>0.749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344612" calcext:value-type="float">
            <text:p>277.344612</text:p>
          </table:table-cell>
          <table:table-cell table:number-columns-repeated="3"/>
        </table:table-row>
        <table:table-row table:style-name="ro1">
          <table:table-cell office:value-type="float" office:value="4.101089" calcext:value-type="float">
            <text:p>4.101089</text:p>
          </table:table-cell>
          <table:table-cell office:value-type="float" office:value="0.776661" calcext:value-type="float">
            <text:p>0.776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221441" calcext:value-type="float">
            <text:p>268.221441</text:p>
          </table:table-cell>
          <table:table-cell office:value-type="float" office:value="3.206095" calcext:value-type="float">
            <text:p>3.206095</text:p>
          </table:table-cell>
          <table:table-cell office:value-type="float" office:value="0.155682" calcext:value-type="float">
            <text:p>0.155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.09651" calcext:value-type="float">
            <text:p>343.09651</text:p>
          </table:table-cell>
          <table:table-cell table:number-columns-repeated="3"/>
        </table:table-row>
        <table:table-row table:style-name="ro1">
          <table:table-cell office:value-type="float" office:value="4.028338" calcext:value-type="float">
            <text:p>4.028338</text:p>
          </table:table-cell>
          <table:table-cell office:value-type="float" office:value="0.757333" calcext:value-type="float">
            <text:p>0.75733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2.817229" calcext:value-type="float">
            <text:p>272.817229</text:p>
          </table:table-cell>
          <table:table-cell office:value-type="float" office:value="3.591956" calcext:value-type="float">
            <text:p>3.591956</text:p>
          </table:table-cell>
          <table:table-cell office:value-type="float" office:value="0.489752" calcext:value-type="float">
            <text:p>0.489752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05.96144" calcext:value-type="float">
            <text:p>305.96144</text:p>
          </table:table-cell>
          <table:table-cell table:number-columns-repeated="3"/>
        </table:table-row>
        <table:table-row table:style-name="ro1">
          <table:table-cell office:value-type="float" office:value="4.064766" calcext:value-type="float">
            <text:p>4.064766</text:p>
          </table:table-cell>
          <table:table-cell office:value-type="float" office:value="0.726382" calcext:value-type="float">
            <text:p>0.726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618289" calcext:value-type="float">
            <text:p>270.618289</text:p>
          </table:table-cell>
          <table:table-cell office:value-type="float" office:value="3.964486" calcext:value-type="float">
            <text:p>3.964486</text:p>
          </table:table-cell>
          <table:table-cell office:value-type="float" office:value="0.81872" calcext:value-type="float">
            <text:p>0.81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463467" calcext:value-type="float">
            <text:p>277.463467</text:p>
          </table:table-cell>
          <table:table-cell table:number-columns-repeated="3"/>
        </table:table-row>
        <table:table-row table:style-name="ro1">
          <table:table-cell office:value-type="float" office:value="4.163224" calcext:value-type="float">
            <text:p>4.163224</text:p>
          </table:table-cell>
          <table:table-cell office:value-type="float" office:value="0.851024" calcext:value-type="float">
            <text:p>0.851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4.218309" calcext:value-type="float">
            <text:p>264.218309</text:p>
          </table:table-cell>
          <table:table-cell office:value-type="float" office:value="3.715984" calcext:value-type="float">
            <text:p>3.715984</text:p>
          </table:table-cell>
          <table:table-cell office:value-type="float" office:value="0.612663" calcext:value-type="float">
            <text:p>0.612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6.018508" calcext:value-type="float">
            <text:p>296.018508</text:p>
          </table:table-cell>
          <table:table-cell table:number-columns-repeated="3"/>
        </table:table-row>
        <table:table-row table:style-name="ro1">
          <table:table-cell office:value-type="float" office:value="4.029376" calcext:value-type="float">
            <text:p>4.029376</text:p>
          </table:table-cell>
          <table:table-cell office:value-type="float" office:value="0.856197" calcext:value-type="float">
            <text:p>0.856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995122" calcext:value-type="float">
            <text:p>272.995122</text:p>
          </table:table-cell>
          <table:table-cell office:value-type="float" office:value="3.870692" calcext:value-type="float">
            <text:p>3.870692</text:p>
          </table:table-cell>
          <table:table-cell office:value-type="float" office:value="0.50704" calcext:value-type="float">
            <text:p>0.50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4.186909" calcext:value-type="float">
            <text:p>284.186909</text:p>
          </table:table-cell>
          <table:table-cell table:number-columns-repeated="3"/>
        </table:table-row>
        <table:table-row table:style-name="ro1">
          <table:table-cell office:value-type="float" office:value="3.23305" calcext:value-type="float">
            <text:p>3.23305</text:p>
          </table:table-cell>
          <table:table-cell office:value-type="float" office:value="0.189176" calcext:value-type="float">
            <text:p>0.189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0.236014" calcext:value-type="float">
            <text:p>340.236014</text:p>
          </table:table-cell>
          <table:table-cell office:value-type="float" office:value="3.448481" calcext:value-type="float">
            <text:p>3.448481</text:p>
          </table:table-cell>
          <table:table-cell office:value-type="float" office:value="0.445919" calcext:value-type="float">
            <text:p>0.445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8.981038" calcext:value-type="float">
            <text:p>318.981038</text:p>
          </table:table-cell>
          <table:table-cell table:number-columns-repeated="3"/>
        </table:table-row>
        <table:table-row table:style-name="ro1">
          <table:table-cell office:value-type="float" office:value="3.294109" calcext:value-type="float">
            <text:p>3.294109</text:p>
          </table:table-cell>
          <table:table-cell office:value-type="float" office:value="0.182717" calcext:value-type="float">
            <text:p>0.18271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3.625889" calcext:value-type="float">
            <text:p>333.625889</text:p>
          </table:table-cell>
          <table:table-cell office:value-type="float" office:value="3.941487" calcext:value-type="float">
            <text:p>3.941487</text:p>
          </table:table-cell>
          <table:table-cell office:value-type="float" office:value="0.866755" calcext:value-type="float">
            <text:p>0.8667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9.082483" calcext:value-type="float">
            <text:p>279.082483</text:p>
          </table:table-cell>
          <table:table-cell table:number-columns-repeated="3"/>
        </table:table-row>
        <table:table-row table:style-name="ro1">
          <table:table-cell office:value-type="float" office:value="4.215166" calcext:value-type="float">
            <text:p>4.215166</text:p>
          </table:table-cell>
          <table:table-cell office:value-type="float" office:value="0.848041" calcext:value-type="float">
            <text:p>0.848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.962433" calcext:value-type="float">
            <text:p>260.962433</text:p>
          </table:table-cell>
          <table:table-cell office:value-type="float" office:value="3.333596" calcext:value-type="float">
            <text:p>3.333596</text:p>
          </table:table-cell>
          <table:table-cell office:value-type="float" office:value="0.22446" calcext:value-type="float">
            <text:p>0.22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9.973999" calcext:value-type="float">
            <text:p>329.973999</text:p>
          </table:table-cell>
          <table:table-cell table:number-columns-repeated="3"/>
        </table:table-row>
        <table:table-row table:style-name="ro1">
          <table:table-cell office:value-type="float" office:value="4.063351" calcext:value-type="float">
            <text:p>4.063351</text:p>
          </table:table-cell>
          <table:table-cell office:value-type="float" office:value="0.710393" calcext:value-type="float">
            <text:p>0.710393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0.466426" calcext:value-type="float">
            <text:p>270.466426</text:p>
          </table:table-cell>
          <table:table-cell office:value-type="float" office:value="3.973989" calcext:value-type="float">
            <text:p>3.973989</text:p>
          </table:table-cell>
          <table:table-cell office:value-type="float" office:value="0.796681" calcext:value-type="float">
            <text:p>0.796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.799977" calcext:value-type="float">
            <text:p>276.799977</text:p>
          </table:table-cell>
          <table:table-cell table:number-columns-repeated="3"/>
        </table:table-row>
        <table:table-row table:style-name="ro1">
          <table:table-cell office:value-type="float" office:value="4.090183" calcext:value-type="float">
            <text:p>4.090183</text:p>
          </table:table-cell>
          <table:table-cell office:value-type="float" office:value="0.785144" calcext:value-type="float">
            <text:p>0.785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936637" calcext:value-type="float">
            <text:p>268.936637</text:p>
          </table:table-cell>
          <table:table-cell office:value-type="float" office:value="3.27758" calcext:value-type="float">
            <text:p>3.27758</text:p>
          </table:table-cell>
          <table:table-cell office:value-type="float" office:value="0.211024" calcext:value-type="float">
            <text:p>0.211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5.613469" calcext:value-type="float">
            <text:p>335.613469</text:p>
          </table:table-cell>
          <table:table-cell table:number-columns-repeated="3"/>
        </table:table-row>
        <table:table-row table:style-name="ro1">
          <table:table-cell office:value-type="float" office:value="3.177845" calcext:value-type="float">
            <text:p>3.177845</text:p>
          </table:table-cell>
          <table:table-cell office:value-type="float" office:value="0.05803" calcext:value-type="float">
            <text:p>0.058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46524" calcext:value-type="float">
            <text:p>346.146524</text:p>
          </table:table-cell>
          <table:table-cell office:value-type="float" office:value="3.541869" calcext:value-type="float">
            <text:p>3.541869</text:p>
          </table:table-cell>
          <table:table-cell office:value-type="float" office:value="0.494605" calcext:value-type="float">
            <text:p>0.494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.570499" calcext:value-type="float">
            <text:p>310.570499</text:p>
          </table:table-cell>
          <table:table-cell table:number-columns-repeated="3"/>
        </table:table-row>
        <table:table-row table:style-name="ro1">
          <table:table-cell office:value-type="float" office:value="4.035106" calcext:value-type="float">
            <text:p>4.035106</text:p>
          </table:table-cell>
          <table:table-cell office:value-type="float" office:value="0.857997" calcext:value-type="float">
            <text:p>0.857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2.607448" calcext:value-type="float">
            <text:p>272.607448</text:p>
          </table:table-cell>
          <table:table-cell office:value-type="float" office:value="3.970396" calcext:value-type="float">
            <text:p>3.970396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050447" calcext:value-type="float">
            <text:p>277.050447</text:p>
          </table:table-cell>
          <table:table-cell table:number-columns-repeated="3"/>
        </table:table-row>
        <table:table-row table:style-name="ro1">
          <table:table-cell office:value-type="float" office:value="3.253909" calcext:value-type="float">
            <text:p>3.253909</text:p>
          </table:table-cell>
          <table:table-cell office:value-type="float" office:value="0.296671" calcext:value-type="float">
            <text:p>0.296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8.054925" calcext:value-type="float">
            <text:p>338.054925</text:p>
          </table:table-cell>
          <table:table-cell office:value-type="float" office:value="3.132375" calcext:value-type="float">
            <text:p>3.132375</text:p>
          </table:table-cell>
          <table:table-cell office:value-type="float" office:value="0.090825" calcext:value-type="float">
            <text:p>0.09082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50.851989" calcext:value-type="float">
            <text:p>350.851989</text:p>
          </table:table-cell>
          <table:table-cell table:number-columns-repeated="3"/>
        </table:table-row>
        <table:table-row table:style-name="ro1">
          <table:table-cell office:value-type="float" office:value="4.053925" calcext:value-type="float">
            <text:p>4.053925</text:p>
          </table:table-cell>
          <table:table-cell office:value-type="float" office:value="0.042214" calcext:value-type="float">
            <text:p>0.042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2.130747" calcext:value-type="float">
            <text:p>342.130747</text:p>
          </table:table-cell>
          <table:table-cell office:value-type="float" office:value="3.570929" calcext:value-type="float">
            <text:p>3.570929</text:p>
          </table:table-cell>
          <table:table-cell office:value-type="float" office:value="0.465607" calcext:value-type="float">
            <text:p>0.4656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043085" calcext:value-type="float">
            <text:p>308.043085</text:p>
          </table:table-cell>
          <table:table-cell table:number-columns-repeated="3"/>
        </table:table-row>
        <table:table-row table:style-name="ro1">
          <table:table-cell office:value-type="float" office:value="4.077792" calcext:value-type="float">
            <text:p>4.077792</text:p>
          </table:table-cell>
          <table:table-cell office:value-type="float" office:value="0.768696" calcext:value-type="float">
            <text:p>0.76869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9.508586" calcext:value-type="float">
            <text:p>269.508586</text:p>
          </table:table-cell>
          <table:table-cell office:value-type="float" office:value="3.507898" calcext:value-type="float">
            <text:p>3.507898</text:p>
          </table:table-cell>
          <table:table-cell office:value-type="float" office:value="0.503172" calcext:value-type="float">
            <text:p>0.503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578095" calcext:value-type="float">
            <text:p>313.578095</text:p>
          </table:table-cell>
          <table:table-cell table:number-columns-repeated="3"/>
        </table:table-row>
        <table:table-row table:style-name="ro1">
          <table:table-cell office:value-type="float" office:value="4.065731" calcext:value-type="float">
            <text:p>4.065731</text:p>
          </table:table-cell>
          <table:table-cell office:value-type="float" office:value="0.819749" calcext:value-type="float">
            <text:p>0.819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554066" calcext:value-type="float">
            <text:p>270.554066</text:p>
          </table:table-cell>
          <table:table-cell office:value-type="float" office:value="3.679272" calcext:value-type="float">
            <text:p>3.679272</text:p>
          </table:table-cell>
          <table:table-cell office:value-type="float" office:value="0.659952" calcext:value-type="float">
            <text:p>0.65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8.972174" calcext:value-type="float">
            <text:p>298.972174</text:p>
          </table:table-cell>
          <table:table-cell table:number-columns-repeated="3"/>
        </table:table-row>
        <table:table-row table:style-name="ro1">
          <table:table-cell office:value-type="float" office:value="4.092941" calcext:value-type="float">
            <text:p>4.092941</text:p>
          </table:table-cell>
          <table:table-cell office:value-type="float" office:value="0.092393" calcext:value-type="float">
            <text:p>0.0923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8.541289" calcext:value-type="float">
            <text:p>358.541289</text:p>
          </table:table-cell>
          <table:table-cell office:value-type="float" office:value="3.546367" calcext:value-type="float">
            <text:p>3.546367</text:p>
          </table:table-cell>
          <table:table-cell office:value-type="float" office:value="0.513359" calcext:value-type="float">
            <text:p>0.513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.17659" calcext:value-type="float">
            <text:p>310.17659</text:p>
          </table:table-cell>
          <table:table-cell table:number-columns-repeated="3"/>
        </table:table-row>
        <table:table-row table:style-name="ro1">
          <table:table-cell office:value-type="float" office:value="3.933944" calcext:value-type="float">
            <text:p>3.933944</text:p>
          </table:table-cell>
          <table:table-cell office:value-type="float" office:value="0.558484" calcext:value-type="float">
            <text:p>0.558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9.617606" calcext:value-type="float">
            <text:p>279.617606</text:p>
          </table:table-cell>
          <table:table-cell office:value-type="float" office:value="3.557232" calcext:value-type="float">
            <text:p>3.557232</text:p>
          </table:table-cell>
          <table:table-cell office:value-type="float" office:value="0.512554" calcext:value-type="float">
            <text:p>0.512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229186" calcext:value-type="float">
            <text:p>309.229186</text:p>
          </table:table-cell>
          <table:table-cell table:number-columns-repeated="3"/>
        </table:table-row>
        <table:table-row table:style-name="ro1">
          <table:table-cell office:value-type="float" office:value="4.096271" calcext:value-type="float">
            <text:p>4.096271</text:p>
          </table:table-cell>
          <table:table-cell office:value-type="float" office:value="0.776158" calcext:value-type="float">
            <text:p>0.776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536918" calcext:value-type="float">
            <text:p>268.536918</text:p>
          </table:table-cell>
          <table:table-cell office:value-type="float" office:value="3.625633" calcext:value-type="float">
            <text:p>3.625633</text:p>
          </table:table-cell>
          <table:table-cell office:value-type="float" office:value="0.517167" calcext:value-type="float">
            <text:p>0.517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.395297" calcext:value-type="float">
            <text:p>303.395297</text:p>
          </table:table-cell>
          <table:table-cell table:number-columns-repeated="3"/>
        </table:table-row>
        <table:table-row table:style-name="ro1">
          <table:table-cell office:value-type="float" office:value="4.01235" calcext:value-type="float">
            <text:p>4.01235</text:p>
          </table:table-cell>
          <table:table-cell office:value-type="float" office:value="0.75239" calcext:value-type="float">
            <text:p>0.75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4.153545" calcext:value-type="float">
            <text:p>274.153545</text:p>
          </table:table-cell>
          <table:table-cell office:value-type="float" office:value="3.93892" calcext:value-type="float">
            <text:p>3.93892</text:p>
          </table:table-cell>
          <table:table-cell office:value-type="float" office:value="0.78741" calcext:value-type="float">
            <text:p>0.787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9.264365" calcext:value-type="float">
            <text:p>279.264365</text:p>
          </table:table-cell>
          <table:table-cell table:number-columns-repeated="3"/>
        </table:table-row>
        <table:table-row table:style-name="ro1">
          <table:table-cell office:value-type="float" office:value="4.051936" calcext:value-type="float">
            <text:p>4.051936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9.496792" calcext:value-type="float">
            <text:p>349.496792</text:p>
          </table:table-cell>
          <table:table-cell office:value-type="float" office:value="3.246566" calcext:value-type="float">
            <text:p>3.246566</text:p>
          </table:table-cell>
          <table:table-cell office:value-type="float" office:value="0.194707" calcext:value-type="float">
            <text:p>0.1947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8.819559" calcext:value-type="float">
            <text:p>338.819559</text:p>
          </table:table-cell>
          <table:table-cell table:number-columns-repeated="3"/>
        </table:table-row>
        <table:table-row table:style-name="ro1">
          <table:table-cell office:value-type="float" office:value="4.085506" calcext:value-type="float">
            <text:p>4.085506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9.114463" calcext:value-type="float">
            <text:p>349.114463</text:p>
          </table:table-cell>
          <table:table-cell office:value-type="float" office:value="3.711539" calcext:value-type="float">
            <text:p>3.711539</text:p>
          </table:table-cell>
          <table:table-cell office:value-type="float" office:value="0.614681" calcext:value-type="float">
            <text:p>0.614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6.373012" calcext:value-type="float">
            <text:p>296.373012</text:p>
          </table:table-cell>
          <table:table-cell table:number-columns-repeated="3"/>
        </table:table-row>
        <table:table-row table:style-name="ro1">
          <table:table-cell office:value-type="float" office:value="3.274282" calcext:value-type="float">
            <text:p>3.274282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5.646107" calcext:value-type="float">
            <text:p>335.646107</text:p>
          </table:table-cell>
          <table:table-cell office:value-type="float" office:value="3.337139" calcext:value-type="float">
            <text:p>3.337139</text:p>
          </table:table-cell>
          <table:table-cell office:value-type="float" office:value="0.355349" calcext:value-type="float">
            <text:p>0.355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9.623679" calcext:value-type="float">
            <text:p>329.623679</text:p>
          </table:table-cell>
          <table:table-cell table:number-columns-repeated="3"/>
        </table:table-row>
        <table:table-row table:style-name="ro1">
          <table:table-cell office:value-type="float" office:value="4.034574" calcext:value-type="float">
            <text:p>4.034574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385317" calcext:value-type="float">
            <text:p>350.385317</text:p>
          </table:table-cell>
          <table:table-cell office:value-type="float" office:value="3.729792" calcext:value-type="float">
            <text:p>3.729792</text:p>
          </table:table-cell>
          <table:table-cell office:value-type="float" office:value="0.684862" calcext:value-type="float">
            <text:p>0.684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4.922622" calcext:value-type="float">
            <text:p>294.922622</text:p>
          </table:table-cell>
          <table:table-cell table:number-columns-repeated="3"/>
        </table:table-row>
        <table:table-row table:style-name="ro1">
          <table:table-cell office:value-type="float" office:value="4.07981" calcext:value-type="float">
            <text:p>4.07981</text:p>
          </table:table-cell>
          <table:table-cell office:value-type="float" office:value="0.754415" calcext:value-type="float">
            <text:p>0.754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9.62039" calcext:value-type="float">
            <text:p>269.62039</text:p>
          </table:table-cell>
          <table:table-cell office:value-type="float" office:value="3.421372" calcext:value-type="float">
            <text:p>3.421372</text:p>
          </table:table-cell>
          <table:table-cell office:value-type="float" office:value="0.324613" calcext:value-type="float">
            <text:p>0.324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1.508453" calcext:value-type="float">
            <text:p>321.508453</text:p>
          </table:table-cell>
          <table:table-cell table:number-columns-repeated="3"/>
        </table:table-row>
        <table:table-row table:style-name="ro1">
          <table:table-cell office:value-type="float" office:value="4.093482" calcext:value-type="float">
            <text:p>4.093482</text:p>
          </table:table-cell>
          <table:table-cell office:value-type="float" office:value="0.785868" calcext:value-type="float">
            <text:p>0.785868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47559" calcext:value-type="float">
            <text:p>268.47559</text:p>
          </table:table-cell>
          <table:table-cell office:value-type="float" office:value="3.629877" calcext:value-type="float">
            <text:p>3.629877</text:p>
          </table:table-cell>
          <table:table-cell office:value-type="float" office:value="0.599141" calcext:value-type="float">
            <text:p>0.599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.040564" calcext:value-type="float">
            <text:p>303.040564</text:p>
          </table:table-cell>
          <table:table-cell table:number-columns-repeated="3"/>
        </table:table-row>
        <table:table-row table:style-name="ro1">
          <table:table-cell office:value-type="float" office:value="4.156814" calcext:value-type="float">
            <text:p>4.156814</text:p>
          </table:table-cell>
          <table:table-cell office:value-type="float" office:value="0.843526" calcext:value-type="float">
            <text:p>0.84352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4.385185" calcext:value-type="float">
            <text:p>264.385185</text:p>
          </table:table-cell>
          <table:table-cell office:value-type="float" office:value="3.585849" calcext:value-type="float">
            <text:p>3.585849</text:p>
          </table:table-cell>
          <table:table-cell office:value-type="float" office:value="0.462752" calcext:value-type="float">
            <text:p>0.462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6.761379" calcext:value-type="float">
            <text:p>306.761379</text:p>
          </table:table-cell>
          <table:table-cell table:number-columns-repeated="3"/>
        </table:table-row>
        <table:table-row table:style-name="ro1">
          <table:table-cell office:value-type="float" office:value="4.160979" calcext:value-type="float">
            <text:p>4.160979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4.120533" calcext:value-type="float">
            <text:p>264.120533</text:p>
          </table:table-cell>
          <table:table-cell office:value-type="float" office:value="3.595674" calcext:value-type="float">
            <text:p>3.595674</text:p>
          </table:table-cell>
          <table:table-cell office:value-type="float" office:value="0.613197" calcext:value-type="float">
            <text:p>0.613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.92317" calcext:value-type="float">
            <text:p>305.92317</text:p>
          </table:table-cell>
          <table:table-cell table:number-columns-repeated="3"/>
        </table:table-row>
        <table:table-row table:style-name="ro1">
          <table:table-cell office:value-type="float" office:value="4.165861" calcext:value-type="float">
            <text:p>4.165861</text:p>
          </table:table-cell>
          <table:table-cell office:value-type="float" office:value="0.841017" calcext:value-type="float">
            <text:p>0.841017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3.811017" calcext:value-type="float">
            <text:p>263.811017</text:p>
          </table:table-cell>
          <table:table-cell office:value-type="float" office:value="3.925786" calcext:value-type="float">
            <text:p>3.92578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.198665" calcext:value-type="float">
            <text:p>280.198665</text:p>
          </table:table-cell>
          <table:table-cell table:number-columns-repeated="3"/>
        </table:table-row>
        <table:table-row table:style-name="ro1">
          <table:table-cell office:value-type="float" office:value="4.166934" calcext:value-type="float">
            <text:p>4.16693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3.983062" calcext:value-type="float">
            <text:p>263.983062</text:p>
          </table:table-cell>
          <table:table-cell office:value-type="float" office:value="3.204254" calcext:value-type="float">
            <text:p>3.204254</text:p>
          </table:table-cell>
          <table:table-cell office:value-type="float" office:value="0.111576" calcext:value-type="float">
            <text:p>0.111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.293618" calcext:value-type="float">
            <text:p>343.293618</text:p>
          </table:table-cell>
          <table:table-cell table:number-columns-repeated="3"/>
        </table:table-row>
        <table:table-row table:style-name="ro1">
          <table:table-cell office:value-type="float" office:value="3.939796" calcext:value-type="float">
            <text:p>3.939796</text:p>
          </table:table-cell>
          <table:table-cell office:value-type="float" office:value="0.835002" calcext:value-type="float">
            <text:p>0.835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9.202275" calcext:value-type="float">
            <text:p>279.202275</text:p>
          </table:table-cell>
          <table:table-cell office:value-type="float" office:value="3.489191" calcext:value-type="float">
            <text:p>3.489191</text:p>
          </table:table-cell>
          <table:table-cell office:value-type="float" office:value="0.400307" calcext:value-type="float">
            <text:p>0.400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5.25932" calcext:value-type="float">
            <text:p>315.25932</text:p>
          </table:table-cell>
          <table:table-cell table:number-columns-repeated="3"/>
        </table:table-row>
        <table:table-row table:style-name="ro1">
          <table:table-cell office:value-type="float" office:value="3.173465" calcext:value-type="float">
            <text:p>3.173465</text:p>
          </table:table-cell>
          <table:table-cell office:value-type="float" office:value="0.042163" calcext:value-type="float">
            <text:p>0.042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624298" calcext:value-type="float">
            <text:p>346.624298</text:p>
          </table:table-cell>
          <table:table-cell office:value-type="float" office:value="3.668547" calcext:value-type="float">
            <text:p>3.668547</text:p>
          </table:table-cell>
          <table:table-cell office:value-type="float" office:value="0.617507" calcext:value-type="float">
            <text:p>0.617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9.84624" calcext:value-type="float">
            <text:p>299.84624</text:p>
          </table:table-cell>
          <table:table-cell table:number-columns-repeated="3"/>
        </table:table-row>
        <table:table-row table:style-name="ro1">
          <table:table-cell office:value-type="float" office:value="4.098255" calcext:value-type="float">
            <text:p>4.098255</text:p>
          </table:table-cell>
          <table:table-cell office:value-type="float" office:value="0.851977" calcext:value-type="float">
            <text:p>0.851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406925" calcext:value-type="float">
            <text:p>268.406925</text:p>
          </table:table-cell>
          <table:table-cell office:value-type="float" office:value="3.969912" calcext:value-type="float">
            <text:p>3.969912</text:p>
          </table:table-cell>
          <table:table-cell office:value-type="float" office:value="0.806335" calcext:value-type="float">
            <text:p>0.806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.084224" calcext:value-type="float">
            <text:p>277.084224</text:p>
          </table:table-cell>
          <table:table-cell table:number-columns-repeated="3"/>
        </table:table-row>
        <table:table-row table:style-name="ro1">
          <table:table-cell office:value-type="float" office:value="4.140825" calcext:value-type="float">
            <text:p>4.140825</text:p>
          </table:table-cell>
          <table:table-cell office:value-type="float" office:value="0.872436" calcext:value-type="float">
            <text:p>0.87243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5.406046" calcext:value-type="float">
            <text:p>265.406046</text:p>
          </table:table-cell>
          <table:table-cell office:value-type="float" office:value="3.139061" calcext:value-type="float">
            <text:p>3.139061</text:p>
          </table:table-cell>
          <table:table-cell office:value-type="float" office:value="0.079017" calcext:value-type="float">
            <text:p>0.079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423266" calcext:value-type="float">
            <text:p>350.423266</text:p>
          </table:table-cell>
          <table:table-cell table:number-columns-repeated="3"/>
        </table:table-row>
        <table:table-row table:style-name="ro1">
          <table:table-cell office:value-type="float" office:value="4.090903" calcext:value-type="float">
            <text:p>4.090903</text:p>
          </table:table-cell>
          <table:table-cell office:value-type="float" office:value="0.14998" calcext:value-type="float">
            <text:p>0.14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38.029052" calcext:value-type="float">
            <text:p>7338.029052</text:p>
          </table:table-cell>
          <table:table-cell office:value-type="float" office:value="3.866306" calcext:value-type="float">
            <text:p>3.866306</text:p>
          </table:table-cell>
          <table:table-cell office:value-type="float" office:value="0.735691" calcext:value-type="float">
            <text:p>0.735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4.509309" calcext:value-type="float">
            <text:p>284.509309</text:p>
          </table:table-cell>
          <table:table-cell table:number-columns-repeated="3"/>
        </table:table-row>
        <table:table-row table:style-name="ro1">
          <table:table-cell office:value-type="float" office:value="4.123587" calcext:value-type="float">
            <text:p>4.123587</text:p>
          </table:table-cell>
          <table:table-cell office:value-type="float" office:value="0.893565" calcext:value-type="float">
            <text:p>0.893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.758035" calcext:value-type="float">
            <text:p>266.758035</text:p>
          </table:table-cell>
          <table:table-cell office:value-type="float" office:value="3.354486" calcext:value-type="float">
            <text:p>3.354486</text:p>
          </table:table-cell>
          <table:table-cell office:value-type="float" office:value="0.319768" calcext:value-type="float">
            <text:p>0.319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7.919092" calcext:value-type="float">
            <text:p>327.919092</text:p>
          </table:table-cell>
          <table:table-cell table:number-columns-repeated="3"/>
        </table:table-row>
        <table:table-row table:style-name="ro1">
          <table:table-cell office:value-type="float" office:value="4.077734" calcext:value-type="float">
            <text:p>4.077734</text:p>
          </table:table-cell>
          <table:table-cell office:value-type="float" office:value="0.022742" calcext:value-type="float">
            <text:p>0.022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567.670218" calcext:value-type="float">
            <text:p>48567.670218</text:p>
          </table:table-cell>
          <table:table-cell office:value-type="float" office:value="3.682051" calcext:value-type="float">
            <text:p>3.682051</text:p>
          </table:table-cell>
          <table:table-cell office:value-type="float" office:value="0.599061" calcext:value-type="float">
            <text:p>0.599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8.746526" calcext:value-type="float">
            <text:p>298.746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6314" calcext:value-type="float">
            <text:p>0.856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9.757665" calcext:value-type="float">
            <text:p>269.757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42822" calcext:value-type="float">
            <text:p>0.842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889286" calcext:value-type="float">
            <text:p>268.889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31729" calcext:value-type="float">
            <text:p>0.831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473175" calcext:value-type="float">
            <text:p>267.473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82643" calcext:value-type="float">
            <text:p>0.7826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5.18728" calcext:value-type="float">
            <text:p>265.18728</text:p>
          </table:table-cell>
          <table:table-cell table:number-columns-repeated="8"/>
        </table:table-row>
        <table:table-row table:style-name="ro1">
          <table:table-cell office:value-type="float" office:value="3.177929" calcext:value-type="float">
            <text:p>3.177929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37357" calcext:value-type="float">
            <text:p>346.137357</text:p>
          </table:table-cell>
          <table:table-cell table:number-columns-repeated="8"/>
        </table:table-row>
        <table:table-row table:style-name="ro1">
          <table:table-cell office:value-type="float" office:value="3.172817" calcext:value-type="float">
            <text:p>3.172817</text:p>
          </table:table-cell>
          <table:table-cell office:value-type="float" office:value="0.071837" calcext:value-type="float">
            <text:p>0.071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695067" calcext:value-type="float">
            <text:p>346.6950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64634" calcext:value-type="float">
            <text:p>0.8646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4.554968" calcext:value-type="float">
            <text:p>264.554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31334" calcext:value-type="float">
            <text:p>0.831334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7.180111" calcext:value-type="float">
            <text:p>267.180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0409" calcext:value-type="float">
            <text:p>0.880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.673713" calcext:value-type="float">
            <text:p>267.673713</text:p>
          </table:table-cell>
          <table:table-cell table:number-columns-repeated="8"/>
        </table:table-row>
        <table:table-row table:style-name="ro1">
          <table:table-cell office:value-type="float" office:value="3.1495" calcext:value-type="float">
            <text:p>3.1495</text:p>
          </table:table-cell>
          <table:table-cell office:value-type="float" office:value="0.014286" calcext:value-type="float">
            <text:p>0.01428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48.944262" calcext:value-type="float">
            <text:p>348.944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16466" calcext:value-type="float">
            <text:p>0.816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.302489" calcext:value-type="float">
            <text:p>280.302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0756" calcext:value-type="float">
            <text:p>0.06075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332.905215" calcext:value-type="float">
            <text:p>332.90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52171" calcext:value-type="float">
            <text:p>0.752171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2.395563" calcext:value-type="float">
            <text:p>272.395563</text:p>
          </table:table-cell>
          <table:table-cell table:number-columns-repeated="8"/>
        </table:table-row>
        <table:table-row table:style-name="ro1">
          <table:table-cell office:value-type="float" office:value="3.147471" calcext:value-type="float">
            <text:p>3.147471</text:p>
          </table:table-cell>
          <table:table-cell office:value-type="float" office:value="0.026411" calcext:value-type="float">
            <text:p>0.026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9.486943" calcext:value-type="float">
            <text:p>349.486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42168" calcext:value-type="float">
            <text:p>0.842168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1.228377" calcext:value-type="float">
            <text:p>271.2283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10906" calcext:value-type="float">
            <text:p>0.810906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8.99973" calcext:value-type="float">
            <text:p>268.999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1188" calcext:value-type="float">
            <text:p>0.881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.755398" calcext:value-type="float">
            <text:p>268.7553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86555" calcext:value-type="float">
            <text:p>0.78655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1.117904" calcext:value-type="float">
            <text:p>271.117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16589" calcext:value-type="float">
            <text:p>0.716589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71.300085" calcext:value-type="float">
            <text:p>271.3000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12835" calcext:value-type="float">
            <text:p>0.812835</text:p>
          </table:table-cell>
          <table:table-cell office:value-type="float" office:value="0.000909" calcext:value-type="float">
            <text:p>0.000909</text:p>
          </table:table-cell>
          <table:table-cell/>
          <table:table-cell office:value-type="float" office:value="264.833436" calcext:value-type="float">
            <text:p>264.8334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6:12:36.049783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17T16:15:36.051145801</dc:date>
    <meta:editing-duration>PT3H21M</meta:editing-duration>
    <meta:editing-cycles>24</meta:editing-cycles>
    <meta:document-statistic meta:table-count="1" meta:cell-count="183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107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107" chart:class="chart:scatter">
            <chart:mean-value chart:style-name="ch14"/>
            <chart:regression-curve chart:style-name="ch15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.424426">
                <text:p>140.424426</text:p>
                <draw:g>
                  <svg:desc>Sheet1.E8:Sheet1.E107</svg:desc>
                </draw:g>
              </table:table-cell>
              <table:table-cell office:value-type="float" office:value="223.570125">
                <text:p>223.570125</text:p>
                <draw:g>
                  <svg:desc>Sheet1.J8:Sheet1.J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964169">
                <text:p>129.964169</text:p>
              </table:table-cell>
              <table:table-cell office:value-type="float" office:value="223.467903">
                <text:p>223.467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649287">
                <text:p>128.649287</text:p>
              </table:table-cell>
              <table:table-cell office:value-type="float" office:value="224.187766">
                <text:p>224.187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838998">
                <text:p>120.838998</text:p>
              </table:table-cell>
              <table:table-cell office:value-type="float" office:value="187.031335">
                <text:p>187.031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82324">
                <text:p>128.182324</text:p>
              </table:table-cell>
              <table:table-cell office:value-type="float" office:value="225.972557">
                <text:p>225.972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838512">
                <text:p>125.838512</text:p>
              </table:table-cell>
              <table:table-cell office:value-type="float" office:value="187.782753">
                <text:p>187.78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.729219">
                <text:p>124.729219</text:p>
              </table:table-cell>
              <table:table-cell office:value-type="float" office:value="224.378871">
                <text:p>224.378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914285">
                <text:p>132.914285</text:p>
              </table:table-cell>
              <table:table-cell office:value-type="float" office:value="223.912626">
                <text:p>223.912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294532">
                <text:p>133.294532</text:p>
              </table:table-cell>
              <table:table-cell office:value-type="float" office:value="224.457958">
                <text:p>224.457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026268">
                <text:p>125.026268</text:p>
              </table:table-cell>
              <table:table-cell office:value-type="float" office:value="226.410586">
                <text:p>226.410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70112">
                <text:p>127.70112</text:p>
              </table:table-cell>
              <table:table-cell office:value-type="float" office:value="188.011097">
                <text:p>188.011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.755959">
                <text:p>125.755959</text:p>
              </table:table-cell>
              <table:table-cell office:value-type="float" office:value="224.267731">
                <text:p>224.267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37567">
                <text:p>130.937567</text:p>
              </table:table-cell>
              <table:table-cell office:value-type="float" office:value="224.036755">
                <text:p>224.03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408308">
                <text:p>126.408308</text:p>
              </table:table-cell>
              <table:table-cell office:value-type="float" office:value="224.13172">
                <text:p>224.13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.19382">
                <text:p>125.19382</text:p>
              </table:table-cell>
              <table:table-cell office:value-type="float" office:value="188.416423">
                <text:p>188.41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779415">
                <text:p>131.779415</text:p>
              </table:table-cell>
              <table:table-cell office:value-type="float" office:value="188.212049">
                <text:p>188.212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.539946">
                <text:p>130.539946</text:p>
              </table:table-cell>
              <table:table-cell office:value-type="float" office:value="223.588281">
                <text:p>223.58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.054597">
                <text:p>126.054597</text:p>
              </table:table-cell>
              <table:table-cell office:value-type="float" office:value="224.224526">
                <text:p>224.22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466194">
                <text:p>129.466194</text:p>
              </table:table-cell>
              <table:table-cell office:value-type="float" office:value="223.899987">
                <text:p>223.8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.255729">
                <text:p>135.255729</text:p>
              </table:table-cell>
              <table:table-cell office:value-type="float" office:value="224.613782">
                <text:p>224.613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294315">
                <text:p>133.294315</text:p>
              </table:table-cell>
              <table:table-cell office:value-type="float" office:value="224.662296">
                <text:p>224.662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904183">
                <text:p>129.904183</text:p>
              </table:table-cell>
              <table:table-cell office:value-type="float" office:value="188.293505">
                <text:p>188.293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.448528">
                <text:p>127.448528</text:p>
              </table:table-cell>
              <table:table-cell office:value-type="float" office:value="188.151233">
                <text:p>188.151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275276">
                <text:p>131.275276</text:p>
              </table:table-cell>
              <table:table-cell office:value-type="float" office:value="223.977076">
                <text:p>223.977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.283687">
                <text:p>130.283687</text:p>
              </table:table-cell>
              <table:table-cell office:value-type="float" office:value="223.984767">
                <text:p>223.984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448765">
                <text:p>126.448765</text:p>
              </table:table-cell>
              <table:table-cell office:value-type="float" office:value="225.869308">
                <text:p>225.869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273882">
                <text:p>126.273882</text:p>
              </table:table-cell>
              <table:table-cell office:value-type="float" office:value="224.33003">
                <text:p>224.3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.948374">
                <text:p>129.948374</text:p>
              </table:table-cell>
              <table:table-cell office:value-type="float" office:value="186.616308">
                <text:p>186.616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584791">
                <text:p>134.584791</text:p>
              </table:table-cell>
              <table:table-cell office:value-type="float" office:value="223.92472">
                <text:p>223.92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752563">
                <text:p>123.752563</text:p>
              </table:table-cell>
              <table:table-cell office:value-type="float" office:value="188.512684">
                <text:p>188.51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.204183">
                <text:p>122.204183</text:p>
              </table:table-cell>
              <table:table-cell office:value-type="float" office:value="224.223398">
                <text:p>224.22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.236437">
                <text:p>132.236437</text:p>
              </table:table-cell>
              <table:table-cell office:value-type="float" office:value="187.710517">
                <text:p>187.71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.94245">
                <text:p>126.94245</text:p>
              </table:table-cell>
              <table:table-cell office:value-type="float" office:value="224.184523">
                <text:p>224.184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216019">
                <text:p>129.216019</text:p>
              </table:table-cell>
              <table:table-cell office:value-type="float" office:value="224.307229">
                <text:p>224.307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722728">
                <text:p>126.722728</text:p>
              </table:table-cell>
              <table:table-cell office:value-type="float" office:value="225.742732">
                <text:p>225.74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43876">
                <text:p>125.943876</text:p>
              </table:table-cell>
              <table:table-cell office:value-type="float" office:value="224.17048">
                <text:p>224.17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.016332">
                <text:p>130.016332</text:p>
              </table:table-cell>
              <table:table-cell office:value-type="float" office:value="187.849899">
                <text:p>187.849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.363037">
                <text:p>130.363037</text:p>
              </table:table-cell>
              <table:table-cell office:value-type="float" office:value="224.809845">
                <text:p>224.809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369645">
                <text:p>128.369645</text:p>
              </table:table-cell>
              <table:table-cell office:value-type="float" office:value="223.319943">
                <text:p>223.319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127335">
                <text:p>125.127335</text:p>
              </table:table-cell>
              <table:table-cell office:value-type="float" office:value="226.761111">
                <text:p>226.76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.484792">
                <text:p>121.484792</text:p>
              </table:table-cell>
              <table:table-cell office:value-type="float" office:value="224.371446">
                <text:p>224.371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30378">
                <text:p>123.30378</text:p>
              </table:table-cell>
              <table:table-cell office:value-type="float" office:value="188.340913">
                <text:p>188.340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.696179">
                <text:p>121.696179</text:p>
              </table:table-cell>
              <table:table-cell office:value-type="float" office:value="224.458184">
                <text:p>224.458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.656471">
                <text:p>124.656471</text:p>
              </table:table-cell>
              <table:table-cell office:value-type="float" office:value="187.829267">
                <text:p>187.82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.654516">
                <text:p>129.654516</text:p>
              </table:table-cell>
              <table:table-cell office:value-type="float" office:value="187.361493">
                <text:p>187.361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076268">
                <text:p>128.076268</text:p>
              </table:table-cell>
              <table:table-cell office:value-type="float" office:value="223.997909">
                <text:p>223.997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73655">
                <text:p>126.73655</text:p>
              </table:table-cell>
              <table:table-cell office:value-type="float" office:value="223.36022">
                <text:p>223.36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.374775">
                <text:p>121.374775</text:p>
              </table:table-cell>
              <table:table-cell office:value-type="float" office:value="223.728154">
                <text:p>223.72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955725">
                <text:p>127.955725</text:p>
              </table:table-cell>
              <table:table-cell office:value-type="float" office:value="224.119067">
                <text:p>224.119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87153">
                <text:p>135.087153</text:p>
              </table:table-cell>
              <table:table-cell office:value-type="float" office:value="225.387802">
                <text:p>225.387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.25544">
                <text:p>127.25544</text:p>
              </table:table-cell>
              <table:table-cell office:value-type="float" office:value="224.561449">
                <text:p>224.56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.032447">
                <text:p>125.032447</text:p>
              </table:table-cell>
              <table:table-cell office:value-type="float" office:value="224.50516">
                <text:p>224.50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.08051">
                <text:p>127.08051</text:p>
              </table:table-cell>
              <table:table-cell office:value-type="float" office:value="188.472739">
                <text:p>188.472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843655">
                <text:p>123.843655</text:p>
              </table:table-cell>
              <table:table-cell office:value-type="float" office:value="187.023794">
                <text:p>187.02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.002974">
                <text:p>128.002974</text:p>
              </table:table-cell>
              <table:table-cell office:value-type="float" office:value="225.264943">
                <text:p>225.264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158107">
                <text:p>128.158107</text:p>
              </table:table-cell>
              <table:table-cell office:value-type="float" office:value="224.420714">
                <text:p>224.420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999747">
                <text:p>127.999747</text:p>
              </table:table-cell>
              <table:table-cell office:value-type="float" office:value="222.92173">
                <text:p>222.92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.309268">
                <text:p>127.309268</text:p>
              </table:table-cell>
              <table:table-cell office:value-type="float" office:value="187.981969">
                <text:p>187.981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.683525">
                <text:p>132.683525</text:p>
              </table:table-cell>
              <table:table-cell office:value-type="float" office:value="225.017753">
                <text:p>225.017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.912657">
                <text:p>127.912657</text:p>
              </table:table-cell>
              <table:table-cell office:value-type="float" office:value="187.331388">
                <text:p>187.331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9.14915">
                <text:p>129.14915</text:p>
              </table:table-cell>
              <table:table-cell office:value-type="float" office:value="223.559745">
                <text:p>223.559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.049837">
                <text:p>128.049837</text:p>
              </table:table-cell>
              <table:table-cell office:value-type="float" office:value="187.815096">
                <text:p>187.815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548417">
                <text:p>129.548417</text:p>
              </table:table-cell>
              <table:table-cell office:value-type="float" office:value="187.839256">
                <text:p>187.839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.478471">
                <text:p>129.478471</text:p>
              </table:table-cell>
              <table:table-cell office:value-type="float" office:value="187.090958">
                <text:p>187.090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.347596">
                <text:p>122.347596</text:p>
              </table:table-cell>
              <table:table-cell office:value-type="float" office:value="226.220523">
                <text:p>226.220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.983118">
                <text:p>128.983118</text:p>
              </table:table-cell>
              <table:table-cell office:value-type="float" office:value="186.663124">
                <text:p>186.663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.024089">
                <text:p>125.024089</text:p>
              </table:table-cell>
              <table:table-cell office:value-type="float" office:value="188.011976">
                <text:p>188.011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.110833">
                <text:p>126.110833</text:p>
              </table:table-cell>
              <table:table-cell office:value-type="float" office:value="224.402505">
                <text:p>224.402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.549677">
                <text:p>129.549677</text:p>
              </table:table-cell>
              <table:table-cell office:value-type="float" office:value="186.487132">
                <text:p>186.487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991213">
                <text:p>126.991213</text:p>
              </table:table-cell>
              <table:table-cell office:value-type="float" office:value="226.471711">
                <text:p>226.47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.411261">
                <text:p>124.411261</text:p>
              </table:table-cell>
              <table:table-cell office:value-type="float" office:value="224.457507">
                <text:p>224.457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.86181">
                <text:p>127.86181</text:p>
              </table:table-cell>
              <table:table-cell office:value-type="float" office:value="224.999837">
                <text:p>224.999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438483">
                <text:p>135.438483</text:p>
              </table:table-cell>
              <table:table-cell office:value-type="float" office:value="223.673394">
                <text:p>223.673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07168">
                <text:p>136.207168</text:p>
              </table:table-cell>
              <table:table-cell office:value-type="float" office:value="187.991194">
                <text:p>187.991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.825973">
                <text:p>128.825973</text:p>
              </table:table-cell>
              <table:table-cell office:value-type="float" office:value="188.25153">
                <text:p>188.25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058817">
                <text:p>128.058817</text:p>
              </table:table-cell>
              <table:table-cell office:value-type="float" office:value="188.516578">
                <text:p>188.516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.725349">
                <text:p>126.725349</text:p>
              </table:table-cell>
              <table:table-cell office:value-type="float" office:value="223.721202">
                <text:p>223.7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.796116">
                <text:p>128.796116</text:p>
              </table:table-cell>
              <table:table-cell office:value-type="float" office:value="188.240506">
                <text:p>188.240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277627">
                <text:p>124.277627</text:p>
              </table:table-cell>
              <table:table-cell office:value-type="float" office:value="187.037378">
                <text:p>187.037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512292">
                <text:p>132.512292</text:p>
              </table:table-cell>
              <table:table-cell office:value-type="float" office:value="188.027597">
                <text:p>188.027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.794296">
                <text:p>130.794296</text:p>
              </table:table-cell>
              <table:table-cell office:value-type="float" office:value="187.673996">
                <text:p>187.673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.194143">
                <text:p>127.194143</text:p>
              </table:table-cell>
              <table:table-cell office:value-type="float" office:value="224.280792">
                <text:p>224.280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.574038">
                <text:p>136.574038</text:p>
              </table:table-cell>
              <table:table-cell office:value-type="float" office:value="225.133778">
                <text:p>225.133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.09311">
                <text:p>126.09311</text:p>
              </table:table-cell>
              <table:table-cell office:value-type="float" office:value="224.045499">
                <text:p>224.045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.800779">
                <text:p>121.800779</text:p>
              </table:table-cell>
              <table:table-cell office:value-type="float" office:value="221.779235">
                <text:p>221.779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.971417">
                <text:p>121.971417</text:p>
              </table:table-cell>
              <table:table-cell office:value-type="float" office:value="188.580509">
                <text:p>188.580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.863102">
                <text:p>127.863102</text:p>
              </table:table-cell>
              <table:table-cell office:value-type="float" office:value="224.447399">
                <text:p>224.447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.065913">
                <text:p>137.065913</text:p>
              </table:table-cell>
              <table:table-cell office:value-type="float" office:value="224.129777">
                <text:p>224.129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.805388">
                <text:p>122.805388</text:p>
              </table:table-cell>
              <table:table-cell office:value-type="float" office:value="224.633087">
                <text:p>224.633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582006">
                <text:p>120.582006</text:p>
              </table:table-cell>
              <table:table-cell office:value-type="float" office:value="188.569977">
                <text:p>188.569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.787916">
                <text:p>125.787916</text:p>
              </table:table-cell>
              <table:table-cell office:value-type="float" office:value="224.447947">
                <text:p>224.447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.713068">
                <text:p>122.713068</text:p>
              </table:table-cell>
              <table:table-cell office:value-type="float" office:value="223.721019">
                <text:p>223.721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.901139">
                <text:p>128.901139</text:p>
              </table:table-cell>
              <table:table-cell office:value-type="float" office:value="224.508125">
                <text:p>224.50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.416932">
                <text:p>126.416932</text:p>
              </table:table-cell>
              <table:table-cell office:value-type="float" office:value="188.303544">
                <text:p>188.303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197449">
                <text:p>129.197449</text:p>
              </table:table-cell>
              <table:table-cell office:value-type="float" office:value="226.221286">
                <text:p>226.221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427756">
                <text:p>130.427756</text:p>
              </table:table-cell>
              <table:table-cell office:value-type="float" office:value="224.217147">
                <text:p>224.217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.681283">
                <text:p>128.681283</text:p>
              </table:table-cell>
              <table:table-cell office:value-type="float" office:value="223.761545">
                <text:p>223.761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.854183">
                <text:p>129.854183</text:p>
              </table:table-cell>
              <table:table-cell office:value-type="float" office:value="224.186284">
                <text:p>224.18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.84805">
                <text:p>128.84805</text:p>
              </table:table-cell>
              <table:table-cell office:value-type="float" office:value="188.316566">
                <text:p>188.316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.352398">
                <text:p>129.352398</text:p>
              </table:table-cell>
              <table:table-cell office:value-type="float" office:value="225.9108">
                <text:p>225.9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3.955cm" style:legend-expansion="high" chart:style-name="ch2"/>
        <chart:plot-area chart:style-name="ch3" table:cell-range-address="Sheet1.A111:Sheet1.A130 Sheet1.F111:Sheet1.F130" svg:x="0.319cm" svg:y="0.18cm" svg:width="13.097cm" svg:height="8.646cm">
          <chart:coordinate-region svg:x="0.755cm" svg:y="0.38cm" svg:width="12.4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11:Sheet1.A130" chart:class="chart:scatter">
            <chart:data-point chart:repeated="20"/>
          </chart:series>
          <chart:series chart:style-name="ch8" chart:values-cell-range-address="Sheet1.F111:Sheet1.F130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03411">
                <text:p>5.103411</text:p>
                <draw:g>
                  <svg:desc>Sheet1.A111:Sheet1.A130</svg:desc>
                </draw:g>
              </table:table-cell>
              <table:table-cell office:value-type="float" office:value="4.132064">
                <text:p>4.132064</text:p>
                <draw:g>
                  <svg:desc>Sheet1.F111:Sheet1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01017">
                <text:p>5.001017</text:p>
              </table:table-cell>
              <table:table-cell office:value-type="float" office:value="4.158917">
                <text:p>4.158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17341">
                <text:p>5.917341</text:p>
              </table:table-cell>
              <table:table-cell office:value-type="float" office:value="4.145029">
                <text:p>4.145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17401">
                <text:p>5.517401</text:p>
              </table:table-cell>
              <table:table-cell office:value-type="float" office:value="4.209766">
                <text:p>4.209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6907">
                <text:p>5.96907</text:p>
              </table:table-cell>
              <table:table-cell office:value-type="float" office:value="4.211911">
                <text:p>4.211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59759">
                <text:p>4.959759</text:p>
              </table:table-cell>
              <table:table-cell office:value-type="float" office:value="4.230728">
                <text:p>4.23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6554">
                <text:p>6.006554</text:p>
              </table:table-cell>
              <table:table-cell office:value-type="float" office:value="4.292966">
                <text:p>4.29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63128">
                <text:p>4.963128</text:p>
              </table:table-cell>
              <table:table-cell office:value-type="float" office:value="4.139353">
                <text:p>4.139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9122">
                <text:p>5.09122</text:p>
              </table:table-cell>
              <table:table-cell office:value-type="float" office:value="4.203858">
                <text:p>4.203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7579">
                <text:p>5.87579</text:p>
              </table:table-cell>
              <table:table-cell office:value-type="float" office:value="4.108215">
                <text:p>4.108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1156">
                <text:p>4.951156</text:p>
              </table:table-cell>
              <table:table-cell office:value-type="float" office:value="4.108151">
                <text:p>4.108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6377">
                <text:p>4.966377</text:p>
              </table:table-cell>
              <table:table-cell office:value-type="float" office:value="4.006327">
                <text:p>4.006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6457">
                <text:p>4.96457</text:p>
              </table:table-cell>
              <table:table-cell office:value-type="float" office:value="4.016429">
                <text:p>4.016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05022">
                <text:p>6.105022</text:p>
              </table:table-cell>
              <table:table-cell office:value-type="float" office:value="4.124613">
                <text:p>4.124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17282">
                <text:p>5.217282</text:p>
              </table:table-cell>
              <table:table-cell office:value-type="float" office:value="4.298885">
                <text:p>4.298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97487">
                <text:p>5.997487</text:p>
              </table:table-cell>
              <table:table-cell office:value-type="float" office:value="4.944724">
                <text:p>4.94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195">
                <text:p>5.6195</text:p>
              </table:table-cell>
              <table:table-cell office:value-type="float" office:value="4.209841">
                <text:p>4.209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42791">
                <text:p>5.042791</text:p>
              </table:table-cell>
              <table:table-cell office:value-type="float" office:value="4.246248">
                <text:p>4.246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2611">
                <text:p>5.552611</text:p>
              </table:table-cell>
              <table:table-cell office:value-type="float" office:value="4.265547">
                <text:p>4.265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42945">
                <text:p>4.042945</text:p>
              </table:table-cell>
              <table:table-cell office:value-type="float" office:value="4.951095">
                <text:p>4.951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098cm" svg:height="15.992cm" xlink:href=".." xlink:type="simple" chart:class="chart:scatter" chart:style-name="ch1">
        <chart:legend chart:legend-position="end" svg:x="35.082cm" svg:y="6.95cm" style:legend-expansion="high" chart:style-name="ch2"/>
        <chart:plot-area chart:style-name="ch3" table:cell-range-address="Sheet1.A137:Sheet1.A236 Sheet1.F137:Sheet1.F236" svg:x="0.781cm" svg:y="0.319cm" svg:width="33.52cm" svg:height="15.354cm">
          <chart:coordinate-region svg:x="1.508cm" svg:y="0.518cm" svg:width="32.513cm" svg:height="14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37:Sheet1.A236" chart:class="chart:scatter">
            <chart:mean-value chart:style-name="ch8"/>
            <chart:regression-curve chart:style-name="ch9"/>
            <chart:data-point chart:repeated="100"/>
          </chart:series>
          <chart:series chart:style-name="ch10" chart:values-cell-range-address="Sheet1.F137:Sheet1.F236" chart:class="chart:scatter">
            <chart:mean-value chart:style-name="ch11"/>
            <chart:regression-curve chart:style-name="ch12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88049">
                <text:p>4.088049</text:p>
                <draw:g>
                  <svg:desc>Sheet1.A137:Sheet1.A236</svg:desc>
                </draw:g>
              </table:table-cell>
              <table:table-cell office:value-type="float" office:value="3.054447">
                <text:p>3.054447</text:p>
                <draw:g>
                  <svg:desc>Sheet1.F137:Sheet1.F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4341">
                <text:p>3.154341</text:p>
              </table:table-cell>
              <table:table-cell office:value-type="float" office:value="3.967799">
                <text:p>3.967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9977">
                <text:p>4.099977</text:p>
              </table:table-cell>
              <table:table-cell office:value-type="float" office:value="3.671483">
                <text:p>3.671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98598">
                <text:p>4.098598</text:p>
              </table:table-cell>
              <table:table-cell office:value-type="float" office:value="3.885176">
                <text:p>3.885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76303">
                <text:p>4.076303</text:p>
              </table:table-cell>
              <table:table-cell office:value-type="float" office:value="3.973021">
                <text:p>3.973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06356">
                <text:p>4.106356</text:p>
              </table:table-cell>
              <table:table-cell office:value-type="float" office:value="3.825031">
                <text:p>3.825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71809">
                <text:p>4.071809</text:p>
              </table:table-cell>
              <table:table-cell office:value-type="float" office:value="3.968069">
                <text:p>3.968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95503">
                <text:p>4.095503</text:p>
              </table:table-cell>
              <table:table-cell office:value-type="float" office:value="3.968876">
                <text:p>3.968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4458">
                <text:p>4.094458</text:p>
              </table:table-cell>
              <table:table-cell office:value-type="float" office:value="3.965719">
                <text:p>3.96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43756">
                <text:p>4.043756</text:p>
              </table:table-cell>
              <table:table-cell office:value-type="float" office:value="3.968779">
                <text:p>3.968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49778">
                <text:p>4.149778</text:p>
              </table:table-cell>
              <table:table-cell office:value-type="float" office:value="3.928377">
                <text:p>3.928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5252">
                <text:p>4.015252</text:p>
              </table:table-cell>
              <table:table-cell office:value-type="float" office:value="3.964325">
                <text:p>3.964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23">
                <text:p>4.12623</text:p>
              </table:table-cell>
              <table:table-cell office:value-type="float" office:value="3.382533">
                <text:p>3.382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23826">
                <text:p>4.123826</text:p>
              </table:table-cell>
              <table:table-cell office:value-type="float" office:value="3.605359">
                <text:p>3.605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1843">
                <text:p>4.11843</text:p>
              </table:table-cell>
              <table:table-cell office:value-type="float" office:value="3.629925">
                <text:p>3.629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13085">
                <text:p>4.113085</text:p>
              </table:table-cell>
              <table:table-cell office:value-type="float" office:value="3.957997">
                <text:p>3.957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15814">
                <text:p>3.315814</text:p>
              </table:table-cell>
              <table:table-cell office:value-type="float" office:value="3.172153">
                <text:p>3.172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61416">
                <text:p>4.161416</text:p>
              </table:table-cell>
              <table:table-cell office:value-type="float" office:value="3.866775">
                <text:p>3.86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01116">
                <text:p>4.101116</text:p>
              </table:table-cell>
              <table:table-cell office:value-type="float" office:value="3.964157">
                <text:p>3.964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50865">
                <text:p>4.050865</text:p>
              </table:table-cell>
              <table:table-cell office:value-type="float" office:value="2.916346">
                <text:p>2.916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71269">
                <text:p>4.071269</text:p>
              </table:table-cell>
              <table:table-cell office:value-type="float" office:value="3.612464">
                <text:p>3.612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57926">
                <text:p>4.157926</text:p>
              </table:table-cell>
              <table:table-cell office:value-type="float" office:value="3.970297">
                <text:p>3.970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0275">
                <text:p>3.150275</text:p>
              </table:table-cell>
              <table:table-cell office:value-type="float" office:value="3.91778">
                <text:p>3.91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08825">
                <text:p>4.108825</text:p>
              </table:table-cell>
              <table:table-cell office:value-type="float" office:value="3.819053">
                <text:p>3.819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99195">
                <text:p>4.099195</text:p>
              </table:table-cell>
              <table:table-cell office:value-type="float" office:value="3.632992">
                <text:p>3.63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97675">
                <text:p>4.097675</text:p>
              </table:table-cell>
              <table:table-cell office:value-type="float" office:value="3.579328">
                <text:p>3.579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57334">
                <text:p>4.057334</text:p>
              </table:table-cell>
              <table:table-cell office:value-type="float" office:value="3.617923">
                <text:p>3.617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99026">
                <text:p>4.099026</text:p>
              </table:table-cell>
              <table:table-cell office:value-type="float" office:value="3.960125">
                <text:p>3.960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37497">
                <text:p>4.037497</text:p>
              </table:table-cell>
              <table:table-cell office:value-type="float" office:value="3.232527">
                <text:p>3.232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1386">
                <text:p>3.11386</text:p>
              </table:table-cell>
              <table:table-cell office:value-type="float" office:value="3.967222">
                <text:p>3.967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58463">
                <text:p>4.058463</text:p>
              </table:table-cell>
              <table:table-cell office:value-type="float" office:value="3.298795">
                <text:p>3.298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85506">
                <text:p>4.085506</text:p>
              </table:table-cell>
              <table:table-cell office:value-type="float" office:value="3.733052">
                <text:p>3.733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66338">
                <text:p>4.066338</text:p>
              </table:table-cell>
              <table:table-cell office:value-type="float" office:value="3.307528">
                <text:p>3.307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49062">
                <text:p>4.149062</text:p>
              </table:table-cell>
              <table:table-cell office:value-type="float" office:value="3.623182">
                <text:p>3.623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95008">
                <text:p>4.095008</text:p>
              </table:table-cell>
              <table:table-cell office:value-type="float" office:value="3.966619">
                <text:p>3.9666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75063">
                <text:p>4.175063</text:p>
              </table:table-cell>
              <table:table-cell office:value-type="float" office:value="3.28068">
                <text:p>3.28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9315">
                <text:p>4.09315</text:p>
              </table:table-cell>
              <table:table-cell office:value-type="float" office:value="3.669777">
                <text:p>3.669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33943">
                <text:p>4.133943</text:p>
              </table:table-cell>
              <table:table-cell office:value-type="float" office:value="3.862199">
                <text:p>3.862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5428">
                <text:p>4.05428</text:p>
              </table:table-cell>
              <table:table-cell office:value-type="float" office:value="3.964822">
                <text:p>3.964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0124">
                <text:p>3.30124</text:p>
              </table:table-cell>
              <table:table-cell office:value-type="float" office:value="3.91327">
                <text:p>3.91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81909">
                <text:p>4.081909</text:p>
              </table:table-cell>
              <table:table-cell office:value-type="float" office:value="3.615877">
                <text:p>3.615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4209">
                <text:p>3.24209</text:p>
              </table:table-cell>
              <table:table-cell office:value-type="float" office:value="3.966308">
                <text:p>3.966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41192">
                <text:p>4.041192</text:p>
              </table:table-cell>
              <table:table-cell office:value-type="float" office:value="3.681392">
                <text:p>3.681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1333">
                <text:p>4.11333</text:p>
              </table:table-cell>
              <table:table-cell office:value-type="float" office:value="3.965288">
                <text:p>3.965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98426">
                <text:p>4.098426</text:p>
              </table:table-cell>
              <table:table-cell office:value-type="float" office:value="3.969618">
                <text:p>3.969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36385">
                <text:p>3.336385</text:p>
              </table:table-cell>
              <table:table-cell office:value-type="float" office:value="3.96325">
                <text:p>3.96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8037">
                <text:p>4.118037</text:p>
              </table:table-cell>
              <table:table-cell office:value-type="float" office:value="3.130994">
                <text:p>3.130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9481">
                <text:p>4.109481</text:p>
              </table:table-cell>
              <table:table-cell office:value-type="float" office:value="3.707984">
                <text:p>3.707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15811">
                <text:p>3.315811</text:p>
              </table:table-cell>
              <table:table-cell office:value-type="float" office:value="3.567549">
                <text:p>3.567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4332">
                <text:p>3.924332</text:p>
              </table:table-cell>
              <table:table-cell office:value-type="float" office:value="3.964877">
                <text:p>3.964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37967">
                <text:p>4.037967</text:p>
              </table:table-cell>
              <table:table-cell office:value-type="float" office:value="3.25264">
                <text:p>3.25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29168">
                <text:p>4.129168</text:p>
              </table:table-cell>
              <table:table-cell office:value-type="float" office:value="3.639667">
                <text:p>3.639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53587">
                <text:p>4.053587</text:p>
              </table:table-cell>
              <table:table-cell office:value-type="float" office:value="3.611694">
                <text:p>3.611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95179">
                <text:p>4.095179</text:p>
              </table:table-cell>
              <table:table-cell office:value-type="float" office:value="3.612225">
                <text:p>3.612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088429">
                <text:p>4.088429</text:p>
              </table:table-cell>
              <table:table-cell office:value-type="float" office:value="3.961555">
                <text:p>3.961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41001">
                <text:p>4.041001</text:p>
              </table:table-cell>
              <table:table-cell office:value-type="float" office:value="3.757557">
                <text:p>3.757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148012">
                <text:p>4.148012</text:p>
              </table:table-cell>
              <table:table-cell office:value-type="float" office:value="3.963979">
                <text:p>3.963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82392">
                <text:p>4.082392</text:p>
              </table:table-cell>
              <table:table-cell office:value-type="float" office:value="3.971794">
                <text:p>3.971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08903">
                <text:p>4.108903</text:p>
              </table:table-cell>
              <table:table-cell office:value-type="float" office:value="3.966822">
                <text:p>3.966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60561">
                <text:p>4.060561</text:p>
              </table:table-cell>
              <table:table-cell office:value-type="float" office:value="3.975206">
                <text:p>3.975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058023">
                <text:p>4.058023</text:p>
              </table:table-cell>
              <table:table-cell office:value-type="float" office:value="3.95928">
                <text:p>3.95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33873">
                <text:p>3.333873</text:p>
              </table:table-cell>
              <table:table-cell office:value-type="float" office:value="3.235665">
                <text:p>3.235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12562">
                <text:p>4.112562</text:p>
              </table:table-cell>
              <table:table-cell office:value-type="float" office:value="3.966185">
                <text:p>3.966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01089">
                <text:p>4.101089</text:p>
              </table:table-cell>
              <table:table-cell office:value-type="float" office:value="3.206095">
                <text:p>3.206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8338">
                <text:p>4.028338</text:p>
              </table:table-cell>
              <table:table-cell office:value-type="float" office:value="3.591956">
                <text:p>3.591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4766">
                <text:p>4.064766</text:p>
              </table:table-cell>
              <table:table-cell office:value-type="float" office:value="3.964486">
                <text:p>3.964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63224">
                <text:p>4.163224</text:p>
              </table:table-cell>
              <table:table-cell office:value-type="float" office:value="3.715984">
                <text:p>3.71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29376">
                <text:p>4.029376</text:p>
              </table:table-cell>
              <table:table-cell office:value-type="float" office:value="3.870692">
                <text:p>3.870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3305">
                <text:p>3.23305</text:p>
              </table:table-cell>
              <table:table-cell office:value-type="float" office:value="3.448481">
                <text:p>3.448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94109">
                <text:p>3.294109</text:p>
              </table:table-cell>
              <table:table-cell office:value-type="float" office:value="3.941487">
                <text:p>3.941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15166">
                <text:p>4.215166</text:p>
              </table:table-cell>
              <table:table-cell office:value-type="float" office:value="3.333596">
                <text:p>3.333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63351">
                <text:p>4.063351</text:p>
              </table:table-cell>
              <table:table-cell office:value-type="float" office:value="3.973989">
                <text:p>3.973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90183">
                <text:p>4.090183</text:p>
              </table:table-cell>
              <table:table-cell office:value-type="float" office:value="3.27758">
                <text:p>3.27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77845">
                <text:p>3.177845</text:p>
              </table:table-cell>
              <table:table-cell office:value-type="float" office:value="3.541869">
                <text:p>3.541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35106">
                <text:p>4.035106</text:p>
              </table:table-cell>
              <table:table-cell office:value-type="float" office:value="3.970396">
                <text:p>3.97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53909">
                <text:p>3.253909</text:p>
              </table:table-cell>
              <table:table-cell office:value-type="float" office:value="3.132375">
                <text:p>3.132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53925">
                <text:p>4.053925</text:p>
              </table:table-cell>
              <table:table-cell office:value-type="float" office:value="3.570929">
                <text:p>3.570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77792">
                <text:p>4.077792</text:p>
              </table:table-cell>
              <table:table-cell office:value-type="float" office:value="3.507898">
                <text:p>3.507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65731">
                <text:p>4.065731</text:p>
              </table:table-cell>
              <table:table-cell office:value-type="float" office:value="3.679272">
                <text:p>3.6792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92941">
                <text:p>4.092941</text:p>
              </table:table-cell>
              <table:table-cell office:value-type="float" office:value="3.546367">
                <text:p>3.546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33944">
                <text:p>3.933944</text:p>
              </table:table-cell>
              <table:table-cell office:value-type="float" office:value="3.557232">
                <text:p>3.557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6271">
                <text:p>4.096271</text:p>
              </table:table-cell>
              <table:table-cell office:value-type="float" office:value="3.625633">
                <text:p>3.625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235">
                <text:p>4.01235</text:p>
              </table:table-cell>
              <table:table-cell office:value-type="float" office:value="3.93892">
                <text:p>3.93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1936">
                <text:p>4.051936</text:p>
              </table:table-cell>
              <table:table-cell office:value-type="float" office:value="3.246566">
                <text:p>3.2465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85506">
                <text:p>4.085506</text:p>
              </table:table-cell>
              <table:table-cell office:value-type="float" office:value="3.711539">
                <text:p>3.711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74282">
                <text:p>3.274282</text:p>
              </table:table-cell>
              <table:table-cell office:value-type="float" office:value="3.337139">
                <text:p>3.337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34574">
                <text:p>4.034574</text:p>
              </table:table-cell>
              <table:table-cell office:value-type="float" office:value="3.729792">
                <text:p>3.729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7981">
                <text:p>4.07981</text:p>
              </table:table-cell>
              <table:table-cell office:value-type="float" office:value="3.421372">
                <text:p>3.421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93482">
                <text:p>4.093482</text:p>
              </table:table-cell>
              <table:table-cell office:value-type="float" office:value="3.629877">
                <text:p>3.629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56814">
                <text:p>4.156814</text:p>
              </table:table-cell>
              <table:table-cell office:value-type="float" office:value="3.585849">
                <text:p>3.5858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60979">
                <text:p>4.160979</text:p>
              </table:table-cell>
              <table:table-cell office:value-type="float" office:value="3.595674">
                <text:p>3.595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65861">
                <text:p>4.165861</text:p>
              </table:table-cell>
              <table:table-cell office:value-type="float" office:value="3.925786">
                <text:p>3.925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66934">
                <text:p>4.166934</text:p>
              </table:table-cell>
              <table:table-cell office:value-type="float" office:value="3.204254">
                <text:p>3.204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39796">
                <text:p>3.939796</text:p>
              </table:table-cell>
              <table:table-cell office:value-type="float" office:value="3.489191">
                <text:p>3.489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3465">
                <text:p>3.173465</text:p>
              </table:table-cell>
              <table:table-cell office:value-type="float" office:value="3.668547">
                <text:p>3.6685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98255">
                <text:p>4.098255</text:p>
              </table:table-cell>
              <table:table-cell office:value-type="float" office:value="3.969912">
                <text:p>3.969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140825">
                <text:p>4.140825</text:p>
              </table:table-cell>
              <table:table-cell office:value-type="float" office:value="3.139061">
                <text:p>3.139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90903">
                <text:p>4.090903</text:p>
              </table:table-cell>
              <table:table-cell office:value-type="float" office:value="3.866306">
                <text:p>3.866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23587">
                <text:p>4.123587</text:p>
              </table:table-cell>
              <table:table-cell office:value-type="float" office:value="3.354486">
                <text:p>3.354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77734">
                <text:p>4.077734</text:p>
              </table:table-cell>
              <table:table-cell office:value-type="float" office:value="3.682051">
                <text:p>3.682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